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83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0.3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2.03mm"/>
    </style:style>
    <style:style style:name="co6" style:family="table-column">
      <style:table-column-properties fo:break-before="auto" style:column-width="14.64mm"/>
    </style:style>
    <style:style style:name="co7" style:family="table-column">
      <style:table-column-properties fo:break-before="auto" style:column-width="13.18mm"/>
    </style:style>
    <style:style style:name="co8" style:family="table-column">
      <style:table-column-properties fo:break-before="auto" style:column-width="11.78mm"/>
    </style:style>
    <style:style style:name="co9" style:family="table-column">
      <style:table-column-properties fo:break-before="auto" style:column-width="4.8mm"/>
    </style:style>
    <style:style style:name="co10" style:family="table-column">
      <style:table-column-properties fo:break-before="auto" style:column-width="6.74mm"/>
    </style:style>
    <style:style style:name="co11" style:family="table-column">
      <style:table-column-properties fo:break-before="auto" style:column-width="8.66mm"/>
    </style:style>
    <style:style style:name="co12" style:family="table-column">
      <style:table-column-properties fo:break-before="auto" style:column-width="10.6mm"/>
    </style:style>
    <style:style style:name="co13" style:family="table-column">
      <style:table-column-properties fo:break-before="auto" style:column-width="12.52mm"/>
    </style:style>
    <style:style style:name="co14" style:family="table-column">
      <style:table-column-properties fo:break-before="auto" style:column-width="14.45mm"/>
    </style:style>
    <style:style style:name="co15" style:family="table-column">
      <style:table-column-properties fo:break-before="auto" style:column-width="19.88mm"/>
    </style:style>
    <style:style style:name="co16" style:family="table-column">
      <style:table-column-properties fo:break-before="auto" style:column-width="20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2"/>
    <style:style style:name="ce9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moothPower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style-name="ce4" office:value-type="string" calcext:value-type="string">
            <text:p>Step:</text:p>
          </table:table-cell>
          <table:table-cell table:number-columns-repeated="4"/>
          <table:table-cell table:style-name="ce6" office:value-type="string" calcext:value-type="string">
            <text:p>Step</text:p>
          </table:table-cell>
          <table:table-cell table:style-name="ce6" office:value-type="string" calcext:value-type="string">
            <text:p>Ligh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{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formula="of:=&quot;0b&quot;&amp;DEC2BIN(BITRSHIFT([.H2];8);8)&amp;DEC2BIN(BITAND([.H2];255);8)" office:value-type="string" office:string-value="0b0000000000000000" calcext:value-type="string">
            <text:p>0b0000000000000000</text:p>
          </table:table-cell>
          <table:table-cell table:formula="of:=&quot;0x&quot;&amp;DEC2HEX([.H2];4)" office:value-type="string" office:string-value="0x0000" calcext:value-type="string">
            <text:p>0x0000</text:p>
          </table:table-cell>
          <table:table-cell table:formula="of:=[.K1]&amp;[.J2]&amp;&quot;, &quot;" office:value-type="string" office:string-value="{0x0000, " calcext:value-type="string">
            <text:p>{0x0000,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H1]+2^[.G3]" office:value-type="float" office:value="8" calcext:value-type="float">
            <text:p>8</text:p>
          </table:table-cell>
          <table:table-cell table:formula="of:=&quot;0b&quot;&amp;DEC2BIN(BITRSHIFT([.H3];8);8)&amp;DEC2BIN(BITAND([.H3];255);8)" office:value-type="string" office:string-value="0b0000000000001000" calcext:value-type="string">
            <text:p>0b0000000000001000</text:p>
          </table:table-cell>
          <table:table-cell table:formula="of:=&quot;0x&quot;&amp;DEC2HEX([.H3];4)" office:value-type="string" office:string-value="0x0008" calcext:value-type="string">
            <text:p>0x0008</text:p>
          </table:table-cell>
          <table:table-cell table:formula="of:=[.K2]&amp;[.J3]&amp;&quot;, &quot;" office:value-type="string" office:string-value="{0x0000, 0x0008, " calcext:value-type="string">
            <text:p>{0x0000, 0x0008,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H3]+2^[.G4]" office:value-type="float" office:value="520" calcext:value-type="float">
            <text:p>520</text:p>
          </table:table-cell>
          <table:table-cell table:formula="of:=&quot;0b&quot;&amp;DEC2BIN(BITRSHIFT([.H4];8);8)&amp;DEC2BIN(BITAND([.H4];255);8)" office:value-type="string" office:string-value="0b0000001000001000" calcext:value-type="string">
            <text:p>0b0000001000001000</text:p>
          </table:table-cell>
          <table:table-cell table:formula="of:=&quot;0x&quot;&amp;DEC2HEX([.H4];4)" office:value-type="string" office:string-value="0x0208" calcext:value-type="string">
            <text:p>0x0208</text:p>
          </table:table-cell>
          <table:table-cell table:formula="of:=[.K3]&amp;[.J4]&amp;&quot;, &quot;" office:value-type="string" office:string-value="{0x0000, 0x0008, 0x0208, " calcext:value-type="string">
            <text:p>{0x0000, 0x0008, 0x0208,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4]+2^[.G5]" office:value-type="float" office:value="522" calcext:value-type="float">
            <text:p>522</text:p>
          </table:table-cell>
          <table:table-cell table:formula="of:=&quot;0b&quot;&amp;DEC2BIN(BITRSHIFT([.H5];8);8)&amp;DEC2BIN(BITAND([.H5];255);8)" office:value-type="string" office:string-value="0b0000001000001010" calcext:value-type="string">
            <text:p>0b0000001000001010</text:p>
          </table:table-cell>
          <table:table-cell table:formula="of:=&quot;0x&quot;&amp;DEC2HEX([.H5];4)" office:value-type="string" office:string-value="0x020A" calcext:value-type="string">
            <text:p>0x020A</text:p>
          </table:table-cell>
          <table:table-cell table:formula="of:=[.K4]&amp;[.J5]&amp;&quot;, &quot;" office:value-type="string" office:string-value="{0x0000, 0x0008, 0x0208, 0x020A, " calcext:value-type="string">
            <text:p>{0x0000, 0x0008, 0x0208, 0x020A, 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H5]+2^[.G6]" office:value-type="float" office:value="2570" calcext:value-type="float">
            <text:p>2570</text:p>
          </table:table-cell>
          <table:table-cell table:formula="of:=&quot;0b&quot;&amp;DEC2BIN(BITRSHIFT([.H6];8);8)&amp;DEC2BIN(BITAND([.H6];255);8)" office:value-type="string" office:string-value="0b0000101000001010" calcext:value-type="string">
            <text:p>0b0000101000001010</text:p>
          </table:table-cell>
          <table:table-cell table:formula="of:=&quot;0x&quot;&amp;DEC2HEX([.H6];4)" office:value-type="string" office:string-value="0x0A0A" calcext:value-type="string">
            <text:p>0x0A0A</text:p>
          </table:table-cell>
          <table:table-cell table:formula="of:=[.K5]&amp;[.J6]&amp;&quot;, &quot;" office:value-type="string" office:string-value="{0x0000, 0x0008, 0x0208, 0x020A, 0x0A0A, " calcext:value-type="string">
            <text:p>{0x0000, 0x0008, 0x0208, 0x020A, 0x0A0A, </text:p>
          </table:table-cell>
        </table:table-row>
        <table:table-row table:style-name="ro1">
          <table:table-cell table:style-name="ce4" office:value-type="string" calcext:value-type="string">
            <text:p>Light: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H6]+2^[.G7]" office:value-type="float" office:value="10762" calcext:value-type="float">
            <text:p>10762</text:p>
          </table:table-cell>
          <table:table-cell table:formula="of:=&quot;0b&quot;&amp;DEC2BIN(BITRSHIFT([.H7];8);8)&amp;DEC2BIN(BITAND([.H7];255);8)" office:value-type="string" office:string-value="0b0010101000001010" calcext:value-type="string">
            <text:p>0b0010101000001010</text:p>
          </table:table-cell>
          <table:table-cell table:formula="of:=&quot;0x&quot;&amp;DEC2HEX([.H7];4)" office:value-type="string" office:string-value="0x2A0A" calcext:value-type="string">
            <text:p>0x2A0A</text:p>
          </table:table-cell>
          <table:table-cell table:formula="of:=[.K6]&amp;[.J7]&amp;&quot;, &quot;" office:value-type="string" office:string-value="{0x0000, 0x0008, 0x0208, 0x020A, 0x0A0A, 0x2A0A, " calcext:value-type="string">
            <text:p>{0x0000, 0x0008, 0x0208, 0x020A, 0x0A0A, 0x2A0A,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H7]+2^[.G8]" office:value-type="float" office:value="10890" calcext:value-type="float">
            <text:p>10890</text:p>
          </table:table-cell>
          <table:table-cell table:formula="of:=&quot;0b&quot;&amp;DEC2BIN(BITRSHIFT([.H8];8);8)&amp;DEC2BIN(BITAND([.H8];255);8)" office:value-type="string" office:string-value="0b0010101010001010" calcext:value-type="string">
            <text:p>0b0010101010001010</text:p>
          </table:table-cell>
          <table:table-cell table:formula="of:=&quot;0x&quot;&amp;DEC2HEX([.H8];4)" office:value-type="string" office:string-value="0x2A8A" calcext:value-type="string">
            <text:p>0x2A8A</text:p>
          </table:table-cell>
          <table:table-cell table:formula="of:=[.K7]&amp;[.J8]&amp;&quot;, &quot;" office:value-type="string" office:string-value="{0x0000, 0x0008, 0x0208, 0x020A, 0x0A0A, 0x2A0A, 0x2A8A, " calcext:value-type="string">
            <text:p>{0x0000, 0x0008, 0x0208, 0x020A, 0x0A0A, 0x2A0A, 0x2A8A,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H8]+2^[.G9]" office:value-type="float" office:value="10922" calcext:value-type="float">
            <text:p>10922</text:p>
          </table:table-cell>
          <table:table-cell table:formula="of:=&quot;0b&quot;&amp;DEC2BIN(BITRSHIFT([.H9];8);8)&amp;DEC2BIN(BITAND([.H9];255);8)" office:value-type="string" office:string-value="0b0010101010101010" calcext:value-type="string">
            <text:p>0b0010101010101010</text:p>
          </table:table-cell>
          <table:table-cell table:formula="of:=&quot;0x&quot;&amp;DEC2HEX([.H9];4)" office:value-type="string" office:string-value="0x2AAA" calcext:value-type="string">
            <text:p>0x2AAA</text:p>
          </table:table-cell>
          <table:table-cell table:formula="of:=[.K8]&amp;[.J9]&amp;&quot;, &quot;" office:value-type="string" office:string-value="{0x0000, 0x0008, 0x0208, 0x020A, 0x0A0A, 0x2A0A, 0x2A8A, 0x2AAA, " calcext:value-type="string">
            <text:p>{0x0000, 0x0008, 0x0208, 0x020A, 0x0A0A, 0x2A0A, 0x2A8A, 0x2AAA,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H9]+2^[.G10]" office:value-type="float" office:value="43690" calcext:value-type="float">
            <text:p>43690</text:p>
          </table:table-cell>
          <table:table-cell table:formula="of:=&quot;0b&quot;&amp;DEC2BIN(BITRSHIFT([.H10];8);8)&amp;DEC2BIN(BITAND([.H10];255);8)" office:value-type="string" office:string-value="0b1010101010101010" calcext:value-type="string">
            <text:p>0b1010101010101010</text:p>
          </table:table-cell>
          <table:table-cell table:formula="of:=&quot;0x&quot;&amp;DEC2HEX([.H10];4)" office:value-type="string" office:string-value="0xAAAA" calcext:value-type="string">
            <text:p>0xAAAA</text:p>
          </table:table-cell>
          <table:table-cell table:formula="of:=[.K9]&amp;[.J10]&amp;&quot;, &quot;" office:value-type="string" office:string-value="{0x0000, 0x0008, 0x0208, 0x020A, 0x0A0A, 0x2A0A, 0x2A8A, 0x2AAA, 0xAAAA, " calcext:value-type="string">
            <text:p>{0x0000, 0x0008, 0x0208, 0x020A, 0x0A0A, 0x2A0A, 0x2A8A, 0x2AAA, 0xAAAA,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H10]+2^[.G11]" office:value-type="float" office:value="43706" calcext:value-type="float">
            <text:p>43706</text:p>
          </table:table-cell>
          <table:table-cell table:formula="of:=&quot;0b&quot;&amp;DEC2BIN(BITRSHIFT([.H11];8);8)&amp;DEC2BIN(BITAND([.H11];255);8)" office:value-type="string" office:string-value="0b1010101010111010" calcext:value-type="string">
            <text:p>0b1010101010111010</text:p>
          </table:table-cell>
          <table:table-cell table:formula="of:=&quot;0x&quot;&amp;DEC2HEX([.H11];4)" office:value-type="string" office:string-value="0xAABA" calcext:value-type="string">
            <text:p>0xAABA</text:p>
          </table:table-cell>
          <table:table-cell table:formula="of:=[.K10]&amp;[.J11]&amp;&quot;, &quot;" office:value-type="string" office:string-value="{0x0000, 0x0008, 0x0208, 0x020A, 0x0A0A, 0x2A0A, 0x2A8A, 0x2AAA, 0xAAAA, 0xAABA, " calcext:value-type="string">
            <text:p>{0x0000, 0x0008, 0x0208, 0x020A, 0x0A0A, 0x2A0A, 0x2A8A, 0x2AAA, 0xAAAA, 0xAABA, 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H11]+2^[.G12]" office:value-type="float" office:value="43962" calcext:value-type="float">
            <text:p>43962</text:p>
          </table:table-cell>
          <table:table-cell table:formula="of:=&quot;0b&quot;&amp;DEC2BIN(BITRSHIFT([.H12];8);8)&amp;DEC2BIN(BITAND([.H12];255);8)" office:value-type="string" office:string-value="0b1010101110111010" calcext:value-type="string">
            <text:p>0b1010101110111010</text:p>
          </table:table-cell>
          <table:table-cell table:formula="of:=&quot;0x&quot;&amp;DEC2HEX([.H12];4)" office:value-type="string" office:string-value="0xABBA" calcext:value-type="string">
            <text:p>0xABBA</text:p>
          </table:table-cell>
          <table:table-cell table:formula="of:=[.K11]&amp;[.J12]&amp;&quot;, &quot;" office:value-type="string" office:string-value="{0x0000, 0x0008, 0x0208, 0x020A, 0x0A0A, 0x2A0A, 0x2A8A, 0x2AAA, 0xAAAA, 0xAABA, 0xABBA, " calcext:value-type="string">
            <text:p>{0x0000, 0x0008, 0x0208, 0x020A, 0x0A0A, 0x2A0A, 0x2A8A, 0x2AAA, 0xAAAA, 0xAABA, 0xABBA, 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H12]+2^[.G13]" office:value-type="float" office:value="43966" calcext:value-type="float">
            <text:p>43966</text:p>
          </table:table-cell>
          <table:table-cell table:formula="of:=&quot;0b&quot;&amp;DEC2BIN(BITRSHIFT([.H13];8);8)&amp;DEC2BIN(BITAND([.H13];255);8)" office:value-type="string" office:string-value="0b1010101110111110" calcext:value-type="string">
            <text:p>0b1010101110111110</text:p>
          </table:table-cell>
          <table:table-cell table:formula="of:=&quot;0x&quot;&amp;DEC2HEX([.H13];4)" office:value-type="string" office:string-value="0xABBE" calcext:value-type="string">
            <text:p>0xABBE</text:p>
          </table:table-cell>
          <table:table-cell table:formula="of:=[.K12]&amp;[.J13]&amp;&quot;, &quot;" office:value-type="string" office:string-value="{0x0000, 0x0008, 0x0208, 0x020A, 0x0A0A, 0x2A0A, 0x2A8A, 0x2AAA, 0xAAAA, 0xAABA, 0xABBA, 0xABBE, " calcext:value-type="string">
            <text:p>{0x0000, 0x0008, 0x0208, 0x020A, 0x0A0A, 0x2A0A, 0x2A8A, 0x2AAA, 0xAAAA, 0xAABA, 0xABBA, 0xABBE, 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H13]+2^[.G14]" office:value-type="float" office:value="60350" calcext:value-type="float">
            <text:p>60350</text:p>
          </table:table-cell>
          <table:table-cell table:formula="of:=&quot;0b&quot;&amp;DEC2BIN(BITRSHIFT([.H14];8);8)&amp;DEC2BIN(BITAND([.H14];255);8)" office:value-type="string" office:string-value="0b1110101110111110" calcext:value-type="string">
            <text:p>0b1110101110111110</text:p>
          </table:table-cell>
          <table:table-cell table:formula="of:=&quot;0x&quot;&amp;DEC2HEX([.H14];4)" office:value-type="string" office:string-value="0xEBBE" calcext:value-type="string">
            <text:p>0xEBBE</text:p>
          </table:table-cell>
          <table:table-cell table:formula="of:=[.K13]&amp;[.J14]&amp;&quot;, &quot;" office:value-type="string" office:string-value="{0x0000, 0x0008, 0x0208, 0x020A, 0x0A0A, 0x2A0A, 0x2A8A, 0x2AAA, 0xAAAA, 0xAABA, 0xABBA, 0xABBE, 0xEBBE, " calcext:value-type="string">
            <text:p>{0x0000, 0x0008, 0x0208, 0x020A, 0x0A0A, 0x2A0A, 0x2A8A, 0x2AAA, 0xAAAA, 0xAABA, 0xABBA, 0xABBE, 0xEBBE, 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H14]+2^[.G15]" office:value-type="float" office:value="60351" calcext:value-type="float">
            <text:p>60351</text:p>
          </table:table-cell>
          <table:table-cell table:formula="of:=&quot;0b&quot;&amp;DEC2BIN(BITRSHIFT([.H15];8);8)&amp;DEC2BIN(BITAND([.H15];255);8)" office:value-type="string" office:string-value="0b1110101110111111" calcext:value-type="string">
            <text:p>0b1110101110111111</text:p>
          </table:table-cell>
          <table:table-cell table:formula="of:=&quot;0x&quot;&amp;DEC2HEX([.H15];4)" office:value-type="string" office:string-value="0xEBBF" calcext:value-type="string">
            <text:p>0xEBBF</text:p>
          </table:table-cell>
          <table:table-cell table:formula="of:=[.K14]&amp;[.J15]&amp;&quot;, &quot;" office:value-type="string" office:string-value="{0x0000, 0x0008, 0x0208, 0x020A, 0x0A0A, 0x2A0A, 0x2A8A, 0x2AAA, 0xAAAA, 0xAABA, 0xABBA, 0xABBE, 0xEBBE, 0xEBBF, " calcext:value-type="string">
            <text:p>{0x0000, 0x0008, 0x0208, 0x020A, 0x0A0A, 0x2A0A, 0x2A8A, 0x2AAA, 0xAAAA, 0xAABA, 0xABBA, 0xABBE, 0xEBBE, 0xEBBF, 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H15]+2^[.G16]" office:value-type="float" office:value="64447" calcext:value-type="float">
            <text:p>64447</text:p>
          </table:table-cell>
          <table:table-cell table:formula="of:=&quot;0b&quot;&amp;DEC2BIN(BITRSHIFT([.H16];8);8)&amp;DEC2BIN(BITAND([.H16];255);8)" office:value-type="string" office:string-value="0b1111101110111111" calcext:value-type="string">
            <text:p>0b1111101110111111</text:p>
          </table:table-cell>
          <table:table-cell table:formula="of:=&quot;0x&quot;&amp;DEC2HEX([.H16];4)" office:value-type="string" office:string-value="0xFBBF" calcext:value-type="string">
            <text:p>0xFBBF</text:p>
          </table:table-cell>
          <table:table-cell table:formula="of:=[.K15]&amp;[.J16]&amp;&quot;, &quot;" office:value-type="string" office:string-value="{0x0000, 0x0008, 0x0208, 0x020A, 0x0A0A, 0x2A0A, 0x2A8A, 0x2AAA, 0xAAAA, 0xAABA, 0xABBA, 0xABBE, 0xEBBE, 0xEBBF, 0xFBBF, " calcext:value-type="string">
            <text:p>{0x0000, 0x0008, 0x0208, 0x020A, 0x0A0A, 0x2A0A, 0x2A8A, 0x2AAA, 0xAAAA, 0xAABA, 0xABBA, 0xABBE, 0xEBBE, 0xEBBF, 0xFBBF, 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H16]+2^[.G17]" office:value-type="float" office:value="64511" calcext:value-type="float">
            <text:p>64511</text:p>
          </table:table-cell>
          <table:table-cell table:formula="of:=&quot;0b&quot;&amp;DEC2BIN(BITRSHIFT([.H17];8);8)&amp;DEC2BIN(BITAND([.H17];255);8)" office:value-type="string" office:string-value="0b1111101111111111" calcext:value-type="string">
            <text:p>0b1111101111111111</text:p>
          </table:table-cell>
          <table:table-cell table:formula="of:=&quot;0x&quot;&amp;DEC2HEX([.H17];4)" office:value-type="string" office:string-value="0xFBFF" calcext:value-type="string">
            <text:p>0xFBFF</text:p>
          </table:table-cell>
          <table:table-cell table:formula="of:=[.K16]&amp;[.J17]&amp;&quot;, &quot;" office:value-type="string" office:string-value="{0x0000, 0x0008, 0x0208, 0x020A, 0x0A0A, 0x2A0A, 0x2A8A, 0x2AAA, 0xAAAA, 0xAABA, 0xABBA, 0xABBE, 0xEBBE, 0xEBBF, 0xFBBF, 0xFBFF, " calcext:value-type="string">
            <text:p>{0x0000, 0x0008, 0x0208, 0x020A, 0x0A0A, 0x2A0A, 0x2A8A, 0x2AAA, 0xAAAA, 0xAABA, 0xABBA, 0xABBE, 0xEBBE, 0xEBBF, 0xFBBF, 0xFBFF, </text:p>
          </table:table-cell>
        </table:table-row>
        <table:table-row table:style-name="ro1">
          <table:table-cell table:style-name="Default" table:number-columns-repeated="4"/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H17]+2^[.G18]" office:value-type="float" office:value="65535" calcext:value-type="float">
            <text:p>65535</text:p>
          </table:table-cell>
          <table:table-cell table:formula="of:=&quot;0b&quot;&amp;DEC2BIN(BITRSHIFT([.H18];8);8)&amp;DEC2BIN(BITAND([.H18];255);8)" office:value-type="string" office:string-value="0b1111111111111111" calcext:value-type="string">
            <text:p>0b1111111111111111</text:p>
          </table:table-cell>
          <table:table-cell table:formula="of:=&quot;0x&quot;&amp;DEC2HEX([.H18];4)" office:value-type="string" office:string-value="0xFFFF" calcext:value-type="string">
            <text:p>0xFFFF</text:p>
          </table:table-cell>
          <table:table-cell table:formula="of:=[.K17]&amp;[.J18]&amp;&quot;, &quot;" office:value-type="string" office:string-value="{0x0000, 0x0008, 0x0208, 0x020A, 0x0A0A, 0x2A0A, 0x2A8A, 0x2AAA, 0xAAAA, 0xAABA, 0xABBA, 0xABBE, 0xEBBE, 0xEBBF, 0xFBBF, 0xFBFF, 0xFFFF, " calcext:value-type="string">
            <text:p>{0x0000, 0x0008, 0x0208, 0x020A, 0x0A0A, 0x2A0A, 0x2A8A, 0x2AAA, 0xAAAA, 0xAABA, 0xABBA, 0xABBE, 0xEBBE, 0xEBBF, 0xFBBF, 0xFBFF, 0xFFFF, </text:p>
          </table:table-cell>
        </table:table-row>
        <table:table-row table:style-name="ro1" table:number-rows-repeated="3">
          <table:table-cell table:style-name="Default" table:number-columns-repeated="4"/>
          <table:table-cell table:number-columns-repeated="7"/>
        </table:table-row>
        <table:table-row table:style-name="ro1" table:number-rows-repeated="104855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olors" table:style-name="ta1">
        <table:shapes>
          <draw:frame draw:z-index="0" draw:style-name="gr1" draw:text-style-name="P1" svg:width="159.99mm" svg:height="89.99mm" svg:x="251.3mm" svg:y="36.77mm">
            <draw:object draw:notify-on-update-of-ranges="Colors.B2:Colors.B5 Colors.C1:Colors.C1 Colors.C2:Colors.C5 Colors.B2:Colors.B5 Colors.D1:Colors.D1 Colors.D2:Colors.D5 Colors.B2:Colors.B5 Colors.E1:Colors.E1 Colors.E2:Colors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7" table:number-columns-repeated="4" table:default-cell-style-name="Default"/>
        <table:table-column table:style-name="co4" table:number-columns-repeated="1019" table:default-cell-style-name="Default"/>
        <table:table-row table:style-name="ro1"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/>
          <table:table-cell table:style-name="ce3" table:formula="of:=[.C2]/255" office:value-type="float" office:value="1" calcext:value-type="float">
            <text:p>1.000</text:p>
          </table:table-cell>
          <table:table-cell table:style-name="ce3" table:formula="of:=[.D2]/255" office:value-type="float" office:value="1" calcext:value-type="float">
            <text:p>1.000</text:p>
          </table:table-cell>
          <table:table-cell table:style-name="ce3" table:formula="of:=[.E2]/255" office:value-type="float" office:value="1" calcext:value-type="float">
            <text:p>1.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table:formula="of:=[.C3]/255" office:value-type="float" office:value="1" calcext:value-type="float">
            <text:p>1.000</text:p>
          </table:table-cell>
          <table:table-cell table:style-name="ce3" table:formula="of:=[.D3]/255" office:value-type="float" office:value="1" calcext:value-type="float">
            <text:p>1.000</text:p>
          </table:table-cell>
          <table:table-cell table:style-name="ce3" table:formula="of:=[.E3]/255" office:value-type="float" office:value="0.313725490196078" calcext:value-type="float">
            <text:p>0.3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table:formula="of:=[.C4]/255" office:value-type="float" office:value="1" calcext:value-type="float">
            <text:p>1.000</text:p>
          </table:table-cell>
          <table:table-cell table:style-name="ce3" table:formula="of:=[.D4]/255" office:value-type="float" office:value="0.627450980392157" calcext:value-type="float">
            <text:p>0.627</text:p>
          </table:table-cell>
          <table:table-cell table:style-name="ce3" table:formula="of:=[.E4]/255" office:value-type="float" office:value="0.313725490196078" calcext:value-type="float">
            <text:p>0.3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60" calcext:value-type="float">
            <text:p>160</text:p>
          </table:table-cell>
          <table:table-cell/>
          <table:table-cell table:style-name="ce3" table:formula="of:=[.C5]/255" office:value-type="float" office:value="1" calcext:value-type="float">
            <text:p>1.000</text:p>
          </table:table-cell>
          <table:table-cell table:style-name="ce3" table:formula="of:=[.D5]/255" office:value-type="float" office:value="0.627450980392157" calcext:value-type="float">
            <text:p>0.627</text:p>
          </table:table-cell>
          <table:table-cell table:style-name="ce3" table:formula="of:=[.E5]/255" office:value-type="float" office:value="0.627450980392157" calcext:value-type="float">
            <text:p>0.627</text:p>
          </table:table-cell>
          <table:table-cell table:number-columns-repeated="1015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7"/>
          <table:table-cell table:formula="of:=20*16" office:value-type="float" office:value="320" calcext:value-type="float">
            <text:p>320</text:p>
          </table:table-cell>
          <table:table-cell table:number-columns-repeated="1016"/>
        </table:table-row>
      </table:table>
      <table:table table:name="Intensity" table:style-name="ta1">
        <table:shapes>
          <draw:frame draw:z-index="0" draw:style-name="gr1" draw:text-style-name="P1" svg:width="159.99mm" svg:height="89.99mm" svg:x="144mm" svg:y="4.07mm">
            <draw:object draw:notify-on-update-of-ranges="Intensity.A1:Intensity.A1 Intensity.A2:Intensity.A12 Intensity.B1:Intensity.B1 Intensity.B2:Intensity.B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51.88mm" svg:y="1113.87mm">
            <draw:object draw:notify-on-update-of-ranges="Intensity.D2:Intensity.D258 Intensity.E2:Intensity.E2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14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K$26]*EXP([.$K$25]*[.D2])" office:value-type="float" office:value="0.967784200824192" calcext:value-type="float">
            <text:p>0.967784200824192</text:p>
          </table:table-cell>
          <table:table-cell table:formula="of:=BITRSHIFT([.E2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K$26]*EXP([.$K$25]*[.D3])" office:value-type="float" office:value="1" calcext:value-type="float">
            <text:p>1</text:p>
          </table:table-cell>
          <table:table-cell table:formula="of:=BITRSHIFT([.E3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/>
          <table:table-cell table:formula="of:=[.D3]+1" office:value-type="float" office:value="2" calcext:value-type="float">
            <text:p>2</text:p>
          </table:table-cell>
          <table:table-cell table:formula="of:=[.$K$26]*EXP([.$K$25]*[.D4])" office:value-type="float" office:value="1.0332882053131" calcext:value-type="float">
            <text:p>1.0332882053131</text:p>
          </table:table-cell>
          <table:table-cell table:formula="of:=BITRSHIFT([.E4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table:formula="of:=[.D4]+1" office:value-type="float" office:value="3" calcext:value-type="float">
            <text:p>3</text:p>
          </table:table-cell>
          <table:table-cell table:formula="of:=[.$K$26]*EXP([.$K$25]*[.D5])" office:value-type="float" office:value="1.06768451523916" calcext:value-type="float">
            <text:p>1.06768451523916</text:p>
          </table:table-cell>
          <table:table-cell table:formula="of:=BITRSHIFT([.E5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table:formula="of:=[.D5]+1" office:value-type="float" office:value="4" calcext:value-type="float">
            <text:p>4</text:p>
          </table:table-cell>
          <table:table-cell table:formula="of:=[.$K$26]*EXP([.$K$25]*[.D6])" office:value-type="float" office:value="1.10322581659206" calcext:value-type="float">
            <text:p>1.10322581659206</text:p>
          </table:table-cell>
          <table:table-cell table:formula="of:=BITRSHIFT([.E6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/>
          <table:table-cell table:formula="of:=[.D6]+1" office:value-type="float" office:value="5" calcext:value-type="float">
            <text:p>5</text:p>
          </table:table-cell>
          <table:table-cell table:formula="of:=[.$K$26]*EXP([.$K$25]*[.D7])" office:value-type="float" office:value="1.13995022408149" calcext:value-type="float">
            <text:p>1.13995022408149</text:p>
          </table:table-cell>
          <table:table-cell table:formula="of:=BITRSHIFT([.E7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/>
          <table:table-cell table:formula="of:=[.D7]+1" office:value-type="float" office:value="6" calcext:value-type="float">
            <text:p>6</text:p>
          </table:table-cell>
          <table:table-cell table:formula="of:=[.$K$26]*EXP([.$K$25]*[.D8])" office:value-type="float" office:value="1.17789712118742" calcext:value-type="float">
            <text:p>1.17789712118742</text:p>
          </table:table-cell>
          <table:table-cell table:formula="of:=BITRSHIFT([.E8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8]+1" office:value-type="float" office:value="7" calcext:value-type="float">
            <text:p>7</text:p>
          </table:table-cell>
          <table:table-cell table:formula="of:=[.$K$26]*EXP([.$K$25]*[.D9])" office:value-type="float" office:value="1.21710720239522" calcext:value-type="float">
            <text:p>1.21710720239522</text:p>
          </table:table-cell>
          <table:table-cell table:formula="of:=BITRSHIFT([.E9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9]+1" office:value-type="float" office:value="8" calcext:value-type="float">
            <text:p>8</text:p>
          </table:table-cell>
          <table:table-cell table:formula="of:=[.$K$26]*EXP([.$K$25]*[.D10])" office:value-type="float" office:value="1.2576225168366" calcext:value-type="float">
            <text:p>1.2576225168366</text:p>
          </table:table-cell>
          <table:table-cell table:formula="of:=BITRSHIFT([.E10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D10]+1" office:value-type="float" office:value="9" calcext:value-type="float">
            <text:p>9</text:p>
          </table:table-cell>
          <table:table-cell table:formula="of:=[.$K$26]*EXP([.$K$25]*[.D11])" office:value-type="float" office:value="1.29948651338343" calcext:value-type="float">
            <text:p>1.29948651338343</text:p>
          </table:table-cell>
          <table:table-cell table:formula="of:=BITRSHIFT([.E11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D11]+1" office:value-type="float" office:value="10" calcext:value-type="float">
            <text:p>10</text:p>
          </table:table-cell>
          <table:table-cell table:formula="of:=[.$K$26]*EXP([.$K$25]*[.D12])" office:value-type="float" office:value="1.34274408724254" calcext:value-type="float">
            <text:p>1.34274408724254</text:p>
          </table:table-cell>
          <table:table-cell table:formula="of:=BITRSHIFT([.E12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2]+1" office:value-type="float" office:value="11" calcext:value-type="float">
            <text:p>11</text:p>
          </table:table-cell>
          <table:table-cell table:formula="of:=[.$K$26]*EXP([.$K$25]*[.D13])" office:value-type="float" office:value="1.38744162810161" calcext:value-type="float">
            <text:p>1.38744162810161</text:p>
          </table:table-cell>
          <table:table-cell table:formula="of:=BITRSHIFT([.E13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3]+1" office:value-type="float" office:value="12" calcext:value-type="float">
            <text:p>12</text:p>
          </table:table-cell>
          <table:table-cell table:formula="of:=[.$K$26]*EXP([.$K$25]*[.D14])" office:value-type="float" office:value="1.4336270698778" calcext:value-type="float">
            <text:p>1.4336270698778</text:p>
          </table:table-cell>
          <table:table-cell table:formula="of:=BITRSHIFT([.E14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4]+1" office:value-type="float" office:value="13" calcext:value-type="float">
            <text:p>13</text:p>
          </table:table-cell>
          <table:table-cell table:formula="of:=[.$K$26]*EXP([.$K$25]*[.D15])" office:value-type="float" office:value="1.48134994212231" calcext:value-type="float">
            <text:p>1.48134994212231</text:p>
          </table:table-cell>
          <table:table-cell table:formula="of:=BITRSHIFT([.E15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5]+1" office:value-type="float" office:value="14" calcext:value-type="float">
            <text:p>14</text:p>
          </table:table-cell>
          <table:table-cell table:formula="of:=[.$K$26]*EXP([.$K$25]*[.D16])" office:value-type="float" office:value="1.53066142313622" calcext:value-type="float">
            <text:p>1.53066142313622</text:p>
          </table:table-cell>
          <table:table-cell table:formula="of:=BITRSHIFT([.E16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6]+1" office:value-type="float" office:value="15" calcext:value-type="float">
            <text:p>15</text:p>
          </table:table-cell>
          <table:table-cell table:formula="of:=[.$K$26]*EXP([.$K$25]*[.D17])" office:value-type="float" office:value="1.58161439485442" calcext:value-type="float">
            <text:p>1.58161439485442</text:p>
          </table:table-cell>
          <table:table-cell table:formula="of:=BITRSHIFT([.E17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7]+1" office:value-type="float" office:value="16" calcext:value-type="float">
            <text:p>16</text:p>
          </table:table-cell>
          <table:table-cell table:formula="of:=[.$K$26]*EXP([.$K$25]*[.D18])" office:value-type="float" office:value="1.63426349955648" calcext:value-type="float">
            <text:p>1.63426349955648</text:p>
          </table:table-cell>
          <table:table-cell table:formula="of:=BITRSHIFT([.E18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8]+1" office:value-type="float" office:value="17" calcext:value-type="float">
            <text:p>17</text:p>
          </table:table-cell>
          <table:table-cell table:formula="of:=[.$K$26]*EXP([.$K$25]*[.D19])" office:value-type="float" office:value="1.68866519846542" calcext:value-type="float">
            <text:p>1.68866519846542</text:p>
          </table:table-cell>
          <table:table-cell table:formula="of:=BITRSHIFT([.E19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9]+1" office:value-type="float" office:value="18" calcext:value-type="float">
            <text:p>18</text:p>
          </table:table-cell>
          <table:table-cell table:formula="of:=[.$K$26]*EXP([.$K$25]*[.D20])" office:value-type="float" office:value="1.74487783229702" calcext:value-type="float">
            <text:p>1.74487783229702</text:p>
          </table:table-cell>
          <table:table-cell table:formula="of:=BITRSHIFT([.E20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0]+1" office:value-type="float" office:value="19" calcext:value-type="float">
            <text:p>19</text:p>
          </table:table-cell>
          <table:table-cell table:formula="of:=[.$K$26]*EXP([.$K$25]*[.D21])" office:value-type="float" office:value="1.80296168382479" calcext:value-type="float">
            <text:p>1.80296168382479</text:p>
          </table:table-cell>
          <table:table-cell table:formula="of:=BITRSHIFT([.E21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1]+1" office:value-type="float" office:value="20" calcext:value-type="float">
            <text:p>20</text:p>
          </table:table-cell>
          <table:table-cell table:formula="of:=[.$K$26]*EXP([.$K$25]*[.D22])" office:value-type="float" office:value="1.8629790425276" calcext:value-type="float">
            <text:p>1.8629790425276</text:p>
          </table:table-cell>
          <table:table-cell table:formula="of:=BITRSHIFT([.E22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2]+1" office:value-type="float" office:value="21" calcext:value-type="float">
            <text:p>21</text:p>
          </table:table-cell>
          <table:table-cell table:formula="of:=[.$K$26]*EXP([.$K$25]*[.D23])" office:value-type="float" office:value="1.92499427138926" calcext:value-type="float">
            <text:p>1.92499427138926</text:p>
          </table:table-cell>
          <table:table-cell table:formula="of:=BITRSHIFT([.E23];4)" office:value-type="float" office:value="0" calcext:value-type="float">
            <text:p>0</text:p>
          </table:table-cell>
          <table:table-cell/>
          <table:table-cell office:value-type="string" calcext:value-type="string">
            <text:p>a*exp(b*x)=y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3]+1" office:value-type="float" office:value="22" calcext:value-type="float">
            <text:p>22</text:p>
          </table:table-cell>
          <table:table-cell table:formula="of:=[.$K$26]*EXP([.$K$25]*[.D24])" office:value-type="float" office:value="1.9890738759218" calcext:value-type="float">
            <text:p>1.9890738759218</text:p>
          </table:table-cell>
          <table:table-cell table:formula="of:=BITRSHIFT([.E24];4)" office:value-type="float" office:value="0" calcext:value-type="float">
            <text:p>0</text:p>
          </table:table-cell>
          <table:table-cell/>
          <table:table-cell office:value-type="string" calcext:value-type="string">
            <text:p>a*exp(b*1)=1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4]+1" office:value-type="float" office:value="23" calcext:value-type="float">
            <text:p>23</text:p>
          </table:table-cell>
          <table:table-cell table:formula="of:=[.$K$26]*EXP([.$K$25]*[.D25])" office:value-type="float" office:value="2.05528657548641" calcext:value-type="float">
            <text:p>2.05528657548641</text:p>
          </table:table-cell>
          <table:table-cell table:formula="of:=BITRSHIFT([.E25];4)" office:value-type="float" office:value="0" calcext:value-type="float">
            <text:p>0</text:p>
          </table:table-cell>
          <table:table-cell/>
          <table:table-cell office:value-type="string" calcext:value-type="string">
            <text:p>a*exp(b*255)=16*256-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.0327461495916818" calcext:value-type="float">
            <text:p>0.032746149591682</text:p>
          </table:table-cell>
          <table:table-cell table:formula="of:=EXP(255*[.K25])" office:value-type="float" office:value="4231.31520075718" calcext:value-type="float">
            <text:p>4231.31520075718</text:p>
          </table:table-cell>
          <table:table-cell table:formula="of:=(16*256-1)*EXP([.K25])" office:value-type="float" office:value="4231.31520075713" calcext:value-type="float">
            <text:p>4231.31520075713</text:p>
          </table:table-cell>
          <table:table-cell table:formula="of:=[.M25]-[.L25]" office:value-type="float" office:value="-0.0000000000472937244921923" calcext:value-type="float">
            <text:p>-4.72937244921923E-11</text:p>
          </table:table-cell>
        </table:table-row>
        <table:table-row table:style-name="ro1">
          <table:table-cell table:number-columns-repeated="3"/>
          <table:table-cell table:formula="of:=[.D25]+1" office:value-type="float" office:value="24" calcext:value-type="float">
            <text:p>24</text:p>
          </table:table-cell>
          <table:table-cell table:formula="of:=[.$K$26]*EXP([.$K$25]*[.D26])" office:value-type="float" office:value="2.12370337698845" calcext:value-type="float">
            <text:p>2.12370337698845</text:p>
          </table:table-cell>
          <table:table-cell table:formula="of:=BITRSHIFT([.E26];4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formula="of:=1/EXP([.K25])" office:value-type="float" office:value="0.967784200824192" calcext:value-type="float">
            <text:p>0.96778420082419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6]+1" office:value-type="float" office:value="25" calcext:value-type="float">
            <text:p>25</text:p>
          </table:table-cell>
          <table:table-cell table:formula="of:=[.$K$26]*EXP([.$K$25]*[.D27])" office:value-type="float" office:value="2.19439765102576" calcext:value-type="float">
            <text:p>2.19439765102576</text:p>
          </table:table-cell>
          <table:table-cell table:formula="of:=BITRSHIFT([.E27];4)" office:value-type="float" office:value="0" calcext:value-type="float">
            <text:p>0</text:p>
          </table:table-cell>
          <table:table-cell/>
          <table:table-cell office:value-type="string" calcext:value-type="string">
            <text:p>a=1/exp(b)</text:p>
          </table:table-cell>
          <table:table-cell table:number-columns-repeated="2"/>
          <table:table-cell table:formula="of:=TEXT([.K26];&quot;0.0000000000&quot;)&amp;&quot;exp(&quot;&amp;TEXT([.K25];&quot;0.0000000&quot;)&amp;&quot;*intentity)&quot;" office:value-type="string" office:string-value="0.9677842008exp(0.0327461*intentity)" calcext:value-type="string">
            <text:p>0.9677842008exp(0.0327461*intentity)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[.D27]+1" office:value-type="float" office:value="26" calcext:value-type="float">
            <text:p>26</text:p>
          </table:table-cell>
          <table:table-cell table:formula="of:=[.$K$26]*EXP([.$K$25]*[.D28])" office:value-type="float" office:value="2.26744521057169" calcext:value-type="float">
            <text:p>2.26744521057169</text:p>
          </table:table-cell>
          <table:table-cell table:formula="of:=BITRSHIFT([.E28];4)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1/exp(b)</text:span>*exp(b*255)=16*256-1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28]+1" office:value-type="float" office:value="27" calcext:value-type="float">
            <text:p>27</text:p>
          </table:table-cell>
          <table:table-cell table:formula="of:=[.$K$26]*EXP([.$K$25]*[.D29])" office:value-type="float" office:value="2.3429243922774" calcext:value-type="float">
            <text:p>2.3429243922774</text:p>
          </table:table-cell>
          <table:table-cell table:formula="of:=BITRSHIFT([.E29];4)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">exp(b*255</text:span><text:span text:style-name="T3">)=(</text:span><text:span text:style-name="T4">16*256-1)*exp(b)</text:span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K$26]*EXP([.$K$25]*[.K29])" office:value-type="float" office:value="0.967784200824192" calcext:value-type="float">
            <text:p>0.96778420082419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9]+1" office:value-type="float" office:value="28" calcext:value-type="float">
            <text:p>28</text:p>
          </table:table-cell>
          <table:table-cell table:formula="of:=[.$K$26]*EXP([.$K$25]*[.D30])" office:value-type="float" office:value="2.42091614048059" calcext:value-type="float">
            <text:p>2.42091614048059</text:p>
          </table:table-cell>
          <table:table-cell table:formula="of:=BITRSHIFT([.E30];4)" office:value-type="float" office:value="0" calcext:value-type="float">
            <text:p>0</text:p>
          </table:table-cell>
          <table:table-cell/>
          <table:table-cell office:value-type="string" calcext:value-type="string">
            <text:p>ln(exp(b*255))=ln((16*256-1)*exp(b)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K$26]*EXP([.$K$25]*[.K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0]+1" office:value-type="float" office:value="29" calcext:value-type="float">
            <text:p>29</text:p>
          </table:table-cell>
          <table:table-cell table:formula="of:=[.$K$26]*EXP([.$K$25]*[.D31])" office:value-type="float" office:value="2.5015040940107" calcext:value-type="float">
            <text:p>2.5015040940107</text:p>
          </table:table-cell>
          <table:table-cell table:formula="of:=BITRSHIFT([.E31];4)" office:value-type="float" office:value="0" calcext:value-type="float">
            <text:p>0</text:p>
          </table:table-cell>
          <table:table-cell/>
          <table:table-cell office:value-type="string" calcext:value-type="string">
            <text:p>b*255=ln(16*256-1)+b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formula="of:=[.$K$26]*EXP([.$K$25]*[.K31])" office:value-type="float" office:value="4095.00000000005" calcext:value-type="float">
            <text:p>4095.0000000000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1]+1" office:value-type="float" office:value="30" calcext:value-type="float">
            <text:p>30</text:p>
          </table:table-cell>
          <table:table-cell table:formula="of:=[.$K$26]*EXP([.$K$25]*[.D32])" office:value-type="float" office:value="2.58477467588368" calcext:value-type="float">
            <text:p>2.58477467588368</text:p>
          </table:table-cell>
          <table:table-cell table:formula="of:=BITRSHIFT([.E32];4)" office:value-type="float" office:value="0" calcext:value-type="float">
            <text:p>0</text:p>
          </table:table-cell>
          <table:table-cell/>
          <table:table-cell office:value-type="string" calcext:value-type="string">
            <text:p>b*254=ln(16*256-1)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2]+1" office:value-type="float" office:value="31" calcext:value-type="float">
            <text:p>31</text:p>
          </table:table-cell>
          <table:table-cell table:formula="of:=[.$K$26]*EXP([.$K$25]*[.D33])" office:value-type="float" office:value="2.6708171859826" calcext:value-type="float">
            <text:p>2.6708171859826</text:p>
          </table:table-cell>
          <table:table-cell table:formula="of:=BITRSHIFT([.E33];4)" office:value-type="float" office:value="0" calcext:value-type="float">
            <text:p>0</text:p>
          </table:table-cell>
          <table:table-cell/>
          <table:table-cell office:value-type="string" calcext:value-type="string">
            <text:p>b=ln(15*256-1)/25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3]+1" office:value-type="float" office:value="32" calcext:value-type="float">
            <text:p>32</text:p>
          </table:table-cell>
          <table:table-cell table:formula="of:=[.$K$26]*EXP([.$K$25]*[.D34])" office:value-type="float" office:value="2.75972389682334" calcext:value-type="float">
            <text:p>2.75972389682334</text:p>
          </table:table-cell>
          <table:table-cell table:formula="of:=BITRSHIFT([.E34];4)" office:value-type="float" office:value="0" calcext:value-type="float">
            <text:p>0</text:p>
          </table:table-cell>
          <table:table-cell/>
          <table:table-cell office:value-type="string" calcext:value-type="string">
            <text:p>b=</text:p>
          </table:table-cell>
          <table:table-cell table:formula="of:=LN(16*256-1)/254" office:value-type="float" office:value="0.0327461495916818" calcext:value-type="float">
            <text:p>0.03274614959168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I$35]*EXP([.$I$34]*[.K34])" office:value-type="float" office:value="0.967784200824192" calcext:value-type="float">
            <text:p>0.96778420082419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4]+1" office:value-type="float" office:value="33" calcext:value-type="float">
            <text:p>33</text:p>
          </table:table-cell>
          <table:table-cell table:formula="of:=[.$K$26]*EXP([.$K$25]*[.D35])" office:value-type="float" office:value="2.85159015250825" calcext:value-type="float">
            <text:p>2.85159015250825</text:p>
          </table:table-cell>
          <table:table-cell table:formula="of:=BITRSHIFT([.E35];4)" office:value-type="float" office:value="0" calcext:value-type="float">
            <text:p>0</text:p>
          </table:table-cell>
          <table:table-cell/>
          <table:table-cell office:value-type="string" calcext:value-type="string">
            <text:p>a=</text:p>
          </table:table-cell>
          <table:table-cell table:formula="of:=1/EXP([.I34])" office:value-type="float" office:value="0.967784200824192" calcext:value-type="float">
            <text:p>0.96778420082419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I$35]*EXP([.$I$34]*[.K3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5]+1" office:value-type="float" office:value="34" calcext:value-type="float">
            <text:p>34</text:p>
          </table:table-cell>
          <table:table-cell table:formula="of:=[.$K$26]*EXP([.$K$25]*[.D36])" office:value-type="float" office:value="2.94651447097376" calcext:value-type="float">
            <text:p>2.94651447097376</text:p>
          </table:table-cell>
          <table:table-cell table:formula="of:=BITRSHIFT([.E36];4)" office:value-type="float" office:value="0" calcext:value-type="float">
            <text:p>0</text:p>
          </table:table-cell>
          <table:table-cell table:number-columns-repeated="4"/>
          <table:table-cell office:value-type="float" office:value="255" calcext:value-type="float">
            <text:p>255</text:p>
          </table:table-cell>
          <table:table-cell table:formula="of:=[.$I$35]*EXP([.$I$34]*[.K36])" office:value-type="float" office:value="4094.99999999999" calcext:value-type="float">
            <text:p>4094.999999999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6]+1" office:value-type="float" office:value="35" calcext:value-type="float">
            <text:p>35</text:p>
          </table:table-cell>
          <table:table-cell table:formula="of:=[.$K$26]*EXP([.$K$25]*[.D37])" office:value-type="float" office:value="3.04459864964154" calcext:value-type="float">
            <text:p>3.04459864964154</text:p>
          </table:table-cell>
          <table:table-cell table:formula="of:=BITRSHIFT([.E37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7]+1" office:value-type="float" office:value="36" calcext:value-type="float">
            <text:p>36</text:p>
          </table:table-cell>
          <table:table-cell table:formula="of:=[.$K$26]*EXP([.$K$25]*[.D38])" office:value-type="float" office:value="3.14594787458679" calcext:value-type="float">
            <text:p>3.14594787458679</text:p>
          </table:table-cell>
          <table:table-cell table:formula="of:=BITRSHIFT([.E38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8]+1" office:value-type="float" office:value="37" calcext:value-type="float">
            <text:p>37</text:p>
          </table:table-cell>
          <table:table-cell table:formula="of:=[.$K$26]*EXP([.$K$25]*[.D39])" office:value-type="float" office:value="3.25067083334034" calcext:value-type="float">
            <text:p>3.25067083334034</text:p>
          </table:table-cell>
          <table:table-cell table:formula="of:=BITRSHIFT([.E39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9]+1" office:value-type="float" office:value="38" calcext:value-type="float">
            <text:p>38</text:p>
          </table:table-cell>
          <table:table-cell table:formula="of:=[.$K$26]*EXP([.$K$25]*[.D40])" office:value-type="float" office:value="3.35887983144587" calcext:value-type="float">
            <text:p>3.35887983144587</text:p>
          </table:table-cell>
          <table:table-cell table:formula="of:=BITRSHIFT([.E40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40]+1" office:value-type="float" office:value="39" calcext:value-type="float">
            <text:p>39</text:p>
          </table:table-cell>
          <table:table-cell table:formula="of:=[.$K$26]*EXP([.$K$25]*[.D41])" office:value-type="float" office:value="3.47069091289706" calcext:value-type="float">
            <text:p>3.47069091289706</text:p>
          </table:table-cell>
          <table:table-cell table:formula="of:=BITRSHIFT([.E41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41]+1" office:value-type="float" office:value="40" calcext:value-type="float">
            <text:p>40</text:p>
          </table:table-cell>
          <table:table-cell table:formula="of:=[.$K$26]*EXP([.$K$25]*[.D42])" office:value-type="float" office:value="3.58622398458388" calcext:value-type="float">
            <text:p>3.58622398458388</text:p>
          </table:table-cell>
          <table:table-cell table:formula="of:=BITRSHIFT([.E42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42]+1" office:value-type="float" office:value="41" calcext:value-type="float">
            <text:p>41</text:p>
          </table:table-cell>
          <table:table-cell table:formula="of:=[.$K$26]*EXP([.$K$25]*[.D43])" office:value-type="float" office:value="3.70560294488147" calcext:value-type="float">
            <text:p>3.70560294488147</text:p>
          </table:table-cell>
          <table:table-cell table:formula="of:=BITRSHIFT([.E43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43]+1" office:value-type="float" office:value="42" calcext:value-type="float">
            <text:p>42</text:p>
          </table:table-cell>
          <table:table-cell table:formula="of:=[.$K$26]*EXP([.$K$25]*[.D44])" office:value-type="float" office:value="3.8289558165195" calcext:value-type="float">
            <text:p>3.8289558165195</text:p>
          </table:table-cell>
          <table:table-cell table:formula="of:=BITRSHIFT([.E44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44]+1" office:value-type="float" office:value="43" calcext:value-type="float">
            <text:p>43</text:p>
          </table:table-cell>
          <table:table-cell table:formula="of:=[.$K$26]*EXP([.$K$25]*[.D45])" office:value-type="float" office:value="3.95641488387458" calcext:value-type="float">
            <text:p>3.95641488387458</text:p>
          </table:table-cell>
          <table:table-cell table:formula="of:=BITRSHIFT([.E45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45]+1" office:value-type="float" office:value="44" calcext:value-type="float">
            <text:p>44</text:p>
          </table:table-cell>
          <table:table-cell table:formula="of:=[.$K$26]*EXP([.$K$25]*[.D46])" office:value-type="float" office:value="4.0881168348328" calcext:value-type="float">
            <text:p>4.0881168348328</text:p>
          </table:table-cell>
          <table:table-cell table:formula="of:=BITRSHIFT([.E46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46]+1" office:value-type="float" office:value="45" calcext:value-type="float">
            <text:p>45</text:p>
          </table:table-cell>
          <table:table-cell table:formula="of:=[.$K$26]*EXP([.$K$25]*[.D47])" office:value-type="float" office:value="4.22420290737464" calcext:value-type="float">
            <text:p>4.22420290737464</text:p>
          </table:table-cell>
          <table:table-cell table:formula="of:=BITRSHIFT([.E47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47]+1" office:value-type="float" office:value="46" calcext:value-type="float">
            <text:p>46</text:p>
          </table:table-cell>
          <table:table-cell table:formula="of:=[.$K$26]*EXP([.$K$25]*[.D48])" office:value-type="float" office:value="4.36481904103951" calcext:value-type="float">
            <text:p>4.36481904103951</text:p>
          </table:table-cell>
          <table:table-cell table:formula="of:=BITRSHIFT([.E48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48]+1" office:value-type="float" office:value="47" calcext:value-type="float">
            <text:p>47</text:p>
          </table:table-cell>
          <table:table-cell table:formula="of:=[.$K$26]*EXP([.$K$25]*[.D49])" office:value-type="float" office:value="4.51011603343215" calcext:value-type="float">
            <text:p>4.51011603343215</text:p>
          </table:table-cell>
          <table:table-cell table:formula="of:=BITRSHIFT([.E49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49]+1" office:value-type="float" office:value="48" calcext:value-type="float">
            <text:p>48</text:p>
          </table:table-cell>
          <table:table-cell table:formula="of:=[.$K$26]*EXP([.$K$25]*[.D50])" office:value-type="float" office:value="4.66024970193894" calcext:value-type="float">
            <text:p>4.66024970193894</text:p>
          </table:table-cell>
          <table:table-cell table:formula="of:=BITRSHIFT([.E50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50]+1" office:value-type="float" office:value="49" calcext:value-type="float">
            <text:p>49</text:p>
          </table:table-cell>
          <table:table-cell table:formula="of:=[.$K$26]*EXP([.$K$25]*[.D51])" office:value-type="float" office:value="4.81538105082738" calcext:value-type="float">
            <text:p>4.81538105082738</text:p>
          </table:table-cell>
          <table:table-cell table:formula="of:=BITRSHIFT([.E51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51]+1" office:value-type="float" office:value="50" calcext:value-type="float">
            <text:p>50</text:p>
          </table:table-cell>
          <table:table-cell table:formula="of:=[.$K$26]*EXP([.$K$25]*[.D52])" office:value-type="float" office:value="4.97567644390812" calcext:value-type="float">
            <text:p>4.97567644390812</text:p>
          </table:table-cell>
          <table:table-cell table:formula="of:=BITRSHIFT([.E52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52]+1" office:value-type="float" office:value="51" calcext:value-type="float">
            <text:p>51</text:p>
          </table:table-cell>
          <table:table-cell table:formula="of:=[.$K$26]*EXP([.$K$25]*[.D53])" office:value-type="float" office:value="5.14130778294448" calcext:value-type="float">
            <text:p>5.14130778294448</text:p>
          </table:table-cell>
          <table:table-cell table:formula="of:=BITRSHIFT([.E53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53]+1" office:value-type="float" office:value="52" calcext:value-type="float">
            <text:p>52</text:p>
          </table:table-cell>
          <table:table-cell table:formula="of:=[.$K$26]*EXP([.$K$25]*[.D54])" office:value-type="float" office:value="5.31245269200097" calcext:value-type="float">
            <text:p>5.31245269200097</text:p>
          </table:table-cell>
          <table:table-cell table:formula="of:=BITRSHIFT([.E54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54]+1" office:value-type="float" office:value="53" calcext:value-type="float">
            <text:p>53</text:p>
          </table:table-cell>
          <table:table-cell table:formula="of:=[.$K$26]*EXP([.$K$25]*[.D55])" office:value-type="float" office:value="5.48929470792841" calcext:value-type="float">
            <text:p>5.48929470792841</text:p>
          </table:table-cell>
          <table:table-cell table:formula="of:=BITRSHIFT([.E55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55]+1" office:value-type="float" office:value="54" calcext:value-type="float">
            <text:p>54</text:p>
          </table:table-cell>
          <table:table-cell table:formula="of:=[.$K$26]*EXP([.$K$25]*[.D56])" office:value-type="float" office:value="5.67202347719003" calcext:value-type="float">
            <text:p>5.67202347719003</text:p>
          </table:table-cell>
          <table:table-cell table:formula="of:=BITRSHIFT([.E56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56]+1" office:value-type="float" office:value="55" calcext:value-type="float">
            <text:p>55</text:p>
          </table:table-cell>
          <table:table-cell table:formula="of:=[.$K$26]*EXP([.$K$25]*[.D57])" office:value-type="float" office:value="5.86083495923945" calcext:value-type="float">
            <text:p>5.86083495923945</text:p>
          </table:table-cell>
          <table:table-cell table:formula="of:=BITRSHIFT([.E57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57]+1" office:value-type="float" office:value="56" calcext:value-type="float">
            <text:p>56</text:p>
          </table:table-cell>
          <table:table-cell table:formula="of:=[.$K$26]*EXP([.$K$25]*[.D58])" office:value-type="float" office:value="6.05593163666879" calcext:value-type="float">
            <text:p>6.05593163666879</text:p>
          </table:table-cell>
          <table:table-cell table:formula="of:=BITRSHIFT([.E58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58]+1" office:value-type="float" office:value="57" calcext:value-type="float">
            <text:p>57</text:p>
          </table:table-cell>
          <table:table-cell table:formula="of:=[.$K$26]*EXP([.$K$25]*[.D59])" office:value-type="float" office:value="6.2575227323523" calcext:value-type="float">
            <text:p>6.2575227323523</text:p>
          </table:table-cell>
          <table:table-cell table:formula="of:=BITRSHIFT([.E59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59]+1" office:value-type="float" office:value="58" calcext:value-type="float">
            <text:p>58</text:p>
          </table:table-cell>
          <table:table-cell table:formula="of:=[.$K$26]*EXP([.$K$25]*[.D60])" office:value-type="float" office:value="6.46582443381822" calcext:value-type="float">
            <text:p>6.46582443381822</text:p>
          </table:table-cell>
          <table:table-cell table:formula="of:=BITRSHIFT([.E60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60]+1" office:value-type="float" office:value="59" calcext:value-type="float">
            <text:p>59</text:p>
          </table:table-cell>
          <table:table-cell table:formula="of:=[.$K$26]*EXP([.$K$25]*[.D61])" office:value-type="float" office:value="6.68106012508961" calcext:value-type="float">
            <text:p>6.68106012508961</text:p>
          </table:table-cell>
          <table:table-cell table:formula="of:=BITRSHIFT([.E61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61]+1" office:value-type="float" office:value="60" calcext:value-type="float">
            <text:p>60</text:p>
          </table:table-cell>
          <table:table-cell table:formula="of:=[.$K$26]*EXP([.$K$25]*[.D62])" office:value-type="float" office:value="6.90346062624274" calcext:value-type="float">
            <text:p>6.90346062624274</text:p>
          </table:table-cell>
          <table:table-cell table:formula="of:=BITRSHIFT([.E62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62]+1" office:value-type="float" office:value="61" calcext:value-type="float">
            <text:p>61</text:p>
          </table:table-cell>
          <table:table-cell table:formula="of:=[.$K$26]*EXP([.$K$25]*[.D63])" office:value-type="float" office:value="7.13326444094" calcext:value-type="float">
            <text:p>7.13326444094</text:p>
          </table:table-cell>
          <table:table-cell table:formula="of:=BITRSHIFT([.E63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63]+1" office:value-type="float" office:value="62" calcext:value-type="float">
            <text:p>62</text:p>
          </table:table-cell>
          <table:table-cell table:formula="of:=[.$K$26]*EXP([.$K$25]*[.D64])" office:value-type="float" office:value="7.37071801220263" calcext:value-type="float">
            <text:p>7.37071801220263</text:p>
          </table:table-cell>
          <table:table-cell table:formula="of:=BITRSHIFT([.E64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64]+1" office:value-type="float" office:value="63" calcext:value-type="float">
            <text:p>63</text:p>
          </table:table-cell>
          <table:table-cell table:formula="of:=[.$K$26]*EXP([.$K$25]*[.D65])" office:value-type="float" office:value="7.61607598669778" calcext:value-type="float">
            <text:p>7.61607598669778</text:p>
          </table:table-cell>
          <table:table-cell table:formula="of:=BITRSHIFT([.E65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65]+1" office:value-type="float" office:value="64" calcext:value-type="float">
            <text:p>64</text:p>
          </table:table-cell>
          <table:table-cell table:formula="of:=[.$K$26]*EXP([.$K$25]*[.D66])" office:value-type="float" office:value="7.86960148782312" calcext:value-type="float">
            <text:p>7.86960148782312</text:p>
          </table:table-cell>
          <table:table-cell table:formula="of:=BITRSHIFT([.E66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66]+1" office:value-type="float" office:value="65" calcext:value-type="float">
            <text:p>65</text:p>
          </table:table-cell>
          <table:table-cell table:formula="of:=[.$K$26]*EXP([.$K$25]*[.D67])" office:value-type="float" office:value="8.13156639788204" calcext:value-type="float">
            <text:p>8.13156639788204</text:p>
          </table:table-cell>
          <table:table-cell table:formula="of:=BITRSHIFT([.E67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67]+1" office:value-type="float" office:value="66" calcext:value-type="float">
            <text:p>66</text:p>
          </table:table-cell>
          <table:table-cell table:formula="of:=[.$K$26]*EXP([.$K$25]*[.D68])" office:value-type="float" office:value="8.40225164965182" calcext:value-type="float">
            <text:p>8.40225164965182</text:p>
          </table:table-cell>
          <table:table-cell table:formula="of:=BITRSHIFT([.E68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68]+1" office:value-type="float" office:value="67" calcext:value-type="float">
            <text:p>67</text:p>
          </table:table-cell>
          <table:table-cell table:formula="of:=[.$K$26]*EXP([.$K$25]*[.D69])" office:value-type="float" office:value="8.68194752765775" calcext:value-type="float">
            <text:p>8.68194752765775</text:p>
          </table:table-cell>
          <table:table-cell table:formula="of:=BITRSHIFT([.E69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69]+1" office:value-type="float" office:value="68" calcext:value-type="float">
            <text:p>68</text:p>
          </table:table-cell>
          <table:table-cell table:formula="of:=[.$K$26]*EXP([.$K$25]*[.D70])" office:value-type="float" office:value="8.97095397947596" calcext:value-type="float">
            <text:p>8.97095397947596</text:p>
          </table:table-cell>
          <table:table-cell table:formula="of:=BITRSHIFT([.E70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70]+1" office:value-type="float" office:value="69" calcext:value-type="float">
            <text:p>69</text:p>
          </table:table-cell>
          <table:table-cell table:formula="of:=[.$K$26]*EXP([.$K$25]*[.D71])" office:value-type="float" office:value="9.26958093739911" calcext:value-type="float">
            <text:p>9.26958093739911</text:p>
          </table:table-cell>
          <table:table-cell table:formula="of:=BITRSHIFT([.E71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71]+1" office:value-type="float" office:value="70" calcext:value-type="float">
            <text:p>70</text:p>
          </table:table-cell>
          <table:table-cell table:formula="of:=[.$K$26]*EXP([.$K$25]*[.D72])" office:value-type="float" office:value="9.57814865080962" calcext:value-type="float">
            <text:p>9.57814865080962</text:p>
          </table:table-cell>
          <table:table-cell table:formula="of:=BITRSHIFT([.E72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72]+1" office:value-type="float" office:value="71" calcext:value-type="float">
            <text:p>71</text:p>
          </table:table-cell>
          <table:table-cell table:formula="of:=[.$K$26]*EXP([.$K$25]*[.D73])" office:value-type="float" office:value="9.89698802961714" calcext:value-type="float">
            <text:p>9.89698802961714</text:p>
          </table:table-cell>
          <table:table-cell table:formula="of:=BITRSHIFT([.E73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73]+1" office:value-type="float" office:value="72" calcext:value-type="float">
            <text:p>72</text:p>
          </table:table-cell>
          <table:table-cell table:formula="of:=[.$K$26]*EXP([.$K$25]*[.D74])" office:value-type="float" office:value="10.2264409991283" calcext:value-type="float">
            <text:p>10.2264409991283</text:p>
          </table:table-cell>
          <table:table-cell table:formula="of:=BITRSHIFT([.E74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74]+1" office:value-type="float" office:value="73" calcext:value-type="float">
            <text:p>73</text:p>
          </table:table-cell>
          <table:table-cell table:formula="of:=[.$K$26]*EXP([.$K$25]*[.D75])" office:value-type="float" office:value="10.5668608667296" calcext:value-type="float">
            <text:p>10.5668608667296</text:p>
          </table:table-cell>
          <table:table-cell table:formula="of:=BITRSHIFT([.E75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75]+1" office:value-type="float" office:value="74" calcext:value-type="float">
            <text:p>74</text:p>
          </table:table-cell>
          <table:table-cell table:formula="of:=[.$K$26]*EXP([.$K$25]*[.D76])" office:value-type="float" office:value="10.9186127007762" calcext:value-type="float">
            <text:p>10.9186127007762</text:p>
          </table:table-cell>
          <table:table-cell table:formula="of:=BITRSHIFT([.E76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76]+1" office:value-type="float" office:value="75" calcext:value-type="float">
            <text:p>75</text:p>
          </table:table-cell>
          <table:table-cell table:formula="of:=[.$K$26]*EXP([.$K$25]*[.D77])" office:value-type="float" office:value="11.2820737220938" calcext:value-type="float">
            <text:p>11.2820737220938</text:p>
          </table:table-cell>
          <table:table-cell table:formula="of:=BITRSHIFT([.E77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77]+1" office:value-type="float" office:value="76" calcext:value-type="float">
            <text:p>76</text:p>
          </table:table-cell>
          <table:table-cell table:formula="of:=[.$K$26]*EXP([.$K$25]*[.D78])" office:value-type="float" office:value="11.6576337085124" calcext:value-type="float">
            <text:p>11.6576337085124</text:p>
          </table:table-cell>
          <table:table-cell table:formula="of:=BITRSHIFT([.E78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78]+1" office:value-type="float" office:value="77" calcext:value-type="float">
            <text:p>77</text:p>
          </table:table-cell>
          <table:table-cell table:formula="of:=[.$K$26]*EXP([.$K$25]*[.D79])" office:value-type="float" office:value="12.0456954128663" calcext:value-type="float">
            <text:p>12.0456954128663</text:p>
          </table:table-cell>
          <table:table-cell table:formula="of:=BITRSHIFT([.E79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79]+1" office:value-type="float" office:value="78" calcext:value-type="float">
            <text:p>78</text:p>
          </table:table-cell>
          <table:table-cell table:formula="of:=[.$K$26]*EXP([.$K$25]*[.D80])" office:value-type="float" office:value="12.4466749949088" calcext:value-type="float">
            <text:p>12.4466749949088</text:p>
          </table:table-cell>
          <table:table-cell table:formula="of:=BITRSHIFT([.E80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80]+1" office:value-type="float" office:value="79" calcext:value-type="float">
            <text:p>79</text:p>
          </table:table-cell>
          <table:table-cell table:formula="of:=[.$K$26]*EXP([.$K$25]*[.D81])" office:value-type="float" office:value="12.8610024676047" calcext:value-type="float">
            <text:p>12.8610024676047</text:p>
          </table:table-cell>
          <table:table-cell table:formula="of:=BITRSHIFT([.E81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81]+1" office:value-type="float" office:value="80" calcext:value-type="float">
            <text:p>80</text:p>
          </table:table-cell>
          <table:table-cell table:formula="of:=[.$K$26]*EXP([.$K$25]*[.D82])" office:value-type="float" office:value="13.2891221582786" calcext:value-type="float">
            <text:p>13.2891221582786</text:p>
          </table:table-cell>
          <table:table-cell table:formula="of:=BITRSHIFT([.E82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82]+1" office:value-type="float" office:value="81" calcext:value-type="float">
            <text:p>81</text:p>
          </table:table-cell>
          <table:table-cell table:formula="of:=[.$K$26]*EXP([.$K$25]*[.D83])" office:value-type="float" office:value="13.7314931851142" calcext:value-type="float">
            <text:p>13.7314931851142</text:p>
          </table:table-cell>
          <table:table-cell table:formula="of:=BITRSHIFT([.E83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83]+1" office:value-type="float" office:value="82" calcext:value-type="float">
            <text:p>82</text:p>
          </table:table-cell>
          <table:table-cell table:formula="of:=[.$K$26]*EXP([.$K$25]*[.D84])" office:value-type="float" office:value="14.1885899495157" calcext:value-type="float">
            <text:p>14.1885899495157</text:p>
          </table:table-cell>
          <table:table-cell table:formula="of:=BITRSHIFT([.E84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84]+1" office:value-type="float" office:value="83" calcext:value-type="float">
            <text:p>83</text:p>
          </table:table-cell>
          <table:table-cell table:formula="of:=[.$K$26]*EXP([.$K$25]*[.D85])" office:value-type="float" office:value="14.6609026448585" calcext:value-type="float">
            <text:p>14.6609026448585</text:p>
          </table:table-cell>
          <table:table-cell table:formula="of:=BITRSHIFT([.E85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85]+1" office:value-type="float" office:value="84" calcext:value-type="float">
            <text:p>84</text:p>
          </table:table-cell>
          <table:table-cell table:formula="of:=[.$K$26]*EXP([.$K$25]*[.D86])" office:value-type="float" office:value="15.1489377821759" calcext:value-type="float">
            <text:p>15.1489377821759</text:p>
          </table:table-cell>
          <table:table-cell table:formula="of:=BITRSHIFT([.E86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86]+1" office:value-type="float" office:value="85" calcext:value-type="float">
            <text:p>85</text:p>
          </table:table-cell>
          <table:table-cell table:formula="of:=[.$K$26]*EXP([.$K$25]*[.D87])" office:value-type="float" office:value="15.6532187333443" calcext:value-type="float">
            <text:p>15.6532187333443</text:p>
          </table:table-cell>
          <table:table-cell table:formula="of:=BITRSHIFT([.E87];4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87]+1" office:value-type="float" office:value="86" calcext:value-type="float">
            <text:p>86</text:p>
          </table:table-cell>
          <table:table-cell table:formula="of:=[.$K$26]*EXP([.$K$25]*[.D88])" office:value-type="float" office:value="16.1742862923507" calcext:value-type="float">
            <text:p>16.1742862923507</text:p>
          </table:table-cell>
          <table:table-cell table:formula="of:=BITRSHIFT([.E88];4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88]+1" office:value-type="float" office:value="87" calcext:value-type="float">
            <text:p>87</text:p>
          </table:table-cell>
          <table:table-cell table:formula="of:=[.$K$26]*EXP([.$K$25]*[.D89])" office:value-type="float" office:value="16.7126992552433" calcext:value-type="float">
            <text:p>16.7126992552433</text:p>
          </table:table-cell>
          <table:table-cell table:formula="of:=BITRSHIFT([.E89];4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89]+1" office:value-type="float" office:value="88" calcext:value-type="float">
            <text:p>88</text:p>
          </table:table-cell>
          <table:table-cell table:formula="of:=[.$K$26]*EXP([.$K$25]*[.D90])" office:value-type="float" office:value="17.2690350193879" calcext:value-type="float">
            <text:p>17.2690350193879</text:p>
          </table:table-cell>
          <table:table-cell table:formula="of:=BITRSHIFT([.E90];4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90]+1" office:value-type="float" office:value="89" calcext:value-type="float">
            <text:p>89</text:p>
          </table:table-cell>
          <table:table-cell table:formula="of:=[.$K$26]*EXP([.$K$25]*[.D91])" office:value-type="float" office:value="17.8438902026724" calcext:value-type="float">
            <text:p>17.8438902026724</text:p>
          </table:table-cell>
          <table:table-cell table:formula="of:=BITRSHIFT([.E91];4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91]+1" office:value-type="float" office:value="90" calcext:value-type="float">
            <text:p>90</text:p>
          </table:table-cell>
          <table:table-cell table:formula="of:=[.$K$26]*EXP([.$K$25]*[.D92])" office:value-type="float" office:value="18.4378812833233" calcext:value-type="float">
            <text:p>18.4378812833233</text:p>
          </table:table-cell>
          <table:table-cell table:formula="of:=BITRSHIFT([.E92];4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92]+1" office:value-type="float" office:value="91" calcext:value-type="float">
            <text:p>91</text:p>
          </table:table-cell>
          <table:table-cell table:formula="of:=[.$K$26]*EXP([.$K$25]*[.D93])" office:value-type="float" office:value="19.0516452610211" calcext:value-type="float">
            <text:p>19.0516452610211</text:p>
          </table:table-cell>
          <table:table-cell table:formula="of:=BITRSHIFT([.E93];4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93]+1" office:value-type="float" office:value="92" calcext:value-type="float">
            <text:p>92</text:p>
          </table:table-cell>
          <table:table-cell table:formula="of:=[.$K$26]*EXP([.$K$25]*[.D94])" office:value-type="float" office:value="19.6858403400223" calcext:value-type="float">
            <text:p>19.6858403400223</text:p>
          </table:table-cell>
          <table:table-cell table:formula="of:=BITRSHIFT([.E94];4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94]+1" office:value-type="float" office:value="93" calcext:value-type="float">
            <text:p>93</text:p>
          </table:table-cell>
          <table:table-cell table:formula="of:=[.$K$26]*EXP([.$K$25]*[.D95])" office:value-type="float" office:value="20.3411466350218" calcext:value-type="float">
            <text:p>20.3411466350218</text:p>
          </table:table-cell>
          <table:table-cell table:formula="of:=BITRSHIFT([.E95];4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95]+1" office:value-type="float" office:value="94" calcext:value-type="float">
            <text:p>94</text:p>
          </table:table-cell>
          <table:table-cell table:formula="of:=[.$K$26]*EXP([.$K$25]*[.D96])" office:value-type="float" office:value="21.0182669005122" calcext:value-type="float">
            <text:p>21.0182669005122</text:p>
          </table:table-cell>
          <table:table-cell table:formula="of:=BITRSHIFT([.E96];4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96]+1" office:value-type="float" office:value="95" calcext:value-type="float">
            <text:p>95</text:p>
          </table:table-cell>
          <table:table-cell table:formula="of:=[.$K$26]*EXP([.$K$25]*[.D97])" office:value-type="float" office:value="21.7179272844219" calcext:value-type="float">
            <text:p>21.7179272844219</text:p>
          </table:table-cell>
          <table:table-cell table:formula="of:=BITRSHIFT([.E97];4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97]+1" office:value-type="float" office:value="96" calcext:value-type="float">
            <text:p>96</text:p>
          </table:table-cell>
          <table:table-cell table:formula="of:=[.$K$26]*EXP([.$K$25]*[.D98])" office:value-type="float" office:value="22.4408781068407" calcext:value-type="float">
            <text:p>22.4408781068407</text:p>
          </table:table-cell>
          <table:table-cell table:formula="of:=BITRSHIFT([.E98];4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98]+1" office:value-type="float" office:value="97" calcext:value-type="float">
            <text:p>97</text:p>
          </table:table-cell>
          <table:table-cell table:formula="of:=[.$K$26]*EXP([.$K$25]*[.D99])" office:value-type="float" office:value="23.1878946646674" calcext:value-type="float">
            <text:p>23.1878946646674</text:p>
          </table:table-cell>
          <table:table-cell table:formula="of:=BITRSHIFT([.E99];4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99]+1" office:value-type="float" office:value="98" calcext:value-type="float">
            <text:p>98</text:p>
          </table:table-cell>
          <table:table-cell table:formula="of:=[.$K$26]*EXP([.$K$25]*[.D100])" office:value-type="float" office:value="23.9597780630434" calcext:value-type="float">
            <text:p>23.9597780630434</text:p>
          </table:table-cell>
          <table:table-cell table:formula="of:=BITRSHIFT([.E100];4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00]+1" office:value-type="float" office:value="99" calcext:value-type="float">
            <text:p>99</text:p>
          </table:table-cell>
          <table:table-cell table:formula="of:=[.$K$26]*EXP([.$K$25]*[.D101])" office:value-type="float" office:value="24.7573560744622" calcext:value-type="float">
            <text:p>24.7573560744622</text:p>
          </table:table-cell>
          <table:table-cell table:formula="of:=BITRSHIFT([.E101];4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01]+1" office:value-type="float" office:value="100" calcext:value-type="float">
            <text:p>100</text:p>
          </table:table-cell>
          <table:table-cell table:formula="of:=[.$K$26]*EXP([.$K$25]*[.D102])" office:value-type="float" office:value="25.5814840264784" calcext:value-type="float">
            <text:p>25.5814840264784</text:p>
          </table:table-cell>
          <table:table-cell table:formula="of:=BITRSHIFT([.E102];4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02]+1" office:value-type="float" office:value="101" calcext:value-type="float">
            <text:p>101</text:p>
          </table:table-cell>
          <table:table-cell table:formula="of:=[.$K$26]*EXP([.$K$25]*[.D103])" office:value-type="float" office:value="26.4330457189655" calcext:value-type="float">
            <text:p>26.4330457189655</text:p>
          </table:table-cell>
          <table:table-cell table:formula="of:=BITRSHIFT([.E103];4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03]+1" office:value-type="float" office:value="102" calcext:value-type="float">
            <text:p>102</text:p>
          </table:table-cell>
          <table:table-cell table:formula="of:=[.$K$26]*EXP([.$K$25]*[.D104])" office:value-type="float" office:value="27.3129543719089" calcext:value-type="float">
            <text:p>27.3129543719089</text:p>
          </table:table-cell>
          <table:table-cell table:formula="of:=BITRSHIFT([.E104];4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04]+1" office:value-type="float" office:value="103" calcext:value-type="float">
            <text:p>103</text:p>
          </table:table-cell>
          <table:table-cell table:formula="of:=[.$K$26]*EXP([.$K$25]*[.D105])" office:value-type="float" office:value="28.2221536047483" calcext:value-type="float">
            <text:p>28.2221536047483</text:p>
          </table:table-cell>
          <table:table-cell table:formula="of:=BITRSHIFT([.E105];4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05]+1" office:value-type="float" office:value="104" calcext:value-type="float">
            <text:p>104</text:p>
          </table:table-cell>
          <table:table-cell table:formula="of:=[.$K$26]*EXP([.$K$25]*[.D106])" office:value-type="float" office:value="29.1616184483209" calcext:value-type="float">
            <text:p>29.1616184483209</text:p>
          </table:table-cell>
          <table:table-cell table:formula="of:=BITRSHIFT([.E106];4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06]+1" office:value-type="float" office:value="105" calcext:value-type="float">
            <text:p>105</text:p>
          </table:table-cell>
          <table:table-cell table:formula="of:=[.$K$26]*EXP([.$K$25]*[.D107])" office:value-type="float" office:value="30.1323563904909" calcext:value-type="float">
            <text:p>30.1323563904909</text:p>
          </table:table-cell>
          <table:table-cell table:formula="of:=BITRSHIFT([.E107];4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07]+1" office:value-type="float" office:value="106" calcext:value-type="float">
            <text:p>106</text:p>
          </table:table-cell>
          <table:table-cell table:formula="of:=[.$K$26]*EXP([.$K$25]*[.D108])" office:value-type="float" office:value="31.135408456585" calcext:value-type="float">
            <text:p>31.135408456585</text:p>
          </table:table-cell>
          <table:table-cell table:formula="of:=BITRSHIFT([.E108];4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08]+1" office:value-type="float" office:value="107" calcext:value-type="float">
            <text:p>107</text:p>
          </table:table-cell>
          <table:table-cell table:formula="of:=[.$K$26]*EXP([.$K$25]*[.D109])" office:value-type="float" office:value="32.1718503257949" calcext:value-type="float">
            <text:p>32.1718503257949</text:p>
          </table:table-cell>
          <table:table-cell table:formula="of:=BITRSHIFT([.E109];4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09]+1" office:value-type="float" office:value="108" calcext:value-type="float">
            <text:p>108</text:p>
          </table:table-cell>
          <table:table-cell table:formula="of:=[.$K$26]*EXP([.$K$25]*[.D110])" office:value-type="float" office:value="33.2427934847422" calcext:value-type="float">
            <text:p>33.2427934847422</text:p>
          </table:table-cell>
          <table:table-cell table:formula="of:=BITRSHIFT([.E110];4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10]+1" office:value-type="float" office:value="109" calcext:value-type="float">
            <text:p>109</text:p>
          </table:table-cell>
          <table:table-cell table:formula="of:=[.$K$26]*EXP([.$K$25]*[.D111])" office:value-type="float" office:value="34.3493864194432" calcext:value-type="float">
            <text:p>34.3493864194432</text:p>
          </table:table-cell>
          <table:table-cell table:formula="of:=BITRSHIFT([.E111];4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11]+1" office:value-type="float" office:value="110" calcext:value-type="float">
            <text:p>110</text:p>
          </table:table-cell>
          <table:table-cell table:formula="of:=[.$K$26]*EXP([.$K$25]*[.D112])" office:value-type="float" office:value="35.4928158469526" calcext:value-type="float">
            <text:p>35.4928158469526</text:p>
          </table:table-cell>
          <table:table-cell table:formula="of:=BITRSHIFT([.E112];4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12]+1" office:value-type="float" office:value="111" calcext:value-type="float">
            <text:p>111</text:p>
          </table:table-cell>
          <table:table-cell table:formula="of:=[.$K$26]*EXP([.$K$25]*[.D113])" office:value-type="float" office:value="36.6743079880059" calcext:value-type="float">
            <text:p>36.6743079880059</text:p>
          </table:table-cell>
          <table:table-cell table:formula="of:=BITRSHIFT([.E113];4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13]+1" office:value-type="float" office:value="112" calcext:value-type="float">
            <text:p>112</text:p>
          </table:table-cell>
          <table:table-cell table:formula="of:=[.$K$26]*EXP([.$K$25]*[.D114])" office:value-type="float" office:value="37.8951298820264" calcext:value-type="float">
            <text:p>37.8951298820264</text:p>
          </table:table-cell>
          <table:table-cell table:formula="of:=BITRSHIFT([.E114];4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14]+1" office:value-type="float" office:value="113" calcext:value-type="float">
            <text:p>113</text:p>
          </table:table-cell>
          <table:table-cell table:formula="of:=[.$K$26]*EXP([.$K$25]*[.D115])" office:value-type="float" office:value="39.1565907459058" calcext:value-type="float">
            <text:p>39.1565907459058</text:p>
          </table:table-cell>
          <table:table-cell table:formula="of:=BITRSHIFT([.E115];4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15]+1" office:value-type="float" office:value="114" calcext:value-type="float">
            <text:p>114</text:p>
          </table:table-cell>
          <table:table-cell table:formula="of:=[.$K$26]*EXP([.$K$25]*[.D116])" office:value-type="float" office:value="40.4600433780165" calcext:value-type="float">
            <text:p>40.4600433780165</text:p>
          </table:table-cell>
          <table:table-cell table:formula="of:=BITRSHIFT([.E116];4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16]+1" office:value-type="float" office:value="115" calcext:value-type="float">
            <text:p>115</text:p>
          </table:table-cell>
          <table:table-cell table:formula="of:=[.$K$26]*EXP([.$K$25]*[.D117])" office:value-type="float" office:value="41.8068856089607" calcext:value-type="float">
            <text:p>41.8068856089607</text:p>
          </table:table-cell>
          <table:table-cell table:formula="of:=BITRSHIFT([.E117];4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17]+1" office:value-type="float" office:value="116" calcext:value-type="float">
            <text:p>116</text:p>
          </table:table-cell>
          <table:table-cell table:formula="of:=[.$K$26]*EXP([.$K$25]*[.D118])" office:value-type="float" office:value="43.198561800613" calcext:value-type="float">
            <text:p>43.198561800613</text:p>
          </table:table-cell>
          <table:table-cell table:formula="of:=BITRSHIFT([.E118];4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18]+1" office:value-type="float" office:value="117" calcext:value-type="float">
            <text:p>117</text:p>
          </table:table-cell>
          <table:table-cell table:formula="of:=[.$K$26]*EXP([.$K$25]*[.D119])" office:value-type="float" office:value="44.6365643950624" calcext:value-type="float">
            <text:p>44.6365643950624</text:p>
          </table:table-cell>
          <table:table-cell table:formula="of:=BITRSHIFT([.E119];4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19]+1" office:value-type="float" office:value="118" calcext:value-type="float">
            <text:p>118</text:p>
          </table:table-cell>
          <table:table-cell table:formula="of:=[.$K$26]*EXP([.$K$25]*[.D120])" office:value-type="float" office:value="46.1224355151165" calcext:value-type="float">
            <text:p>46.1224355151165</text:p>
          </table:table-cell>
          <table:table-cell table:formula="of:=BITRSHIFT([.E120];4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20]+1" office:value-type="float" office:value="119" calcext:value-type="float">
            <text:p>119</text:p>
          </table:table-cell>
          <table:table-cell table:formula="of:=[.$K$26]*EXP([.$K$25]*[.D121])" office:value-type="float" office:value="47.6577686180838" calcext:value-type="float">
            <text:p>47.6577686180838</text:p>
          </table:table-cell>
          <table:table-cell table:formula="of:=BITRSHIFT([.E121];4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21]+1" office:value-type="float" office:value="120" calcext:value-type="float">
            <text:p>120</text:p>
          </table:table-cell>
          <table:table-cell table:formula="of:=[.$K$26]*EXP([.$K$25]*[.D122])" office:value-type="float" office:value="49.2442102046067" calcext:value-type="float">
            <text:p>49.2442102046067</text:p>
          </table:table-cell>
          <table:table-cell table:formula="of:=BITRSHIFT([.E122];4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22]+1" office:value-type="float" office:value="121" calcext:value-type="float">
            <text:p>121</text:p>
          </table:table-cell>
          <table:table-cell table:formula="of:=[.$K$26]*EXP([.$K$25]*[.D123])" office:value-type="float" office:value="50.883461584379" calcext:value-type="float">
            <text:p>50.883461584379</text:p>
          </table:table-cell>
          <table:table-cell table:formula="of:=BITRSHIFT([.E123];4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23]+1" office:value-type="float" office:value="122" calcext:value-type="float">
            <text:p>122</text:p>
          </table:table-cell>
          <table:table-cell table:formula="of:=[.$K$26]*EXP([.$K$25]*[.D124])" office:value-type="float" office:value="52.5772807006409" calcext:value-type="float">
            <text:p>52.5772807006409</text:p>
          </table:table-cell>
          <table:table-cell table:formula="of:=BITRSHIFT([.E124];4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24]+1" office:value-type="float" office:value="123" calcext:value-type="float">
            <text:p>123</text:p>
          </table:table-cell>
          <table:table-cell table:formula="of:=[.$K$26]*EXP([.$K$25]*[.D125])" office:value-type="float" office:value="54.3274840154082" calcext:value-type="float">
            <text:p>54.3274840154082</text:p>
          </table:table-cell>
          <table:table-cell table:formula="of:=BITRSHIFT([.E125];4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25]+1" office:value-type="float" office:value="124" calcext:value-type="float">
            <text:p>124</text:p>
          </table:table-cell>
          <table:table-cell table:formula="of:=[.$K$26]*EXP([.$K$25]*[.D126])" office:value-type="float" office:value="56.1359484574572" calcext:value-type="float">
            <text:p>56.1359484574572</text:p>
          </table:table-cell>
          <table:table-cell table:formula="of:=BITRSHIFT([.E126];4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26]+1" office:value-type="float" office:value="125" calcext:value-type="float">
            <text:p>125</text:p>
          </table:table-cell>
          <table:table-cell table:formula="of:=[.$K$26]*EXP([.$K$25]*[.D127])" office:value-type="float" office:value="58.0046134351545" calcext:value-type="float">
            <text:p>58.0046134351545</text:p>
          </table:table-cell>
          <table:table-cell table:formula="of:=BITRSHIFT([.E127];4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27]+1" office:value-type="float" office:value="126" calcext:value-type="float">
            <text:p>126</text:p>
          </table:table-cell>
          <table:table-cell table:formula="of:=[.$K$26]*EXP([.$K$25]*[.D128])" office:value-type="float" office:value="59.9354829162908" calcext:value-type="float">
            <text:p>59.9354829162908</text:p>
          </table:table-cell>
          <table:table-cell table:formula="of:=BITRSHIFT([.E128];4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28]+1" office:value-type="float" office:value="127" calcext:value-type="float">
            <text:p>127</text:p>
          </table:table-cell>
          <table:table-cell table:formula="of:=[.$K$26]*EXP([.$K$25]*[.D129])" office:value-type="float" office:value="61.9306275771479" calcext:value-type="float">
            <text:p>61.9306275771479</text:p>
          </table:table-cell>
          <table:table-cell table:formula="of:=BITRSHIFT([.E129];4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29]+1" office:value-type="float" office:value="128" calcext:value-type="float">
            <text:p>128</text:p>
          </table:table-cell>
          <table:table-cell table:formula="of:=[.$K$26]*EXP([.$K$25]*[.D130])" office:value-type="float" office:value="63.992187023105" calcext:value-type="float">
            <text:p>63.992187023105</text:p>
          </table:table-cell>
          <table:table-cell table:formula="of:=BITRSHIFT([.E130];4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30]+1" office:value-type="float" office:value="129" calcext:value-type="float">
            <text:p>129</text:p>
          </table:table-cell>
          <table:table-cell table:formula="of:=[.$K$26]*EXP([.$K$25]*[.D131])" office:value-type="float" office:value="66.1223720831643" calcext:value-type="float">
            <text:p>66.1223720831643</text:p>
          </table:table-cell>
          <table:table-cell table:formula="of:=BITRSHIFT([.E131];4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31]+1" office:value-type="float" office:value="130" calcext:value-type="float">
            <text:p>130</text:p>
          </table:table-cell>
          <table:table-cell table:formula="of:=[.$K$26]*EXP([.$K$25]*[.D132])" office:value-type="float" office:value="68.3234671808577" calcext:value-type="float">
            <text:p>68.3234671808577</text:p>
          </table:table-cell>
          <table:table-cell table:formula="of:=BITRSHIFT([.E132];4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32]+1" office:value-type="float" office:value="131" calcext:value-type="float">
            <text:p>131</text:p>
          </table:table-cell>
          <table:table-cell table:formula="of:=[.$K$26]*EXP([.$K$25]*[.D133])" office:value-type="float" office:value="70.5978327840768" calcext:value-type="float">
            <text:p>70.5978327840768</text:p>
          </table:table-cell>
          <table:table-cell table:formula="of:=BITRSHIFT([.E133];4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33]+1" office:value-type="float" office:value="132" calcext:value-type="float">
            <text:p>132</text:p>
          </table:table-cell>
          <table:table-cell table:formula="of:=[.$K$26]*EXP([.$K$25]*[.D134])" office:value-type="float" office:value="72.9479079364529" calcext:value-type="float">
            <text:p>72.9479079364529</text:p>
          </table:table-cell>
          <table:table-cell table:formula="of:=BITRSHIFT([.E134];4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34]+1" office:value-type="float" office:value="133" calcext:value-type="float">
            <text:p>133</text:p>
          </table:table-cell>
          <table:table-cell table:formula="of:=[.$K$26]*EXP([.$K$25]*[.D135])" office:value-type="float" office:value="75.3762128730025" calcext:value-type="float">
            <text:p>75.3762128730025</text:p>
          </table:table-cell>
          <table:table-cell table:formula="of:=BITRSHIFT([.E135];4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35]+1" office:value-type="float" office:value="134" calcext:value-type="float">
            <text:p>134</text:p>
          </table:table-cell>
          <table:table-cell table:formula="of:=[.$K$26]*EXP([.$K$25]*[.D136])" office:value-type="float" office:value="77.8853517228427" calcext:value-type="float">
            <text:p>77.8853517228427</text:p>
          </table:table-cell>
          <table:table-cell table:formula="of:=BITRSHIFT([.E136];4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36]+1" office:value-type="float" office:value="135" calcext:value-type="float">
            <text:p>135</text:p>
          </table:table-cell>
          <table:table-cell table:formula="of:=[.$K$26]*EXP([.$K$25]*[.D137])" office:value-type="float" office:value="80.4780153018755" calcext:value-type="float">
            <text:p>80.4780153018755</text:p>
          </table:table-cell>
          <table:table-cell table:formula="of:=BITRSHIFT([.E137];4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37]+1" office:value-type="float" office:value="136" calcext:value-type="float">
            <text:p>136</text:p>
          </table:table-cell>
          <table:table-cell table:formula="of:=[.$K$26]*EXP([.$K$25]*[.D138])" office:value-type="float" office:value="83.156983998435" calcext:value-type="float">
            <text:p>83.156983998435</text:p>
          </table:table-cell>
          <table:table-cell table:formula="of:=BITRSHIFT([.E138];4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38]+1" office:value-type="float" office:value="137" calcext:value-type="float">
            <text:p>137</text:p>
          </table:table-cell>
          <table:table-cell table:formula="of:=[.$K$26]*EXP([.$K$25]*[.D139])" office:value-type="float" office:value="85.9251307549929" calcext:value-type="float">
            <text:p>85.9251307549929</text:p>
          </table:table-cell>
          <table:table-cell table:formula="of:=BITRSHIFT([.E139];4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39]+1" office:value-type="float" office:value="138" calcext:value-type="float">
            <text:p>138</text:p>
          </table:table-cell>
          <table:table-cell table:formula="of:=[.$K$26]*EXP([.$K$25]*[.D140])" office:value-type="float" office:value="88.7854241491199" calcext:value-type="float">
            <text:p>88.7854241491199</text:p>
          </table:table-cell>
          <table:table-cell table:formula="of:=BITRSHIFT([.E140];4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40]+1" office:value-type="float" office:value="139" calcext:value-type="float">
            <text:p>139</text:p>
          </table:table-cell>
          <table:table-cell table:formula="of:=[.$K$26]*EXP([.$K$25]*[.D141])" office:value-type="float" office:value="91.7409315770062" calcext:value-type="float">
            <text:p>91.7409315770062</text:p>
          </table:table-cell>
          <table:table-cell table:formula="of:=BITRSHIFT([.E141];4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41]+1" office:value-type="float" office:value="140" calcext:value-type="float">
            <text:p>140</text:p>
          </table:table-cell>
          <table:table-cell table:formula="of:=[.$K$26]*EXP([.$K$25]*[.D142])" office:value-type="float" office:value="94.7948225429564" calcext:value-type="float">
            <text:p>94.7948225429564</text:p>
          </table:table-cell>
          <table:table-cell table:formula="of:=BITRSHIFT([.E142];4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42]+1" office:value-type="float" office:value="141" calcext:value-type="float">
            <text:p>141</text:p>
          </table:table-cell>
          <table:table-cell table:formula="of:=[.$K$26]*EXP([.$K$25]*[.D143])" office:value-type="float" office:value="97.950372058385" calcext:value-type="float">
            <text:p>97.950372058385</text:p>
          </table:table-cell>
          <table:table-cell table:formula="of:=BITRSHIFT([.E143];4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43]+1" office:value-type="float" office:value="142" calcext:value-type="float">
            <text:p>142</text:p>
          </table:table-cell>
          <table:table-cell table:formula="of:=[.$K$26]*EXP([.$K$25]*[.D144])" office:value-type="float" office:value="101.210964153959" calcext:value-type="float">
            <text:p>101.210964153959</text:p>
          </table:table-cell>
          <table:table-cell table:formula="of:=BITRSHIFT([.E144];4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44]+1" office:value-type="float" office:value="143" calcext:value-type="float">
            <text:p>143</text:p>
          </table:table-cell>
          <table:table-cell table:formula="of:=[.$K$26]*EXP([.$K$25]*[.D145])" office:value-type="float" office:value="104.580095508652" calcext:value-type="float">
            <text:p>104.580095508652</text:p>
          </table:table-cell>
          <table:table-cell table:formula="of:=BITRSHIFT([.E145];4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45]+1" office:value-type="float" office:value="144" calcext:value-type="float">
            <text:p>144</text:p>
          </table:table-cell>
          <table:table-cell table:formula="of:=[.$K$26]*EXP([.$K$25]*[.D146])" office:value-type="float" office:value="108.061379199608" calcext:value-type="float">
            <text:p>108.061379199608</text:p>
          </table:table-cell>
          <table:table-cell table:formula="of:=BITRSHIFT([.E146];4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46]+1" office:value-type="float" office:value="145" calcext:value-type="float">
            <text:p>145</text:p>
          </table:table-cell>
          <table:table-cell table:formula="of:=[.$K$26]*EXP([.$K$25]*[.D147])" office:value-type="float" office:value="111.658548576821" calcext:value-type="float">
            <text:p>111.658548576821</text:p>
          </table:table-cell>
          <table:table-cell table:formula="of:=BITRSHIFT([.E147];4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47]+1" office:value-type="float" office:value="146" calcext:value-type="float">
            <text:p>146</text:p>
          </table:table-cell>
          <table:table-cell table:formula="of:=[.$K$26]*EXP([.$K$25]*[.D148])" office:value-type="float" office:value="115.375461266809" calcext:value-type="float">
            <text:p>115.375461266809</text:p>
          </table:table-cell>
          <table:table-cell table:formula="of:=BITRSHIFT([.E148];4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48]+1" office:value-type="float" office:value="147" calcext:value-type="float">
            <text:p>147</text:p>
          </table:table-cell>
          <table:table-cell table:formula="of:=[.$K$26]*EXP([.$K$25]*[.D149])" office:value-type="float" office:value="119.216103309551" calcext:value-type="float">
            <text:p>119.216103309551</text:p>
          </table:table-cell>
          <table:table-cell table:formula="of:=BITRSHIFT([.E149];4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49]+1" office:value-type="float" office:value="148" calcext:value-type="float">
            <text:p>148</text:p>
          </table:table-cell>
          <table:table-cell table:formula="of:=[.$K$26]*EXP([.$K$25]*[.D150])" office:value-type="float" office:value="123.184593433147" calcext:value-type="float">
            <text:p>123.184593433147</text:p>
          </table:table-cell>
          <table:table-cell table:formula="of:=BITRSHIFT([.E150];4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50]+1" office:value-type="float" office:value="149" calcext:value-type="float">
            <text:p>149</text:p>
          </table:table-cell>
          <table:table-cell table:formula="of:=[.$K$26]*EXP([.$K$25]*[.D151])" office:value-type="float" office:value="127.28518747076" calcext:value-type="float">
            <text:p>127.28518747076</text:p>
          </table:table-cell>
          <table:table-cell table:formula="of:=BITRSHIFT([.E151];4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51]+1" office:value-type="float" office:value="150" calcext:value-type="float">
            <text:p>150</text:p>
          </table:table-cell>
          <table:table-cell table:formula="of:=[.$K$26]*EXP([.$K$25]*[.D152])" office:value-type="float" office:value="131.522282924603" calcext:value-type="float">
            <text:p>131.522282924603</text:p>
          </table:table-cell>
          <table:table-cell table:formula="of:=BITRSHIFT([.E152];4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52]+1" office:value-type="float" office:value="151" calcext:value-type="float">
            <text:p>151</text:p>
          </table:table-cell>
          <table:table-cell table:formula="of:=[.$K$26]*EXP([.$K$25]*[.D153])" office:value-type="float" office:value="135.900423681845" calcext:value-type="float">
            <text:p>135.900423681845</text:p>
          </table:table-cell>
          <table:table-cell table:formula="of:=BITRSHIFT([.E153];4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53]+1" office:value-type="float" office:value="152" calcext:value-type="float">
            <text:p>152</text:p>
          </table:table-cell>
          <table:table-cell table:formula="of:=[.$K$26]*EXP([.$K$25]*[.D154])" office:value-type="float" office:value="140.424304887503" calcext:value-type="float">
            <text:p>140.424304887503</text:p>
          </table:table-cell>
          <table:table-cell table:formula="of:=BITRSHIFT([.E154];4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54]+1" office:value-type="float" office:value="153" calcext:value-type="float">
            <text:p>153</text:p>
          </table:table-cell>
          <table:table-cell table:formula="of:=[.$K$26]*EXP([.$K$25]*[.D155])" office:value-type="float" office:value="145.098777979547" calcext:value-type="float">
            <text:p>145.098777979547</text:p>
          </table:table-cell>
          <table:table-cell table:formula="of:=BITRSHIFT([.E155];4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55]+1" office:value-type="float" office:value="154" calcext:value-type="float">
            <text:p>154</text:p>
          </table:table-cell>
          <table:table-cell table:formula="of:=[.$K$26]*EXP([.$K$25]*[.D156])" office:value-type="float" office:value="149.92885589161" calcext:value-type="float">
            <text:p>149.92885589161</text:p>
          </table:table-cell>
          <table:table-cell table:formula="of:=BITRSHIFT([.E156];4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56]+1" office:value-type="float" office:value="155" calcext:value-type="float">
            <text:p>155</text:p>
          </table:table-cell>
          <table:table-cell table:formula="of:=[.$K$26]*EXP([.$K$25]*[.D157])" office:value-type="float" office:value="154.919718428888" calcext:value-type="float">
            <text:p>154.919718428888</text:p>
          </table:table-cell>
          <table:table-cell table:formula="of:=BITRSHIFT([.E157];4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57]+1" office:value-type="float" office:value="156" calcext:value-type="float">
            <text:p>156</text:p>
          </table:table-cell>
          <table:table-cell table:formula="of:=[.$K$26]*EXP([.$K$25]*[.D158])" office:value-type="float" office:value="160.076717822996" calcext:value-type="float">
            <text:p>160.076717822996</text:p>
          </table:table-cell>
          <table:table-cell table:formula="of:=BITRSHIFT([.E158];4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58]+1" office:value-type="float" office:value="157" calcext:value-type="float">
            <text:p>157</text:p>
          </table:table-cell>
          <table:table-cell table:formula="of:=[.$K$26]*EXP([.$K$25]*[.D159])" office:value-type="float" office:value="165.405384471734" calcext:value-type="float">
            <text:p>165.405384471734</text:p>
          </table:table-cell>
          <table:table-cell table:formula="of:=BITRSHIFT([.E159];4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59]+1" office:value-type="float" office:value="158" calcext:value-type="float">
            <text:p>158</text:p>
          </table:table-cell>
          <table:table-cell table:formula="of:=[.$K$26]*EXP([.$K$25]*[.D160])" office:value-type="float" office:value="170.911432869921" calcext:value-type="float">
            <text:p>170.911432869921</text:p>
          </table:table-cell>
          <table:table-cell table:formula="of:=BITRSHIFT([.E160];4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60]+1" office:value-type="float" office:value="159" calcext:value-type="float">
            <text:p>159</text:p>
          </table:table-cell>
          <table:table-cell table:formula="of:=[.$K$26]*EXP([.$K$25]*[.D161])" office:value-type="float" office:value="176.600767737651" calcext:value-type="float">
            <text:p>176.600767737651</text:p>
          </table:table-cell>
          <table:table-cell table:formula="of:=BITRSHIFT([.E161];4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61]+1" office:value-type="float" office:value="160" calcext:value-type="float">
            <text:p>160</text:p>
          </table:table-cell>
          <table:table-cell table:formula="of:=[.$K$26]*EXP([.$K$25]*[.D162])" office:value-type="float" office:value="182.479490352553" calcext:value-type="float">
            <text:p>182.479490352553</text:p>
          </table:table-cell>
          <table:table-cell table:formula="of:=BITRSHIFT([.E162];4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62]+1" office:value-type="float" office:value="161" calcext:value-type="float">
            <text:p>161</text:p>
          </table:table-cell>
          <table:table-cell table:formula="of:=[.$K$26]*EXP([.$K$25]*[.D163])" office:value-type="float" office:value="188.553905092838" calcext:value-type="float">
            <text:p>188.553905092838</text:p>
          </table:table-cell>
          <table:table-cell table:formula="of:=BITRSHIFT([.E163];4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63]+1" office:value-type="float" office:value="162" calcext:value-type="float">
            <text:p>162</text:p>
          </table:table-cell>
          <table:table-cell table:formula="of:=[.$K$26]*EXP([.$K$25]*[.D164])" office:value-type="float" office:value="194.830526198154" calcext:value-type="float">
            <text:p>194.830526198154</text:p>
          </table:table-cell>
          <table:table-cell table:formula="of:=BITRSHIFT([.E164];4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64]+1" office:value-type="float" office:value="163" calcext:value-type="float">
            <text:p>163</text:p>
          </table:table-cell>
          <table:table-cell table:formula="of:=[.$K$26]*EXP([.$K$25]*[.D165])" office:value-type="float" office:value="201.316084755498" calcext:value-type="float">
            <text:p>201.316084755498</text:p>
          </table:table-cell>
          <table:table-cell table:formula="of:=BITRSHIFT([.E165];4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65]+1" office:value-type="float" office:value="164" calcext:value-type="float">
            <text:p>164</text:p>
          </table:table-cell>
          <table:table-cell table:formula="of:=[.$K$26]*EXP([.$K$25]*[.D166])" office:value-type="float" office:value="208.017535917668" calcext:value-type="float">
            <text:p>208.017535917668</text:p>
          </table:table-cell>
          <table:table-cell table:formula="of:=BITRSHIFT([.E166];4)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66]+1" office:value-type="float" office:value="165" calcext:value-type="float">
            <text:p>165</text:p>
          </table:table-cell>
          <table:table-cell table:formula="of:=[.$K$26]*EXP([.$K$25]*[.D167])" office:value-type="float" office:value="214.94206636202" calcext:value-type="float">
            <text:p>214.94206636202</text:p>
          </table:table-cell>
          <table:table-cell table:formula="of:=BITRSHIFT([.E167];4)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67]+1" office:value-type="float" office:value="166" calcext:value-type="float">
            <text:p>166</text:p>
          </table:table-cell>
          <table:table-cell table:formula="of:=[.$K$26]*EXP([.$K$25]*[.D168])" office:value-type="float" office:value="222.0971019975" calcext:value-type="float">
            <text:p>222.0971019975</text:p>
          </table:table-cell>
          <table:table-cell table:formula="of:=BITRSHIFT([.E168];4)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68]+1" office:value-type="float" office:value="167" calcext:value-type="float">
            <text:p>167</text:p>
          </table:table-cell>
          <table:table-cell table:formula="of:=[.$K$26]*EXP([.$K$25]*[.D169])" office:value-type="float" office:value="229.490315928237" calcext:value-type="float">
            <text:p>229.490315928237</text:p>
          </table:table-cell>
          <table:table-cell table:formula="of:=BITRSHIFT([.E169];4)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69]+1" office:value-type="float" office:value="168" calcext:value-type="float">
            <text:p>168</text:p>
          </table:table-cell>
          <table:table-cell table:formula="of:=[.$K$26]*EXP([.$K$25]*[.D170])" office:value-type="float" office:value="237.129636682224" calcext:value-type="float">
            <text:p>237.129636682224</text:p>
          </table:table-cell>
          <table:table-cell table:formula="of:=BITRSHIFT([.E170];4)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70]+1" office:value-type="float" office:value="169" calcext:value-type="float">
            <text:p>169</text:p>
          </table:table-cell>
          <table:table-cell table:formula="of:=[.$K$26]*EXP([.$K$25]*[.D171])" office:value-type="float" office:value="245.023256713922" calcext:value-type="float">
            <text:p>245.023256713922</text:p>
          </table:table-cell>
          <table:table-cell table:formula="of:=BITRSHIFT([.E171];4)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71]+1" office:value-type="float" office:value="170" calcext:value-type="float">
            <text:p>170</text:p>
          </table:table-cell>
          <table:table-cell table:formula="of:=[.$K$26]*EXP([.$K$25]*[.D172])" office:value-type="float" office:value="253.179641189899" calcext:value-type="float">
            <text:p>253.179641189899</text:p>
          </table:table-cell>
          <table:table-cell table:formula="of:=BITRSHIFT([.E172];4)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72]+1" office:value-type="float" office:value="171" calcext:value-type="float">
            <text:p>171</text:p>
          </table:table-cell>
          <table:table-cell table:formula="of:=[.$K$26]*EXP([.$K$25]*[.D173])" office:value-type="float" office:value="261.607537066924" calcext:value-type="float">
            <text:p>261.607537066924</text:p>
          </table:table-cell>
          <table:table-cell table:formula="of:=BITRSHIFT([.E173];4)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73]+1" office:value-type="float" office:value="172" calcext:value-type="float">
            <text:p>172</text:p>
          </table:table-cell>
          <table:table-cell table:formula="of:=[.$K$26]*EXP([.$K$25]*[.D174])" office:value-type="float" office:value="270.315982472262" calcext:value-type="float">
            <text:p>270.315982472262</text:p>
          </table:table-cell>
          <table:table-cell table:formula="of:=BITRSHIFT([.E174];4)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74]+1" office:value-type="float" office:value="173" calcext:value-type="float">
            <text:p>173</text:p>
          </table:table-cell>
          <table:table-cell table:formula="of:=[.$K$26]*EXP([.$K$25]*[.D175])" office:value-type="float" office:value="279.31431639621" calcext:value-type="float">
            <text:p>279.31431639621</text:p>
          </table:table-cell>
          <table:table-cell table:formula="of:=BITRSHIFT([.E175];4)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75]+1" office:value-type="float" office:value="174" calcext:value-type="float">
            <text:p>174</text:p>
          </table:table-cell>
          <table:table-cell table:formula="of:=[.$K$26]*EXP([.$K$25]*[.D176])" office:value-type="float" office:value="288.612188707295" calcext:value-type="float">
            <text:p>288.612188707295</text:p>
          </table:table-cell>
          <table:table-cell table:formula="of:=BITRSHIFT([.E176];4)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76]+1" office:value-type="float" office:value="175" calcext:value-type="float">
            <text:p>175</text:p>
          </table:table-cell>
          <table:table-cell table:formula="of:=[.$K$26]*EXP([.$K$25]*[.D177])" office:value-type="float" office:value="298.219570500846" calcext:value-type="float">
            <text:p>298.219570500846</text:p>
          </table:table-cell>
          <table:table-cell table:formula="of:=BITRSHIFT([.E177];4)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77]+1" office:value-type="float" office:value="176" calcext:value-type="float">
            <text:p>176</text:p>
          </table:table-cell>
          <table:table-cell table:formula="of:=[.$K$26]*EXP([.$K$25]*[.D178])" office:value-type="float" office:value="308.146764792062" calcext:value-type="float">
            <text:p>308.146764792062</text:p>
          </table:table-cell>
          <table:table-cell table:formula="of:=BITRSHIFT([.E178];4)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78]+1" office:value-type="float" office:value="177" calcext:value-type="float">
            <text:p>177</text:p>
          </table:table-cell>
          <table:table-cell table:formula="of:=[.$K$26]*EXP([.$K$25]*[.D179])" office:value-type="float" office:value="318.404417565027" calcext:value-type="float">
            <text:p>318.404417565027</text:p>
          </table:table-cell>
          <table:table-cell table:formula="of:=BITRSHIFT([.E179];4)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79]+1" office:value-type="float" office:value="178" calcext:value-type="float">
            <text:p>178</text:p>
          </table:table-cell>
          <table:table-cell table:formula="of:=[.$K$26]*EXP([.$K$25]*[.D180])" office:value-type="float" office:value="329.003529189528" calcext:value-type="float">
            <text:p>329.003529189528</text:p>
          </table:table-cell>
          <table:table-cell table:formula="of:=BITRSHIFT([.E180];4)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80]+1" office:value-type="float" office:value="179" calcext:value-type="float">
            <text:p>179</text:p>
          </table:table-cell>
          <table:table-cell table:formula="of:=[.$K$26]*EXP([.$K$25]*[.D181])" office:value-type="float" office:value="339.955466217924" calcext:value-type="float">
            <text:p>339.955466217924</text:p>
          </table:table-cell>
          <table:table-cell table:formula="of:=BITRSHIFT([.E181];4)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81]+1" office:value-type="float" office:value="180" calcext:value-type="float">
            <text:p>180</text:p>
          </table:table-cell>
          <table:table-cell table:formula="of:=[.$K$26]*EXP([.$K$25]*[.D182])" office:value-type="float" office:value="351.271973574695" calcext:value-type="float">
            <text:p>351.271973574695</text:p>
          </table:table-cell>
          <table:table-cell table:formula="of:=BITRSHIFT([.E182];4)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82]+1" office:value-type="float" office:value="181" calcext:value-type="float">
            <text:p>181</text:p>
          </table:table-cell>
          <table:table-cell table:formula="of:=[.$K$26]*EXP([.$K$25]*[.D183])" office:value-type="float" office:value="362.965187151787" calcext:value-type="float">
            <text:p>362.965187151787</text:p>
          </table:table-cell>
          <table:table-cell table:formula="of:=BITRSHIFT([.E183];4)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83]+1" office:value-type="float" office:value="182" calcext:value-type="float">
            <text:p>182</text:p>
          </table:table-cell>
          <table:table-cell table:formula="of:=[.$K$26]*EXP([.$K$25]*[.D184])" office:value-type="float" office:value="375.047646823203" calcext:value-type="float">
            <text:p>375.047646823203</text:p>
          </table:table-cell>
          <table:table-cell table:formula="of:=BITRSHIFT([.E184];4)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84]+1" office:value-type="float" office:value="183" calcext:value-type="float">
            <text:p>183</text:p>
          </table:table-cell>
          <table:table-cell table:formula="of:=[.$K$26]*EXP([.$K$25]*[.D185])" office:value-type="float" office:value="387.532309892847" calcext:value-type="float">
            <text:p>387.532309892847</text:p>
          </table:table-cell>
          <table:table-cell table:formula="of:=BITRSHIFT([.E185];4)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85]+1" office:value-type="float" office:value="184" calcext:value-type="float">
            <text:p>184</text:p>
          </table:table-cell>
          <table:table-cell table:formula="of:=[.$K$26]*EXP([.$K$25]*[.D186])" office:value-type="float" office:value="400.43256499002" calcext:value-type="float">
            <text:p>400.43256499002</text:p>
          </table:table-cell>
          <table:table-cell table:formula="of:=BITRSHIFT([.E186];4)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86]+1" office:value-type="float" office:value="185" calcext:value-type="float">
            <text:p>185</text:p>
          </table:table-cell>
          <table:table-cell table:formula="of:=[.$K$26]*EXP([.$K$25]*[.D187])" office:value-type="float" office:value="413.762246427458" calcext:value-type="float">
            <text:p>413.762246427458</text:p>
          </table:table-cell>
          <table:table-cell table:formula="of:=BITRSHIFT([.E187];4)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87]+1" office:value-type="float" office:value="186" calcext:value-type="float">
            <text:p>186</text:p>
          </table:table-cell>
          <table:table-cell table:formula="of:=[.$K$26]*EXP([.$K$25]*[.D188])" office:value-type="float" office:value="427.535649037344" calcext:value-type="float">
            <text:p>427.535649037344</text:p>
          </table:table-cell>
          <table:table-cell table:formula="of:=BITRSHIFT([.E188];4)"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88]+1" office:value-type="float" office:value="187" calcext:value-type="float">
            <text:p>187</text:p>
          </table:table-cell>
          <table:table-cell table:formula="of:=[.$K$26]*EXP([.$K$25]*[.D189])" office:value-type="float" office:value="441.767543501167" calcext:value-type="float">
            <text:p>441.767543501167</text:p>
          </table:table-cell>
          <table:table-cell table:formula="of:=BITRSHIFT([.E189];4)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89]+1" office:value-type="float" office:value="188" calcext:value-type="float">
            <text:p>188</text:p>
          </table:table-cell>
          <table:table-cell table:formula="of:=[.$K$26]*EXP([.$K$25]*[.D190])" office:value-type="float" office:value="456.473192189897" calcext:value-type="float">
            <text:p>456.473192189897</text:p>
          </table:table-cell>
          <table:table-cell table:formula="of:=BITRSHIFT([.E190];4)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90]+1" office:value-type="float" office:value="189" calcext:value-type="float">
            <text:p>189</text:p>
          </table:table-cell>
          <table:table-cell table:formula="of:=[.$K$26]*EXP([.$K$25]*[.D191])" office:value-type="float" office:value="471.668365531439" calcext:value-type="float">
            <text:p>471.668365531439</text:p>
          </table:table-cell>
          <table:table-cell table:formula="of:=BITRSHIFT([.E191];4)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91]+1" office:value-type="float" office:value="190" calcext:value-type="float">
            <text:p>190</text:p>
          </table:table-cell>
          <table:table-cell table:formula="of:=[.$K$26]*EXP([.$K$25]*[.D192])" office:value-type="float" office:value="487.369358922943" calcext:value-type="float">
            <text:p>487.369358922943</text:p>
          </table:table-cell>
          <table:table-cell table:formula="of:=BITRSHIFT([.E192];4)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92]+1" office:value-type="float" office:value="191" calcext:value-type="float">
            <text:p>191</text:p>
          </table:table-cell>
          <table:table-cell table:formula="of:=[.$K$26]*EXP([.$K$25]*[.D193])" office:value-type="float" office:value="503.593010206083" calcext:value-type="float">
            <text:p>503.593010206083</text:p>
          </table:table-cell>
          <table:table-cell table:formula="of:=BITRSHIFT([.E193];4)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93]+1" office:value-type="float" office:value="192" calcext:value-type="float">
            <text:p>192</text:p>
          </table:table-cell>
          <table:table-cell table:formula="of:=[.$K$26]*EXP([.$K$25]*[.D194])" office:value-type="float" office:value="520.356717724064" calcext:value-type="float">
            <text:p>520.356717724064</text:p>
          </table:table-cell>
          <table:table-cell table:formula="of:=BITRSHIFT([.E194];4)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94]+1" office:value-type="float" office:value="193" calcext:value-type="float">
            <text:p>193</text:p>
          </table:table-cell>
          <table:table-cell table:formula="of:=[.$K$26]*EXP([.$K$25]*[.D195])" office:value-type="float" office:value="537.678458979712" calcext:value-type="float">
            <text:p>537.678458979712</text:p>
          </table:table-cell>
          <table:table-cell table:formula="of:=BITRSHIFT([.E195];4)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95]+1" office:value-type="float" office:value="194" calcext:value-type="float">
            <text:p>194</text:p>
          </table:table-cell>
          <table:table-cell table:formula="of:=[.$K$26]*EXP([.$K$25]*[.D196])" office:value-type="float" office:value="555.576809914658" calcext:value-type="float">
            <text:p>555.576809914658</text:p>
          </table:table-cell>
          <table:table-cell table:formula="of:=BITRSHIFT([.E196];4)"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96]+1" office:value-type="float" office:value="195" calcext:value-type="float">
            <text:p>195</text:p>
          </table:table-cell>
          <table:table-cell table:formula="of:=[.$K$26]*EXP([.$K$25]*[.D197])" office:value-type="float" office:value="574.070964830294" calcext:value-type="float">
            <text:p>574.070964830294</text:p>
          </table:table-cell>
          <table:table-cell table:formula="of:=BITRSHIFT([.E197];4)"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97]+1" office:value-type="float" office:value="196" calcext:value-type="float">
            <text:p>196</text:p>
          </table:table-cell>
          <table:table-cell table:formula="of:=[.$K$26]*EXP([.$K$25]*[.D198])" office:value-type="float" office:value="593.180756971853" calcext:value-type="float">
            <text:p>593.180756971853</text:p>
          </table:table-cell>
          <table:table-cell table:formula="of:=BITRSHIFT([.E198];4)"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98]+1" office:value-type="float" office:value="197" calcext:value-type="float">
            <text:p>197</text:p>
          </table:table-cell>
          <table:table-cell table:formula="of:=[.$K$26]*EXP([.$K$25]*[.D199])" office:value-type="float" office:value="612.92667979771" calcext:value-type="float">
            <text:p>612.92667979771</text:p>
          </table:table-cell>
          <table:table-cell table:formula="of:=BITRSHIFT([.E199];4)"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99]+1" office:value-type="float" office:value="198" calcext:value-type="float">
            <text:p>198</text:p>
          </table:table-cell>
          <table:table-cell table:formula="of:=[.$K$26]*EXP([.$K$25]*[.D200])" office:value-type="float" office:value="633.329908956692" calcext:value-type="float">
            <text:p>633.329908956692</text:p>
          </table:table-cell>
          <table:table-cell table:formula="of:=BITRSHIFT([.E200];4)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00]+1" office:value-type="float" office:value="199" calcext:value-type="float">
            <text:p>199</text:p>
          </table:table-cell>
          <table:table-cell table:formula="of:=[.$K$26]*EXP([.$K$25]*[.D201])" office:value-type="float" office:value="654.412324996967" calcext:value-type="float">
            <text:p>654.412324996967</text:p>
          </table:table-cell>
          <table:table-cell table:formula="of:=BITRSHIFT([.E201];4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01]+1" office:value-type="float" office:value="200" calcext:value-type="float">
            <text:p>200</text:p>
          </table:table-cell>
          <table:table-cell table:formula="of:=[.$K$26]*EXP([.$K$25]*[.D202])" office:value-type="float" office:value="676.196536830889" calcext:value-type="float">
            <text:p>676.196536830889</text:p>
          </table:table-cell>
          <table:table-cell table:formula="of:=BITRSHIFT([.E202];4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02]+1" office:value-type="float" office:value="201" calcext:value-type="float">
            <text:p>201</text:p>
          </table:table-cell>
          <table:table-cell table:formula="of:=[.$K$26]*EXP([.$K$25]*[.D203])" office:value-type="float" office:value="698.705905980921" calcext:value-type="float">
            <text:p>698.705905980921</text:p>
          </table:table-cell>
          <table:table-cell table:formula="of:=BITRSHIFT([.E203];4)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03]+1" office:value-type="float" office:value="202" calcext:value-type="float">
            <text:p>202</text:p>
          </table:table-cell>
          <table:table-cell table:formula="of:=[.$K$26]*EXP([.$K$25]*[.D204])" office:value-type="float" office:value="721.964571632687" calcext:value-type="float">
            <text:p>721.964571632687</text:p>
          </table:table-cell>
          <table:table-cell table:formula="of:=BITRSHIFT([.E204];4)"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04]+1" office:value-type="float" office:value="203" calcext:value-type="float">
            <text:p>203</text:p>
          </table:table-cell>
          <table:table-cell table:formula="of:=[.$K$26]*EXP([.$K$25]*[.D205])" office:value-type="float" office:value="745.997476521979" calcext:value-type="float">
            <text:p>745.997476521979</text:p>
          </table:table-cell>
          <table:table-cell table:formula="of:=BITRSHIFT([.E205];4)"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05]+1" office:value-type="float" office:value="204" calcext:value-type="float">
            <text:p>204</text:p>
          </table:table-cell>
          <table:table-cell table:formula="of:=[.$K$26]*EXP([.$K$25]*[.D206])" office:value-type="float" office:value="770.830393683495" calcext:value-type="float">
            <text:p>770.830393683495</text:p>
          </table:table-cell>
          <table:table-cell table:formula="of:=BITRSHIFT([.E206];4)"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06]+1" office:value-type="float" office:value="205" calcext:value-type="float">
            <text:p>205</text:p>
          </table:table-cell>
          <table:table-cell table:formula="of:=[.$K$26]*EXP([.$K$25]*[.D207])" office:value-type="float" office:value="796.489954090007" calcext:value-type="float">
            <text:p>796.489954090007</text:p>
          </table:table-cell>
          <table:table-cell table:formula="of:=BITRSHIFT([.E207];4)"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07]+1" office:value-type="float" office:value="206" calcext:value-type="float">
            <text:p>206</text:p>
          </table:table-cell>
          <table:table-cell table:formula="of:=[.$K$26]*EXP([.$K$25]*[.D208])" office:value-type="float" office:value="823.003675211576" calcext:value-type="float">
            <text:p>823.003675211576</text:p>
          </table:table-cell>
          <table:table-cell table:formula="of:=BITRSHIFT([.E208];4)"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08]+1" office:value-type="float" office:value="207" calcext:value-type="float">
            <text:p>207</text:p>
          </table:table-cell>
          <table:table-cell table:formula="of:=[.$K$26]*EXP([.$K$25]*[.D209])" office:value-type="float" office:value="850.399990525452" calcext:value-type="float">
            <text:p>850.399990525452</text:p>
          </table:table-cell>
          <table:table-cell table:formula="of:=BITRSHIFT([.E209];4)"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09]+1" office:value-type="float" office:value="208" calcext:value-type="float">
            <text:p>208</text:p>
          </table:table-cell>
          <table:table-cell table:formula="of:=[.$K$26]*EXP([.$K$25]*[.D210])" office:value-type="float" office:value="878.70828000832" calcext:value-type="float">
            <text:p>878.70828000832</text:p>
          </table:table-cell>
          <table:table-cell table:formula="of:=BITRSHIFT([.E210];4)"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10]+1" office:value-type="float" office:value="209" calcext:value-type="float">
            <text:p>209</text:p>
          </table:table-cell>
          <table:table-cell table:formula="of:=[.$K$26]*EXP([.$K$25]*[.D211])" office:value-type="float" office:value="907.958901643556" calcext:value-type="float">
            <text:p>907.958901643556</text:p>
          </table:table-cell>
          <table:table-cell table:formula="of:=BITRSHIFT([.E211];4)"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11]+1" office:value-type="float" office:value="210" calcext:value-type="float">
            <text:p>210</text:p>
          </table:table-cell>
          <table:table-cell table:formula="of:=[.$K$26]*EXP([.$K$25]*[.D212])" office:value-type="float" office:value="938.183223977321" calcext:value-type="float">
            <text:p>938.183223977321</text:p>
          </table:table-cell>
          <table:table-cell table:formula="of:=BITRSHIFT([.E212];4)"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12]+1" office:value-type="float" office:value="211" calcext:value-type="float">
            <text:p>211</text:p>
          </table:table-cell>
          <table:table-cell table:formula="of:=[.$K$26]*EXP([.$K$25]*[.D213])" office:value-type="float" office:value="969.413659758383" calcext:value-type="float">
            <text:p>969.413659758383</text:p>
          </table:table-cell>
          <table:table-cell table:formula="of:=BITRSHIFT([.E213];4)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13]+1" office:value-type="float" office:value="212" calcext:value-type="float">
            <text:p>212</text:p>
          </table:table-cell>
          <table:table-cell table:formula="of:=[.$K$26]*EXP([.$K$25]*[.D214])" office:value-type="float" office:value="1001.68370069774" calcext:value-type="float">
            <text:p>1001.68370069774</text:p>
          </table:table-cell>
          <table:table-cell table:formula="of:=BITRSHIFT([.E214];4)"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14]+1" office:value-type="float" office:value="213" calcext:value-type="float">
            <text:p>213</text:p>
          </table:table-cell>
          <table:table-cell table:formula="of:=[.$K$26]*EXP([.$K$25]*[.D215])" office:value-type="float" office:value="1035.02795338535" calcext:value-type="float">
            <text:p>1035.02795338535</text:p>
          </table:table-cell>
          <table:table-cell table:formula="of:=BITRSHIFT([.E215];4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15]+1" office:value-type="float" office:value="214" calcext:value-type="float">
            <text:p>214</text:p>
          </table:table-cell>
          <table:table-cell table:formula="of:=[.$K$26]*EXP([.$K$25]*[.D216])" office:value-type="float" office:value="1069.48217640244" calcext:value-type="float">
            <text:p>1069.48217640244</text:p>
          </table:table-cell>
          <table:table-cell table:formula="of:=BITRSHIFT([.E216];4)"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16]+1" office:value-type="float" office:value="215" calcext:value-type="float">
            <text:p>215</text:p>
          </table:table-cell>
          <table:table-cell table:formula="of:=[.$K$26]*EXP([.$K$25]*[.D217])" office:value-type="float" office:value="1105.08331866922" calcext:value-type="float">
            <text:p>1105.08331866922</text:p>
          </table:table-cell>
          <table:table-cell table:formula="of:=BITRSHIFT([.E217];4)"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17]+1" office:value-type="float" office:value="216" calcext:value-type="float">
            <text:p>216</text:p>
          </table:table-cell>
          <table:table-cell table:formula="of:=[.$K$26]*EXP([.$K$25]*[.D218])" office:value-type="float" office:value="1141.86955906916" calcext:value-type="float">
            <text:p>1141.86955906916</text:p>
          </table:table-cell>
          <table:table-cell table:formula="of:=BITRSHIFT([.E218];4)"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18]+1" office:value-type="float" office:value="217" calcext:value-type="float">
            <text:p>217</text:p>
          </table:table-cell>
          <table:table-cell table:formula="of:=[.$K$26]*EXP([.$K$25]*[.D219])" office:value-type="float" office:value="1179.88034739223" calcext:value-type="float">
            <text:p>1179.88034739223</text:p>
          </table:table-cell>
          <table:table-cell table:formula="of:=BITRSHIFT([.E219];4)"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19]+1" office:value-type="float" office:value="218" calcext:value-type="float">
            <text:p>218</text:p>
          </table:table-cell>
          <table:table-cell table:formula="of:=[.$K$26]*EXP([.$K$25]*[.D220])" office:value-type="float" office:value="1219.15644664111" calcext:value-type="float">
            <text:p>1219.15644664111</text:p>
          </table:table-cell>
          <table:table-cell table:formula="of:=BITRSHIFT([.E220];4)"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20]+1" office:value-type="float" office:value="219" calcext:value-type="float">
            <text:p>219</text:p>
          </table:table-cell>
          <table:table-cell table:formula="of:=[.$K$26]*EXP([.$K$25]*[.D221])" office:value-type="float" office:value="1259.73997674569" calcext:value-type="float">
            <text:p>1259.73997674569</text:p>
          </table:table-cell>
          <table:table-cell table:formula="of:=BITRSHIFT([.E221];4)"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21]+1" office:value-type="float" office:value="220" calcext:value-type="float">
            <text:p>220</text:p>
          </table:table-cell>
          <table:table-cell table:formula="of:=[.$K$26]*EXP([.$K$25]*[.D222])" office:value-type="float" office:value="1301.67445973272" calcext:value-type="float">
            <text:p>1301.67445973272</text:p>
          </table:table-cell>
          <table:table-cell table:formula="of:=BITRSHIFT([.E222];4)"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22]+1" office:value-type="float" office:value="221" calcext:value-type="float">
            <text:p>221</text:p>
          </table:table-cell>
          <table:table-cell table:formula="of:=[.$K$26]*EXP([.$K$25]*[.D223])" office:value-type="float" office:value="1345.00486639911" calcext:value-type="float">
            <text:p>1345.00486639911</text:p>
          </table:table-cell>
          <table:table-cell table:formula="of:=BITRSHIFT([.E223];4)"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23]+1" office:value-type="float" office:value="222" calcext:value-type="float">
            <text:p>222</text:p>
          </table:table-cell>
          <table:table-cell table:formula="of:=[.$K$26]*EXP([.$K$25]*[.D224])" office:value-type="float" office:value="1389.77766453892" calcext:value-type="float">
            <text:p>1389.77766453892</text:p>
          </table:table-cell>
          <table:table-cell table:formula="of:=BITRSHIFT([.E224];4)"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24]+1" office:value-type="float" office:value="223" calcext:value-type="float">
            <text:p>223</text:p>
          </table:table-cell>
          <table:table-cell table:formula="of:=[.$K$26]*EXP([.$K$25]*[.D225])" office:value-type="float" office:value="1436.04086877565" calcext:value-type="float">
            <text:p>1436.04086877565</text:p>
          </table:table-cell>
          <table:table-cell table:formula="of:=BITRSHIFT([.E225];4)"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25]+1" office:value-type="float" office:value="224" calcext:value-type="float">
            <text:p>224</text:p>
          </table:table-cell>
          <table:table-cell table:formula="of:=[.$K$26]*EXP([.$K$25]*[.D226])" office:value-type="float" office:value="1483.84409205346" calcext:value-type="float">
            <text:p>1483.84409205346</text:p>
          </table:table-cell>
          <table:table-cell table:formula="of:=BITRSHIFT([.E226];4)"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26]+1" office:value-type="float" office:value="225" calcext:value-type="float">
            <text:p>225</text:p>
          </table:table-cell>
          <table:table-cell table:formula="of:=[.$K$26]*EXP([.$K$25]*[.D227])" office:value-type="float" office:value="1533.23859884236" calcext:value-type="float">
            <text:p>1533.23859884236</text:p>
          </table:table-cell>
          <table:table-cell table:formula="of:=BITRSHIFT([.E227];4)"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27]+1" office:value-type="float" office:value="226" calcext:value-type="float">
            <text:p>226</text:p>
          </table:table-cell>
          <table:table-cell table:formula="of:=[.$K$26]*EXP([.$K$25]*[.D228])" office:value-type="float" office:value="1584.27736011459" calcext:value-type="float">
            <text:p>1584.27736011459</text:p>
          </table:table-cell>
          <table:table-cell table:formula="of:=BITRSHIFT([.E228];4)"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28]+1" office:value-type="float" office:value="227" calcext:value-type="float">
            <text:p>227</text:p>
          </table:table-cell>
          <table:table-cell table:formula="of:=[.$K$26]*EXP([.$K$25]*[.D229])" office:value-type="float" office:value="1637.01511015098" calcext:value-type="float">
            <text:p>1637.01511015098</text:p>
          </table:table-cell>
          <table:table-cell table:formula="of:=BITRSHIFT([.E229];4)" office:value-type="float" office:value="102" calcext:value-type="float">
            <text:p>10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29]+1" office:value-type="float" office:value="228" calcext:value-type="float">
            <text:p>228</text:p>
          </table:table-cell>
          <table:table-cell table:formula="of:=[.$K$26]*EXP([.$K$25]*[.D230])" office:value-type="float" office:value="1691.50840523833" calcext:value-type="float">
            <text:p>1691.50840523833</text:p>
          </table:table-cell>
          <table:table-cell table:formula="of:=BITRSHIFT([.E230];4)"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30]+1" office:value-type="float" office:value="229" calcext:value-type="float">
            <text:p>229</text:p>
          </table:table-cell>
          <table:table-cell table:formula="of:=[.$K$26]*EXP([.$K$25]*[.D231])" office:value-type="float" office:value="1747.81568432073" calcext:value-type="float">
            <text:p>1747.81568432073</text:p>
          </table:table-cell>
          <table:table-cell table:formula="of:=BITRSHIFT([.E231];4)" office:value-type="float" office:value="109" calcext:value-type="float">
            <text:p>109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31]+1" office:value-type="float" office:value="230" calcext:value-type="float">
            <text:p>230</text:p>
          </table:table-cell>
          <table:table-cell table:formula="of:=[.$K$26]*EXP([.$K$25]*[.D232])" office:value-type="float" office:value="1805.99733166985" calcext:value-type="float">
            <text:p>1805.99733166985</text:p>
          </table:table-cell>
          <table:table-cell table:formula="of:=BITRSHIFT([.E232];4)" office:value-type="float" office:value="112" calcext:value-type="float">
            <text:p>11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32]+1" office:value-type="float" office:value="231" calcext:value-type="float">
            <text:p>231</text:p>
          </table:table-cell>
          <table:table-cell table:formula="of:=[.$K$26]*EXP([.$K$25]*[.D233])" office:value-type="float" office:value="1866.11574164138" calcext:value-type="float">
            <text:p>1866.11574164138</text:p>
          </table:table-cell>
          <table:table-cell table:formula="of:=BITRSHIFT([.E233];4)"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33]+1" office:value-type="float" office:value="232" calcext:value-type="float">
            <text:p>232</text:p>
          </table:table-cell>
          <table:table-cell table:formula="of:=[.$K$26]*EXP([.$K$25]*[.D234])" office:value-type="float" office:value="1928.23538558715" calcext:value-type="float">
            <text:p>1928.23538558715</text:p>
          </table:table-cell>
          <table:table-cell table:formula="of:=BITRSHIFT([.E234];4)"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34]+1" office:value-type="float" office:value="233" calcext:value-type="float">
            <text:p>233</text:p>
          </table:table-cell>
          <table:table-cell table:formula="of:=[.$K$26]*EXP([.$K$25]*[.D235])" office:value-type="float" office:value="1992.42288099455" calcext:value-type="float">
            <text:p>1992.42288099455</text:p>
          </table:table-cell>
          <table:table-cell table:formula="of:=BITRSHIFT([.E235];4)" office:value-type="float" office:value="124" calcext:value-type="float">
            <text:p>124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35]+1" office:value-type="float" office:value="234" calcext:value-type="float">
            <text:p>234</text:p>
          </table:table-cell>
          <table:table-cell table:formula="of:=[.$K$26]*EXP([.$K$25]*[.D236])" office:value-type="float" office:value="2058.74706292761" calcext:value-type="float">
            <text:p>2058.74706292761</text:p>
          </table:table-cell>
          <table:table-cell table:formula="of:=BITRSHIFT([.E236];4)"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36]+1" office:value-type="float" office:value="235" calcext:value-type="float">
            <text:p>235</text:p>
          </table:table-cell>
          <table:table-cell table:formula="of:=[.$K$26]*EXP([.$K$25]*[.D237])" office:value-type="float" office:value="2127.27905784608" calcext:value-type="float">
            <text:p>2127.27905784608</text:p>
          </table:table-cell>
          <table:table-cell table:formula="of:=BITRSHIFT([.E237];4)"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37]+1" office:value-type="float" office:value="236" calcext:value-type="float">
            <text:p>236</text:p>
          </table:table-cell>
          <table:table-cell table:formula="of:=[.$K$26]*EXP([.$K$25]*[.D238])" office:value-type="float" office:value="2198.09235988191" calcext:value-type="float">
            <text:p>2198.09235988191</text:p>
          </table:table-cell>
          <table:table-cell table:formula="of:=BITRSHIFT([.E238];4)" office:value-type="float" office:value="137" calcext:value-type="float">
            <text:p>137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38]+1" office:value-type="float" office:value="237" calcext:value-type="float">
            <text:p>237</text:p>
          </table:table-cell>
          <table:table-cell table:formula="of:=[.$K$26]*EXP([.$K$25]*[.D239])" office:value-type="float" office:value="2271.26290965481" calcext:value-type="float">
            <text:p>2271.26290965481</text:p>
          </table:table-cell>
          <table:table-cell table:formula="of:=BITRSHIFT([.E239];4)"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39]+1" office:value-type="float" office:value="238" calcext:value-type="float">
            <text:p>238</text:p>
          </table:table-cell>
          <table:table-cell table:formula="of:=[.$K$26]*EXP([.$K$25]*[.D240])" office:value-type="float" office:value="2346.86917571143" calcext:value-type="float">
            <text:p>2346.86917571143</text:p>
          </table:table-cell>
          <table:table-cell table:formula="of:=BITRSHIFT([.E240];4)"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40]+1" office:value-type="float" office:value="239" calcext:value-type="float">
            <text:p>239</text:p>
          </table:table-cell>
          <table:table-cell table:formula="of:=[.$K$26]*EXP([.$K$25]*[.D241])" office:value-type="float" office:value="2424.99223867549" calcext:value-type="float">
            <text:p>2424.99223867549</text:p>
          </table:table-cell>
          <table:table-cell table:formula="of:=BITRSHIFT([.E241];4)" office:value-type="float" office:value="151" calcext:value-type="float">
            <text:p>15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41]+1" office:value-type="float" office:value="240" calcext:value-type="float">
            <text:p>240</text:p>
          </table:table-cell>
          <table:table-cell table:formula="of:=[.$K$26]*EXP([.$K$25]*[.D242])" office:value-type="float" office:value="2505.71587819919" calcext:value-type="float">
            <text:p>2505.71587819919</text:p>
          </table:table-cell>
          <table:table-cell table:formula="of:=BITRSHIFT([.E242];4)"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42]+1" office:value-type="float" office:value="241" calcext:value-type="float">
            <text:p>241</text:p>
          </table:table-cell>
          <table:table-cell table:formula="of:=[.$K$26]*EXP([.$K$25]*[.D243])" office:value-type="float" office:value="2589.12666280897" calcext:value-type="float">
            <text:p>2589.12666280897</text:p>
          </table:table-cell>
          <table:table-cell table:formula="of:=BITRSHIFT([.E243];4)" office:value-type="float" office:value="161" calcext:value-type="float">
            <text:p>16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43]+1" office:value-type="float" office:value="242" calcext:value-type="float">
            <text:p>242</text:p>
          </table:table-cell>
          <table:table-cell table:formula="of:=[.$K$26]*EXP([.$K$25]*[.D244])" office:value-type="float" office:value="2675.31404274217" calcext:value-type="float">
            <text:p>2675.31404274217</text:p>
          </table:table-cell>
          <table:table-cell table:formula="of:=BITRSHIFT([.E244];4)" office:value-type="float" office:value="167" calcext:value-type="float">
            <text:p>167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44]+1" office:value-type="float" office:value="243" calcext:value-type="float">
            <text:p>243</text:p>
          </table:table-cell>
          <table:table-cell table:formula="of:=[.$K$26]*EXP([.$K$25]*[.D245])" office:value-type="float" office:value="2764.37044587399" calcext:value-type="float">
            <text:p>2764.37044587399</text:p>
          </table:table-cell>
          <table:table-cell table:formula="of:=BITRSHIFT([.E245];4)" office:value-type="float" office:value="172" calcext:value-type="float">
            <text:p>17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45]+1" office:value-type="float" office:value="244" calcext:value-type="float">
            <text:p>244</text:p>
          </table:table-cell>
          <table:table-cell table:formula="of:=[.$K$26]*EXP([.$K$25]*[.D246])" office:value-type="float" office:value="2856.3913768377" calcext:value-type="float">
            <text:p>2856.3913768377</text:p>
          </table:table-cell>
          <table:table-cell table:formula="of:=BITRSHIFT([.E246];4)" office:value-type="float" office:value="178" calcext:value-type="float">
            <text:p>178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46]+1" office:value-type="float" office:value="245" calcext:value-type="float">
            <text:p>245</text:p>
          </table:table-cell>
          <table:table-cell table:formula="of:=[.$K$26]*EXP([.$K$25]*[.D247])" office:value-type="float" office:value="2951.47551944443" calcext:value-type="float">
            <text:p>2951.47551944443</text:p>
          </table:table-cell>
          <table:table-cell table:formula="of:=BITRSHIFT([.E247];4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47]+1" office:value-type="float" office:value="246" calcext:value-type="float">
            <text:p>246</text:p>
          </table:table-cell>
          <table:table-cell table:formula="of:=[.$K$26]*EXP([.$K$25]*[.D248])" office:value-type="float" office:value="3049.72484251228" calcext:value-type="float">
            <text:p>3049.72484251228</text:p>
          </table:table-cell>
          <table:table-cell table:formula="of:=BITRSHIFT([.E248];4)" office:value-type="float" office:value="190" calcext:value-type="float">
            <text:p>19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48]+1" office:value-type="float" office:value="247" calcext:value-type="float">
            <text:p>247</text:p>
          </table:table-cell>
          <table:table-cell table:formula="of:=[.$K$26]*EXP([.$K$25]*[.D249])" office:value-type="float" office:value="3151.24470921829" calcext:value-type="float">
            <text:p>3151.24470921829</text:p>
          </table:table-cell>
          <table:table-cell table:formula="of:=BITRSHIFT([.E249];4)" office:value-type="float" office:value="196" calcext:value-type="float">
            <text:p>196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49]+1" office:value-type="float" office:value="248" calcext:value-type="float">
            <text:p>248</text:p>
          </table:table-cell>
          <table:table-cell table:formula="of:=[.$K$26]*EXP([.$K$25]*[.D250])" office:value-type="float" office:value="3256.14399009056" calcext:value-type="float">
            <text:p>3256.14399009056</text:p>
          </table:table-cell>
          <table:table-cell table:formula="of:=BITRSHIFT([.E250];4)" office:value-type="float" office:value="203" calcext:value-type="float">
            <text:p>20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50]+1" office:value-type="float" office:value="249" calcext:value-type="float">
            <text:p>249</text:p>
          </table:table-cell>
          <table:table-cell table:formula="of:=[.$K$26]*EXP([.$K$25]*[.D251])" office:value-type="float" office:value="3364.5351797617" calcext:value-type="float">
            <text:p>3364.5351797617</text:p>
          </table:table-cell>
          <table:table-cell table:formula="of:=BITRSHIFT([.E251];4)" office:value-type="float" office:value="210" calcext:value-type="float">
            <text:p>21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51]+1" office:value-type="float" office:value="250" calcext:value-type="float">
            <text:p>250</text:p>
          </table:table-cell>
          <table:table-cell table:formula="of:=[.$K$26]*EXP([.$K$25]*[.D252])" office:value-type="float" office:value="3476.53451760875" calcext:value-type="float">
            <text:p>3476.53451760875</text:p>
          </table:table-cell>
          <table:table-cell table:formula="of:=BITRSHIFT([.E252];4)" office:value-type="float" office:value="217" calcext:value-type="float">
            <text:p>217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52]+1" office:value-type="float" office:value="251" calcext:value-type="float">
            <text:p>251</text:p>
          </table:table-cell>
          <table:table-cell table:formula="of:=[.$K$26]*EXP([.$K$25]*[.D253])" office:value-type="float" office:value="3592.26211240898" calcext:value-type="float">
            <text:p>3592.26211240898</text:p>
          </table:table-cell>
          <table:table-cell table:formula="of:=BITRSHIFT([.E253];4)"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53]+1" office:value-type="float" office:value="252" calcext:value-type="float">
            <text:p>252</text:p>
          </table:table-cell>
          <table:table-cell table:formula="of:=[.$K$26]*EXP([.$K$25]*[.D254])" office:value-type="float" office:value="3711.84207114532" calcext:value-type="float">
            <text:p>3711.84207114532</text:p>
          </table:table-cell>
          <table:table-cell table:formula="of:=BITRSHIFT([.E254];4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54]+1" office:value-type="float" office:value="253" calcext:value-type="float">
            <text:p>253</text:p>
          </table:table-cell>
          <table:table-cell table:formula="of:=[.$K$26]*EXP([.$K$25]*[.D255])" office:value-type="float" office:value="3835.40263209939" calcext:value-type="float">
            <text:p>3835.40263209939</text:p>
          </table:table-cell>
          <table:table-cell table:formula="of:=BITRSHIFT([.E255];4)"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55]+1" office:value-type="float" office:value="254" calcext:value-type="float">
            <text:p>254</text:p>
          </table:table-cell>
          <table:table-cell table:formula="of:=[.$K$26]*EXP([.$K$25]*[.D256])" office:value-type="float" office:value="3963.07630237511" calcext:value-type="float">
            <text:p>3963.07630237511</text:p>
          </table:table-cell>
          <table:table-cell table:formula="of:=BITRSHIFT([.E256];4)"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56]+1" office:value-type="float" office:value="255" calcext:value-type="float">
            <text:p>255</text:p>
          </table:table-cell>
          <table:table-cell table:formula="of:=[.$K$26]*EXP([.$K$25]*[.D257])" office:value-type="float" office:value="4095.00000000005" calcext:value-type="float">
            <text:p>4095.00000000005</text:p>
          </table:table-cell>
          <table:table-cell table:formula="of:=BITRSHIFT([.E257];4)" office:value-type="float" office:value="255" calcext:value-type="float">
            <text:p>255</text:p>
          </table:table-cell>
          <table:table-cell table:number-columns-repeated="8"/>
        </table:table-row>
      </table:table>
      <table:table table:name="PowerDither" table:style-name="ta1">
        <table:shapes>
          <draw:frame draw:z-index="0" draw:style-name="gr1" draw:text-style-name="P1" svg:width="184.43mm" svg:height="27.85mm" svg:x="5.87mm" svg:y="104.76mm">
            <draw:object draw:notify-on-update-of-ranges="PowerDither.B25:PowerDither.U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8" table:default-cell-style-name="ce9"/>
        <table:table-column table:style-name="co9" table:number-columns-repeated="4" table:default-cell-style-name="Default"/>
        <table:table-column table:style-name="co10" table:number-columns-repeated="3" table:default-cell-style-name="Default"/>
        <table:table-column table:style-name="co11" table:number-columns-repeated="3" table:default-cell-style-name="Default"/>
        <table:table-column table:style-name="co12" table:number-columns-repeated="4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formula="of:=[.L1]+1" office:value-type="float" office:value="11" calcext:value-type="float">
            <text:p>11</text:p>
          </table:table-cell>
          <table:table-cell table:formula="of:=[.M1]+1" office:value-type="float" office:value="12" calcext:value-type="float">
            <text:p>12</text:p>
          </table:table-cell>
          <table:table-cell table:formula="of:=[.N1]+1" office:value-type="float" office:value="13" calcext:value-type="float">
            <text:p>13</text:p>
          </table:table-cell>
          <table:table-cell table:formula="of:=[.O1]+1" office:value-type="float" office:value="14" calcext:value-type="float">
            <text:p>14</text:p>
          </table:table-cell>
          <table:table-cell table:formula="of:=[.P1]+1" office:value-type="float" office:value="15" calcext:value-type="float">
            <text:p>15</text:p>
          </table:table-cell>
          <table:table-cell table:formula="of:=[.Q1]+1" office:value-type="float" office:value="16" calcext:value-type="float">
            <text:p>16</text:p>
          </table:table-cell>
          <table:table-cell table:formula="of:=[.R1]+1" office:value-type="float" office:value="17" calcext:value-type="float">
            <text:p>17</text:p>
          </table:table-cell>
          <table:table-cell table:formula="of:=[.S1]+1" office:value-type="float" office:value="18" calcext:value-type="float">
            <text:p>18</text:p>
          </table:table-cell>
          <table:table-cell table:formula="of:=[.T1]+1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table:formula="of:=2^[.B1]" office:value-type="float" office:value="1" calcext:value-type="float">
            <text:p>1</text:p>
          </table:table-cell>
          <table:table-cell table:formula="of:=2^[.C1]" office:value-type="float" office:value="2" calcext:value-type="float">
            <text:p>2</text:p>
          </table:table-cell>
          <table:table-cell table:formula="of:=2^[.D1]" office:value-type="float" office:value="4" calcext:value-type="float">
            <text:p>4</text:p>
          </table:table-cell>
          <table:table-cell table:formula="of:=2^[.E1]" office:value-type="float" office:value="8" calcext:value-type="float">
            <text:p>8</text:p>
          </table:table-cell>
          <table:table-cell table:formula="of:=2^[.F1]" office:value-type="float" office:value="16" calcext:value-type="float">
            <text:p>16</text:p>
          </table:table-cell>
          <table:table-cell table:formula="of:=2^[.G1]" office:value-type="float" office:value="32" calcext:value-type="float">
            <text:p>32</text:p>
          </table:table-cell>
          <table:table-cell table:formula="of:=2^[.H1]" office:value-type="float" office:value="64" calcext:value-type="float">
            <text:p>64</text:p>
          </table:table-cell>
          <table:table-cell table:formula="of:=2^[.I1]" office:value-type="float" office:value="128" calcext:value-type="float">
            <text:p>128</text:p>
          </table:table-cell>
          <table:table-cell table:formula="of:=2^[.J1]" office:value-type="float" office:value="256" calcext:value-type="float">
            <text:p>256</text:p>
          </table:table-cell>
          <table:table-cell table:formula="of:=2^[.K1]" office:value-type="float" office:value="512" calcext:value-type="float">
            <text:p>512</text:p>
          </table:table-cell>
          <table:table-cell table:formula="of:=2^[.L1]" office:value-type="float" office:value="1024" calcext:value-type="float">
            <text:p>1024</text:p>
          </table:table-cell>
          <table:table-cell table:formula="of:=2^[.M1]" office:value-type="float" office:value="2048" calcext:value-type="float">
            <text:p>2048</text:p>
          </table:table-cell>
          <table:table-cell table:formula="of:=2^[.N1]" office:value-type="float" office:value="4096" calcext:value-type="float">
            <text:p>4096</text:p>
          </table:table-cell>
          <table:table-cell table:formula="of:=2^[.O1]" office:value-type="float" office:value="8192" calcext:value-type="float">
            <text:p>8192</text:p>
          </table:table-cell>
          <table:table-cell table:formula="of:=2^[.P1]" office:value-type="float" office:value="16384" calcext:value-type="float">
            <text:p>16384</text:p>
          </table:table-cell>
          <table:table-cell table:formula="of:=2^[.Q1]" office:value-type="float" office:value="32768" calcext:value-type="float">
            <text:p>32768</text:p>
          </table:table-cell>
          <table:table-cell table:formula="of:=2^[.R1]" office:value-type="float" office:value="65536" calcext:value-type="float">
            <text:p>65536</text:p>
          </table:table-cell>
          <table:table-cell table:formula="of:=2^[.S1]" office:value-type="float" office:value="131072" calcext:value-type="float">
            <text:p>131072</text:p>
          </table:table-cell>
          <table:table-cell table:formula="of:=2^[.T1]" office:value-type="float" office:value="262144" calcext:value-type="float">
            <text:p>262144</text:p>
          </table:table-cell>
          <table:table-cell table:formula="of:=2^[.U1]" office:value-type="float" office:value="524288" calcext:value-type="float">
            <text:p>524288</text:p>
          </table:table-cell>
          <table:table-cell table:number-columns-repeated="3"/>
          <table:table-cell office:value-type="string" calcext:value-type="string">
            <text:p>{</text:p>
          </table:table-cell>
        </table:table-row>
        <table:table-row table:style-name="ro1">
          <table:table-cell office:value-type="percentage" office:value="0" calcext:value-type="percentage">
            <text:p>0%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9" table:formula="of:=AVERAGE([.B3:.U3])" office:value-type="percentage" office:value="0" calcext:value-type="percentage">
            <text:p>0%</text:p>
          </table:table-cell>
          <table:table-cell table:formula="of:=SUMPRODUCT([.B3:.U3];[.$B$2:.$U$2])" office:value-type="float" office:value="0" calcext:value-type="float">
            <text:p>0</text:p>
          </table:table-cell>
          <table:table-cell table:formula="of:=&quot;0x&quot;&amp;DEC2HEX([.W3];5)" office:value-type="string" office:string-value="0x00000" calcext:value-type="string">
            <text:p>0x00000</text:p>
          </table:table-cell>
          <table:table-cell table:formula="of:=[.Y2]&amp;[.X3]&amp;&quot;, &quot;" office:value-type="string" office:string-value="{0x00000, " calcext:value-type="string">
            <text:p>{0x00000, </text:p>
          </table:table-cell>
        </table:table-row>
        <table:table-row table:style-name="ro1">
          <table:table-cell table:formula="of:=[.A3]+5%" office:value-type="percentage" office:value="0.05" calcext:value-type="percentage">
            <text:p>5%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9" table:formula="of:=AVERAGE([.B4:.U4])" office:value-type="percentage" office:value="0.05" calcext:value-type="percentage">
            <text:p>5%</text:p>
          </table:table-cell>
          <table:table-cell table:formula="of:=SUMPRODUCT([.B4:.U4];[.$B$2:.$U$2])" office:value-type="float" office:value="1" calcext:value-type="float">
            <text:p>1</text:p>
          </table:table-cell>
          <table:table-cell table:formula="of:=&quot;0x&quot;&amp;DEC2HEX([.W4];5)" office:value-type="string" office:string-value="0x00001" calcext:value-type="string">
            <text:p>0x00001</text:p>
          </table:table-cell>
          <table:table-cell table:formula="of:=[.Y3]&amp;[.X4]&amp;&quot;, &quot;" office:value-type="string" office:string-value="{0x00000, 0x00001, " calcext:value-type="string">
            <text:p>{0x00000, 0x00001, </text:p>
          </table:table-cell>
        </table:table-row>
        <table:table-row table:style-name="ro1">
          <table:table-cell table:formula="of:=[.A4]+5%" office:value-type="percentage" office:value="0.1" calcext:value-type="percentage">
            <text:p>10%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9" table:formula="of:=AVERAGE([.B5:.U5])" office:value-type="percentage" office:value="0.1" calcext:value-type="percentage">
            <text:p>10%</text:p>
          </table:table-cell>
          <table:table-cell table:formula="of:=SUMPRODUCT([.B5:.U5];[.$B$2:.$U$2])" office:value-type="float" office:value="1025" calcext:value-type="float">
            <text:p>1025</text:p>
          </table:table-cell>
          <table:table-cell table:formula="of:=&quot;0x&quot;&amp;DEC2HEX([.W5];5)" office:value-type="string" office:string-value="0x00401" calcext:value-type="string">
            <text:p>0x00401</text:p>
          </table:table-cell>
          <table:table-cell table:formula="of:=[.Y4]&amp;[.X5]&amp;&quot;, &quot;" office:value-type="string" office:string-value="{0x00000, 0x00001, 0x00401, " calcext:value-type="string">
            <text:p>{0x00000, 0x00001, 0x00401, </text:p>
          </table:table-cell>
        </table:table-row>
        <table:table-row table:style-name="ro1">
          <table:table-cell table:formula="of:=[.A5]+5%" office:value-type="percentage" office:value="0.15" calcext:value-type="percentage">
            <text:p>15%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table:formula="of:=AVERAGE([.B6:.U6])" office:value-type="percentage" office:value="0.15" calcext:value-type="percentage">
            <text:p>15%</text:p>
          </table:table-cell>
          <table:table-cell table:formula="of:=SUMPRODUCT([.B6:.U6];[.$B$2:.$U$2])" office:value-type="float" office:value="16513" calcext:value-type="float">
            <text:p>16513</text:p>
          </table:table-cell>
          <table:table-cell table:formula="of:=&quot;0x&quot;&amp;DEC2HEX([.W6];5)" office:value-type="string" office:string-value="0x04081" calcext:value-type="string">
            <text:p>0x04081</text:p>
          </table:table-cell>
          <table:table-cell table:formula="of:=[.Y5]&amp;[.X6]&amp;&quot;, &quot;" office:value-type="string" office:string-value="{0x00000, 0x00001, 0x00401, 0x04081, " calcext:value-type="string">
            <text:p>{0x00000, 0x00001, 0x00401, 0x04081, </text:p>
          </table:table-cell>
        </table:table-row>
        <table:table-row table:style-name="ro1">
          <table:table-cell table:formula="of:=[.A6]+5%" office:value-type="percentage" office:value="0.2" calcext:value-type="percentage">
            <text:p>20%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table:formula="of:=AVERAGE([.B7:.U7])" office:value-type="percentage" office:value="0.2" calcext:value-type="percentage">
            <text:p>20%</text:p>
          </table:table-cell>
          <table:table-cell table:formula="of:=SUMPRODUCT([.B7:.U7];[.$B$2:.$U$2])" office:value-type="float" office:value="33825" calcext:value-type="float">
            <text:p>33825</text:p>
          </table:table-cell>
          <table:table-cell table:formula="of:=&quot;0x&quot;&amp;DEC2HEX([.W7];5)" office:value-type="string" office:string-value="0x08421" calcext:value-type="string">
            <text:p>0x08421</text:p>
          </table:table-cell>
          <table:table-cell table:formula="of:=[.Y6]&amp;[.X7]&amp;&quot;, &quot;" office:value-type="string" office:string-value="{0x00000, 0x00001, 0x00401, 0x04081, 0x08421, " calcext:value-type="string">
            <text:p>{0x00000, 0x00001, 0x00401, 0x04081, 0x08421, </text:p>
          </table:table-cell>
        </table:table-row>
        <table:table-row table:style-name="ro1">
          <table:table-cell table:formula="of:=[.A7]+5%" office:value-type="percentage" office:value="0.25" calcext:value-type="percentage">
            <text:p>25%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formula="of:=AVERAGE([.B8:.U8])" office:value-type="percentage" office:value="0.25" calcext:value-type="percentage">
            <text:p>25%</text:p>
          </table:table-cell>
          <table:table-cell table:formula="of:=SUMPRODUCT([.B8:.U8];[.$B$2:.$U$2])" office:value-type="float" office:value="69905" calcext:value-type="float">
            <text:p>69905</text:p>
          </table:table-cell>
          <table:table-cell table:formula="of:=&quot;0x&quot;&amp;DEC2HEX([.W8];5)" office:value-type="string" office:string-value="0x11111" calcext:value-type="string">
            <text:p>0x11111</text:p>
          </table:table-cell>
          <table:table-cell table:formula="of:=[.Y7]&amp;[.X8]&amp;&quot;, &quot;" office:value-type="string" office:string-value="{0x00000, 0x00001, 0x00401, 0x04081, 0x08421, 0x11111, " calcext:value-type="string">
            <text:p>{0x00000, 0x00001, 0x00401, 0x04081, 0x08421, 0x11111, </text:p>
          </table:table-cell>
        </table:table-row>
        <table:table-row table:style-name="ro1">
          <table:table-cell table:formula="of:=[.A8]+5%" office:value-type="percentage" office:value="0.3" calcext:value-type="percentage">
            <text:p>30%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table:formula="of:=AVERAGE([.B9:.U9])" office:value-type="percentage" office:value="0.3" calcext:value-type="percentage">
            <text:p>30%</text:p>
          </table:table-cell>
          <table:table-cell table:formula="of:=SUMPRODUCT([.B9:.U9];[.$B$2:.$U$2])" office:value-type="float" office:value="148625" calcext:value-type="float">
            <text:p>148625</text:p>
          </table:table-cell>
          <table:table-cell table:formula="of:=&quot;0x&quot;&amp;DEC2HEX([.W9];5)" office:value-type="string" office:string-value="0x24491" calcext:value-type="string">
            <text:p>0x24491</text:p>
          </table:table-cell>
          <table:table-cell table:formula="of:=[.Y8]&amp;[.X9]&amp;&quot;, &quot;" office:value-type="string" office:string-value="{0x00000, 0x00001, 0x00401, 0x04081, 0x08421, 0x11111, 0x24491, " calcext:value-type="string">
            <text:p>{0x00000, 0x00001, 0x00401, 0x04081, 0x08421, 0x11111, 0x24491, </text:p>
          </table:table-cell>
        </table:table-row>
        <table:table-row table:style-name="ro1">
          <table:table-cell table:formula="of:=[.A9]+5%" office:value-type="percentage" office:value="0.35" calcext:value-type="percentage">
            <text:p>35%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table:formula="of:=AVERAGE([.B10:.U10])" office:value-type="percentage" office:value="0.35" calcext:value-type="percentage">
            <text:p>35%</text:p>
          </table:table-cell>
          <table:table-cell table:formula="of:=SUMPRODUCT([.B10:.U10];[.$B$2:.$U$2])" office:value-type="float" office:value="299593" calcext:value-type="float">
            <text:p>299593</text:p>
          </table:table-cell>
          <table:table-cell table:formula="of:=&quot;0x&quot;&amp;DEC2HEX([.W10];5)" office:value-type="string" office:string-value="0x49249" calcext:value-type="string">
            <text:p>0x49249</text:p>
          </table:table-cell>
          <table:table-cell table:formula="of:=[.Y9]&amp;[.X10]&amp;&quot;, &quot;" office:value-type="string" office:string-value="{0x00000, 0x00001, 0x00401, 0x04081, 0x08421, 0x11111, 0x24491, 0x49249, " calcext:value-type="string">
            <text:p>{0x00000, 0x00001, 0x00401, 0x04081, 0x08421, 0x11111, 0x24491, 0x49249, </text:p>
          </table:table-cell>
        </table:table-row>
        <table:table-row table:style-name="ro1">
          <table:table-cell table:formula="of:=[.A10]+5%" office:value-type="percentage" office:value="0.4" calcext:value-type="percentage">
            <text:p>40%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table:formula="of:=AVERAGE([.B11:.U11])" office:value-type="percentage" office:value="0.4" calcext:value-type="percentage">
            <text:p>40%</text:p>
          </table:table-cell>
          <table:table-cell table:formula="of:=SUMPRODUCT([.B11:.U11];[.$B$2:.$U$2])" office:value-type="float" office:value="304425" calcext:value-type="float">
            <text:p>304425</text:p>
          </table:table-cell>
          <table:table-cell table:formula="of:=&quot;0x&quot;&amp;DEC2HEX([.W11];5)" office:value-type="string" office:string-value="0x4A529" calcext:value-type="string">
            <text:p>0x4A529</text:p>
          </table:table-cell>
          <table:table-cell table:formula="of:=[.Y10]&amp;[.X11]&amp;&quot;, &quot;" office:value-type="string" office:string-value="{0x00000, 0x00001, 0x00401, 0x04081, 0x08421, 0x11111, 0x24491, 0x49249, 0x4A529, " calcext:value-type="string">
            <text:p>{0x00000, 0x00001, 0x00401, 0x04081, 0x08421, 0x11111, 0x24491, 0x49249, 0x4A529, </text:p>
          </table:table-cell>
        </table:table-row>
        <table:table-row table:style-name="ro1">
          <table:table-cell table:formula="of:=[.A11]+5%" office:value-type="percentage" office:value="0.45" calcext:value-type="percentage">
            <text:p>45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table:formula="of:=AVERAGE([.B12:.U12])" office:value-type="percentage" office:value="0.45" calcext:value-type="percentage">
            <text:p>45%</text:p>
          </table:table-cell>
          <table:table-cell table:formula="of:=SUMPRODUCT([.B12:.U12];[.$B$2:.$U$2])" office:value-type="float" office:value="174677" calcext:value-type="float">
            <text:p>174677</text:p>
          </table:table-cell>
          <table:table-cell table:formula="of:=&quot;0x&quot;&amp;DEC2HEX([.W12];5)" office:value-type="string" office:string-value="0x2AA55" calcext:value-type="string">
            <text:p>0x2AA55</text:p>
          </table:table-cell>
          <table:table-cell table:formula="of:=[.Y11]&amp;[.X12]&amp;&quot;, &quot;" office:value-type="string" office:string-value="{0x00000, 0x00001, 0x00401, 0x04081, 0x08421, 0x11111, 0x24491, 0x49249, 0x4A529, 0x2AA55, " calcext:value-type="string">
            <text:p>{0x00000, 0x00001, 0x00401, 0x04081, 0x08421, 0x11111, 0x24491, 0x49249, 0x4A529, 0x2AA55, </text:p>
          </table:table-cell>
        </table:table-row>
        <table:table-row table:style-name="ro1">
          <table:table-cell table:formula="of:=[.A12]+5%" office:value-type="percentage" office:value="0.5" calcext:value-type="percentage">
            <text:p>50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table:formula="of:=AVERAGE([.B13:.U13])" office:value-type="percentage" office:value="0.5" calcext:value-type="percentage">
            <text:p>50%</text:p>
          </table:table-cell>
          <table:table-cell table:formula="of:=SUMPRODUCT([.B13:.U13];[.$B$2:.$U$2])" office:value-type="float" office:value="349525" calcext:value-type="float">
            <text:p>349525</text:p>
          </table:table-cell>
          <table:table-cell table:formula="of:=&quot;0x&quot;&amp;DEC2HEX([.W13];5)" office:value-type="string" office:string-value="0x55555" calcext:value-type="string">
            <text:p>0x55555</text:p>
          </table:table-cell>
          <table:table-cell table:formula="of:=[.Y12]&amp;[.X13]&amp;&quot;, &quot;" office:value-type="string" office:string-value="{0x00000, 0x00001, 0x00401, 0x04081, 0x08421, 0x11111, 0x24491, 0x49249, 0x4A529, 0x2AA55, 0x55555, " calcext:value-type="string">
            <text:p>{0x00000, 0x00001, 0x00401, 0x04081, 0x08421, 0x11111, 0x24491, 0x49249, 0x4A529, 0x2AA55, 0x55555, </text:p>
          </table:table-cell>
        </table:table-row>
        <table:table-row table:style-name="ro1">
          <table:table-cell table:formula="of:=[.A13]+5%" office:value-type="percentage" office:value="0.55" calcext:value-type="percentage">
            <text:p>55%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table:formula="of:=AVERAGE([.B14:.U14])" office:value-type="percentage" office:value="0.55" calcext:value-type="percentage">
            <text:p>55%</text:p>
          </table:table-cell>
          <table:table-cell table:formula="of:=SUMPRODUCT([.B14:.U14];[.$B$2:.$U$2])" office:value-type="float" office:value="349527" calcext:value-type="float">
            <text:p>349527</text:p>
          </table:table-cell>
          <table:table-cell table:formula="of:=&quot;0x&quot;&amp;DEC2HEX([.W14];5)" office:value-type="string" office:string-value="0x55557" calcext:value-type="string">
            <text:p>0x55557</text:p>
          </table:table-cell>
          <table:table-cell table:formula="of:=[.Y13]&amp;[.X14]&amp;&quot;, &quot;" office:value-type="string" office:string-value="{0x00000, 0x00001, 0x00401, 0x04081, 0x08421, 0x11111, 0x24491, 0x49249, 0x4A529, 0x2AA55, 0x55555, 0x55557, " calcext:value-type="string">
            <text:p>{0x00000, 0x00001, 0x00401, 0x04081, 0x08421, 0x11111, 0x24491, 0x49249, 0x4A529, 0x2AA55, 0x55555, 0x55557, </text:p>
          </table:table-cell>
        </table:table-row>
        <table:table-row table:style-name="ro1">
          <table:table-cell table:formula="of:=[.A14]+5%" office:value-type="percentage" office:value="0.6" calcext:value-type="percentage">
            <text:p>60%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table:formula="of:=AVERAGE([.B15:.U15])" office:value-type="percentage" office:value="0.6" calcext:value-type="percentage">
            <text:p>60%</text:p>
          </table:table-cell>
          <table:table-cell table:formula="of:=SUMPRODUCT([.B15:.U15];[.$B$2:.$U$2])" office:value-type="float" office:value="351575" calcext:value-type="float">
            <text:p>351575</text:p>
          </table:table-cell>
          <table:table-cell table:formula="of:=&quot;0x&quot;&amp;DEC2HEX([.W15];5)" office:value-type="string" office:string-value="0x55D57" calcext:value-type="string">
            <text:p>0x55D57</text:p>
          </table:table-cell>
          <table:table-cell table:formula="of:=[.Y14]&amp;[.X15]&amp;&quot;, &quot;" office:value-type="string" office:string-value="{0x00000, 0x00001, 0x00401, 0x04081, 0x08421, 0x11111, 0x24491, 0x49249, 0x4A529, 0x2AA55, 0x55555, 0x55557, 0x55D57, " calcext:value-type="string">
            <text:p>{0x00000, 0x00001, 0x00401, 0x04081, 0x08421, 0x11111, 0x24491, 0x49249, 0x4A529, 0x2AA55, 0x55555, 0x55557, 0x55D57, </text:p>
          </table:table-cell>
        </table:table-row>
        <table:table-row table:style-name="ro1">
          <table:table-cell table:formula="of:=[.A15]+5%" office:value-type="percentage" office:value="0.65" calcext:value-type="percentage">
            <text:p>65%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table:formula="of:=AVERAGE([.B16:.U16])" office:value-type="percentage" office:value="0.65" calcext:value-type="percentage">
            <text:p>65%</text:p>
          </table:table-cell>
          <table:table-cell table:formula="of:=SUMPRODUCT([.B16:.U16];[.$B$2:.$U$2])" office:value-type="float" office:value="382423" calcext:value-type="float">
            <text:p>382423</text:p>
          </table:table-cell>
          <table:table-cell table:formula="of:=&quot;0x&quot;&amp;DEC2HEX([.W16];5)" office:value-type="string" office:string-value="0x5D5D7" calcext:value-type="string">
            <text:p>0x5D5D7</text:p>
          </table:table-cell>
          <table:table-cell table:formula="of:=[.Y15]&amp;[.X16]&amp;&quot;, &quot;" office:value-type="string" office:string-value="{0x00000, 0x00001, 0x00401, 0x04081, 0x08421, 0x11111, 0x24491, 0x49249, 0x4A529, 0x2AA55, 0x55555, 0x55557, 0x55D57, 0x5D5D7, " calcext:value-type="string">
            <text:p>{0x00000, 0x00001, 0x00401, 0x04081, 0x08421, 0x11111, 0x24491, 0x49249, 0x4A529, 0x2AA55, 0x55555, 0x55557, 0x55D57, 0x5D5D7, </text:p>
          </table:table-cell>
        </table:table-row>
        <table:table-row table:style-name="ro1">
          <table:table-cell table:formula="of:=[.A16]+5%" office:value-type="percentage" office:value="0.7" calcext:value-type="percentage">
            <text:p>70%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table:formula="of:=AVERAGE([.B17:.U17])" office:value-type="percentage" office:value="0.7" calcext:value-type="percentage">
            <text:p>70%</text:p>
          </table:table-cell>
          <table:table-cell table:formula="of:=SUMPRODUCT([.B17:.U17];[.$B$2:.$U$2])" office:value-type="float" office:value="384375" calcext:value-type="float">
            <text:p>384375</text:p>
          </table:table-cell>
          <table:table-cell table:formula="of:=&quot;0x&quot;&amp;DEC2HEX([.W17];5)" office:value-type="string" office:string-value="0x5DD77" calcext:value-type="string">
            <text:p>0x5DD77</text:p>
          </table:table-cell>
          <table:table-cell table:formula="of:=[.Y16]&amp;[.X17]&amp;&quot;, &quot;" office:value-type="string" office:string-value="{0x00000, 0x00001, 0x00401, 0x04081, 0x08421, 0x11111, 0x24491, 0x49249, 0x4A529, 0x2AA55, 0x55555, 0x55557, 0x55D57, 0x5D5D7, 0x5DD77, " calcext:value-type="string">
            <text:p>{0x00000, 0x00001, 0x00401, 0x04081, 0x08421, 0x11111, 0x24491, 0x49249, 0x4A529, 0x2AA55, 0x55555, 0x55557, 0x55D57, 0x5D5D7, 0x5DD77, </text:p>
          </table:table-cell>
        </table:table-row>
        <table:table-row table:style-name="ro1">
          <table:table-cell table:formula="of:=[.A17]+5%" office:value-type="percentage" office:value="0.75" calcext:value-type="percentage">
            <text:p>75%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table:formula="of:=AVERAGE([.B18:.U18])" office:value-type="percentage" office:value="0.75" calcext:value-type="percentage">
            <text:p>75%</text:p>
          </table:table-cell>
          <table:table-cell table:formula="of:=SUMPRODUCT([.B18:.U18];[.$B$2:.$U$2])" office:value-type="float" office:value="489335" calcext:value-type="float">
            <text:p>489335</text:p>
          </table:table-cell>
          <table:table-cell table:formula="of:=&quot;0x&quot;&amp;DEC2HEX([.W18];5)" office:value-type="string" office:string-value="0x77777" calcext:value-type="string">
            <text:p>0x77777</text:p>
          </table:table-cell>
          <table:table-cell table:formula="of:=[.Y17]&amp;[.X18]&amp;&quot;, &quot;" office:value-type="string" office:string-value="{0x00000, 0x00001, 0x00401, 0x04081, 0x08421, 0x11111, 0x24491, 0x49249, 0x4A529, 0x2AA55, 0x55555, 0x55557, 0x55D57, 0x5D5D7, 0x5DD77, 0x77777, " calcext:value-type="string">
            <text:p>{0x00000, 0x00001, 0x00401, 0x04081, 0x08421, 0x11111, 0x24491, 0x49249, 0x4A529, 0x2AA55, 0x55555, 0x55557, 0x55D57, 0x5D5D7, 0x5DD77, 0x77777, </text:p>
          </table:table-cell>
        </table:table-row>
        <table:table-row table:style-name="ro1">
          <table:table-cell table:formula="of:=[.A18]+5%" office:value-type="percentage" office:value="0.8" calcext:value-type="percentage">
            <text:p>80%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table:formula="of:=AVERAGE([.B19:.U19])" office:value-type="percentage" office:value="0.8" calcext:value-type="percentage">
            <text:p>80%</text:p>
          </table:table-cell>
          <table:table-cell table:formula="of:=SUMPRODUCT([.B19:.U19];[.$B$2:.$U$2])" office:value-type="float" office:value="507375" calcext:value-type="float">
            <text:p>507375</text:p>
          </table:table-cell>
          <table:table-cell table:formula="of:=&quot;0x&quot;&amp;DEC2HEX([.W19];5)" office:value-type="string" office:string-value="0x7BDEF" calcext:value-type="string">
            <text:p>0x7BDEF</text:p>
          </table:table-cell>
          <table:table-cell table:formula="of:=[.Y18]&amp;[.X19]&amp;&quot;, &quot;" office:value-type="string" office:string-value="{0x00000, 0x00001, 0x00401, 0x04081, 0x08421, 0x11111, 0x24491, 0x49249, 0x4A529, 0x2AA55, 0x55555, 0x55557, 0x55D57, 0x5D5D7, 0x5DD77, 0x77777, 0x7BDEF, " calcext:value-type="string">
            <text:p>{0x00000, 0x00001, 0x00401, 0x04081, 0x08421, 0x11111, 0x24491, 0x49249, 0x4A529, 0x2AA55, 0x55555, 0x55557, 0x55D57, 0x5D5D7, 0x5DD77, 0x77777, 0x7BDEF, </text:p>
          </table:table-cell>
        </table:table-row>
        <table:table-row table:style-name="ro1">
          <table:table-cell table:formula="of:=[.A19]+5%" office:value-type="percentage" office:value="0.85" calcext:value-type="percentage">
            <text:p>85%</text:p>
          </table:table-cell>
          <table:table-cell table:formula="of:=1-[.B6]" office:value-type="float" office:value="0" calcext:value-type="float">
            <text:p>0</text:p>
          </table:table-cell>
          <table:table-cell table:formula="of:=1-[.C6]" office:value-type="float" office:value="1" calcext:value-type="float">
            <text:p>1</text:p>
          </table:table-cell>
          <table:table-cell table:formula="of:=1-[.D6]" office:value-type="float" office:value="1" calcext:value-type="float">
            <text:p>1</text:p>
          </table:table-cell>
          <table:table-cell table:formula="of:=1-[.E6]" office:value-type="float" office:value="1" calcext:value-type="float">
            <text:p>1</text:p>
          </table:table-cell>
          <table:table-cell table:formula="of:=1-[.F6]" office:value-type="float" office:value="1" calcext:value-type="float">
            <text:p>1</text:p>
          </table:table-cell>
          <table:table-cell table:formula="of:=1-[.G6]" office:value-type="float" office:value="1" calcext:value-type="float">
            <text:p>1</text:p>
          </table:table-cell>
          <table:table-cell table:formula="of:=1-[.H6]" office:value-type="float" office:value="1" calcext:value-type="float">
            <text:p>1</text:p>
          </table:table-cell>
          <table:table-cell table:formula="of:=1-[.I6]" office:value-type="float" office:value="0" calcext:value-type="float">
            <text:p>0</text:p>
          </table:table-cell>
          <table:table-cell table:formula="of:=1-[.J6]" office:value-type="float" office:value="1" calcext:value-type="float">
            <text:p>1</text:p>
          </table:table-cell>
          <table:table-cell table:formula="of:=1-[.K6]" office:value-type="float" office:value="1" calcext:value-type="float">
            <text:p>1</text:p>
          </table:table-cell>
          <table:table-cell table:formula="of:=1-[.L6]" office:value-type="float" office:value="1" calcext:value-type="float">
            <text:p>1</text:p>
          </table:table-cell>
          <table:table-cell table:formula="of:=1-[.M6]" office:value-type="float" office:value="1" calcext:value-type="float">
            <text:p>1</text:p>
          </table:table-cell>
          <table:table-cell table:formula="of:=1-[.N6]" office:value-type="float" office:value="1" calcext:value-type="float">
            <text:p>1</text:p>
          </table:table-cell>
          <table:table-cell table:formula="of:=1-[.O6]" office:value-type="float" office:value="1" calcext:value-type="float">
            <text:p>1</text:p>
          </table:table-cell>
          <table:table-cell table:formula="of:=1-[.P6]" office:value-type="float" office:value="0" calcext:value-type="float">
            <text:p>0</text:p>
          </table:table-cell>
          <table:table-cell table:formula="of:=1-[.Q6]" office:value-type="float" office:value="1" calcext:value-type="float">
            <text:p>1</text:p>
          </table:table-cell>
          <table:table-cell table:formula="of:=1-[.R6]" office:value-type="float" office:value="1" calcext:value-type="float">
            <text:p>1</text:p>
          </table:table-cell>
          <table:table-cell table:formula="of:=1-[.S6]" office:value-type="float" office:value="1" calcext:value-type="float">
            <text:p>1</text:p>
          </table:table-cell>
          <table:table-cell table:formula="of:=1-[.T6]" office:value-type="float" office:value="1" calcext:value-type="float">
            <text:p>1</text:p>
          </table:table-cell>
          <table:table-cell table:formula="of:=1-[.U6]" office:value-type="float" office:value="1" calcext:value-type="float">
            <text:p>1</text:p>
          </table:table-cell>
          <table:table-cell table:style-name="ce9" table:formula="of:=AVERAGE([.B20:.U20])" office:value-type="percentage" office:value="0.85" calcext:value-type="percentage">
            <text:p>85%</text:p>
          </table:table-cell>
          <table:table-cell table:formula="of:=SUMPRODUCT([.B20:.U20];[.$B$2:.$U$2])" office:value-type="float" office:value="1032062" calcext:value-type="float">
            <text:p>1032062</text:p>
          </table:table-cell>
          <table:table-cell table:formula="of:=&quot;0x&quot;&amp;DEC2HEX([.W20];5)" office:value-type="string" office:string-value="0xFBF7E" calcext:value-type="string">
            <text:p>0xFBF7E</text:p>
          </table:table-cell>
          <table:table-cell table:formula="of:=[.Y19]&amp;[.X20]&amp;&quot;, &quot;" office:value-type="string" office:string-value="{0x00000, 0x00001, 0x00401, 0x04081, 0x08421, 0x11111, 0x24491, 0x49249, 0x4A529, 0x2AA55, 0x55555, 0x55557, 0x55D57, 0x5D5D7, 0x5DD77, 0x77777, 0x7BDEF, 0xFBF7E, " calcext:value-type="string">
            <text:p>{0x00000, 0x00001, 0x00401, 0x04081, 0x08421, 0x11111, 0x24491, 0x49249, 0x4A529, 0x2AA55, 0x55555, 0x55557, 0x55D57, 0x5D5D7, 0x5DD77, 0x77777, 0x7BDEF, 0xFBF7E, </text:p>
          </table:table-cell>
        </table:table-row>
        <table:table-row table:style-name="ro1">
          <table:table-cell office:value-type="percentage" office:value="0.9" calcext:value-type="percentage">
            <text:p>90%</text:p>
          </table:table-cell>
          <table:table-cell table:formula="of:=1-[.B5]" office:value-type="float" office:value="0" calcext:value-type="float">
            <text:p>0</text:p>
          </table:table-cell>
          <table:table-cell table:formula="of:=1-[.C5]" office:value-type="float" office:value="1" calcext:value-type="float">
            <text:p>1</text:p>
          </table:table-cell>
          <table:table-cell table:formula="of:=1-[.D5]" office:value-type="float" office:value="1" calcext:value-type="float">
            <text:p>1</text:p>
          </table:table-cell>
          <table:table-cell table:formula="of:=1-[.E5]" office:value-type="float" office:value="1" calcext:value-type="float">
            <text:p>1</text:p>
          </table:table-cell>
          <table:table-cell table:formula="of:=1-[.F5]" office:value-type="float" office:value="1" calcext:value-type="float">
            <text:p>1</text:p>
          </table:table-cell>
          <table:table-cell table:formula="of:=1-[.G5]" office:value-type="float" office:value="1" calcext:value-type="float">
            <text:p>1</text:p>
          </table:table-cell>
          <table:table-cell table:formula="of:=1-[.H5]" office:value-type="float" office:value="1" calcext:value-type="float">
            <text:p>1</text:p>
          </table:table-cell>
          <table:table-cell table:formula="of:=1-[.I5]" office:value-type="float" office:value="1" calcext:value-type="float">
            <text:p>1</text:p>
          </table:table-cell>
          <table:table-cell table:formula="of:=1-[.J5]" office:value-type="float" office:value="1" calcext:value-type="float">
            <text:p>1</text:p>
          </table:table-cell>
          <table:table-cell table:formula="of:=1-[.K5]" office:value-type="float" office:value="1" calcext:value-type="float">
            <text:p>1</text:p>
          </table:table-cell>
          <table:table-cell table:formula="of:=1-[.L5]" office:value-type="float" office:value="0" calcext:value-type="float">
            <text:p>0</text:p>
          </table:table-cell>
          <table:table-cell table:formula="of:=1-[.M5]" office:value-type="float" office:value="1" calcext:value-type="float">
            <text:p>1</text:p>
          </table:table-cell>
          <table:table-cell table:formula="of:=1-[.N5]" office:value-type="float" office:value="1" calcext:value-type="float">
            <text:p>1</text:p>
          </table:table-cell>
          <table:table-cell table:formula="of:=1-[.O5]" office:value-type="float" office:value="1" calcext:value-type="float">
            <text:p>1</text:p>
          </table:table-cell>
          <table:table-cell table:formula="of:=1-[.P5]" office:value-type="float" office:value="1" calcext:value-type="float">
            <text:p>1</text:p>
          </table:table-cell>
          <table:table-cell table:formula="of:=1-[.Q5]" office:value-type="float" office:value="1" calcext:value-type="float">
            <text:p>1</text:p>
          </table:table-cell>
          <table:table-cell table:formula="of:=1-[.R5]" office:value-type="float" office:value="1" calcext:value-type="float">
            <text:p>1</text:p>
          </table:table-cell>
          <table:table-cell table:formula="of:=1-[.S5]" office:value-type="float" office:value="1" calcext:value-type="float">
            <text:p>1</text:p>
          </table:table-cell>
          <table:table-cell table:formula="of:=1-[.T5]" office:value-type="float" office:value="1" calcext:value-type="float">
            <text:p>1</text:p>
          </table:table-cell>
          <table:table-cell table:formula="of:=1-[.U5]" office:value-type="float" office:value="1" calcext:value-type="float">
            <text:p>1</text:p>
          </table:table-cell>
          <table:table-cell table:style-name="ce9" table:formula="of:=AVERAGE([.B21:.U21])" office:value-type="percentage" office:value="0.9" calcext:value-type="percentage">
            <text:p>90%</text:p>
          </table:table-cell>
          <table:table-cell table:formula="of:=SUMPRODUCT([.B21:.U21];[.$B$2:.$U$2])" office:value-type="float" office:value="1047550" calcext:value-type="float">
            <text:p>1047550</text:p>
          </table:table-cell>
          <table:table-cell table:formula="of:=&quot;0x&quot;&amp;DEC2HEX([.W21];5)" office:value-type="string" office:string-value="0xFFBFE" calcext:value-type="string">
            <text:p>0xFFBFE</text:p>
          </table:table-cell>
          <table:table-cell table:formula="of:=[.Y20]&amp;[.X21]&amp;&quot;, &quot;" office:value-type="string" office:string-value="{0x00000, 0x00001, 0x00401, 0x04081, 0x08421, 0x11111, 0x24491, 0x49249, 0x4A529, 0x2AA55, 0x55555, 0x55557, 0x55D57, 0x5D5D7, 0x5DD77, 0x77777, 0x7BDEF, 0xFBF7E, 0xFFBFE, " calcext:value-type="string">
            <text:p>{0x00000, 0x00001, 0x00401, 0x04081, 0x08421, 0x11111, 0x24491, 0x49249, 0x4A529, 0x2AA55, 0x55555, 0x55557, 0x55D57, 0x5D5D7, 0x5DD77, 0x77777, 0x7BDEF, 0xFBF7E, 0xFFBFE, </text:p>
          </table:table-cell>
        </table:table-row>
        <table:table-row table:style-name="ro1">
          <table:table-cell office:value-type="percentage" office:value="0.95" calcext:value-type="percentage">
            <text:p>95%</text:p>
          </table:table-cell>
          <table:table-cell table:formula="of:=1-[.B4]" office:value-type="float" office:value="0" calcext:value-type="float">
            <text:p>0</text:p>
          </table:table-cell>
          <table:table-cell table:formula="of:=1-[.C4]" office:value-type="float" office:value="1" calcext:value-type="float">
            <text:p>1</text:p>
          </table:table-cell>
          <table:table-cell table:formula="of:=1-[.D4]" office:value-type="float" office:value="1" calcext:value-type="float">
            <text:p>1</text:p>
          </table:table-cell>
          <table:table-cell table:formula="of:=1-[.E4]" office:value-type="float" office:value="1" calcext:value-type="float">
            <text:p>1</text:p>
          </table:table-cell>
          <table:table-cell table:formula="of:=1-[.F4]" office:value-type="float" office:value="1" calcext:value-type="float">
            <text:p>1</text:p>
          </table:table-cell>
          <table:table-cell table:formula="of:=1-[.G4]" office:value-type="float" office:value="1" calcext:value-type="float">
            <text:p>1</text:p>
          </table:table-cell>
          <table:table-cell table:formula="of:=1-[.H4]" office:value-type="float" office:value="1" calcext:value-type="float">
            <text:p>1</text:p>
          </table:table-cell>
          <table:table-cell table:formula="of:=1-[.I4]" office:value-type="float" office:value="1" calcext:value-type="float">
            <text:p>1</text:p>
          </table:table-cell>
          <table:table-cell table:formula="of:=1-[.J4]" office:value-type="float" office:value="1" calcext:value-type="float">
            <text:p>1</text:p>
          </table:table-cell>
          <table:table-cell table:formula="of:=1-[.K4]" office:value-type="float" office:value="1" calcext:value-type="float">
            <text:p>1</text:p>
          </table:table-cell>
          <table:table-cell table:formula="of:=1-[.L4]" office:value-type="float" office:value="1" calcext:value-type="float">
            <text:p>1</text:p>
          </table:table-cell>
          <table:table-cell table:formula="of:=1-[.M4]" office:value-type="float" office:value="1" calcext:value-type="float">
            <text:p>1</text:p>
          </table:table-cell>
          <table:table-cell table:formula="of:=1-[.N4]" office:value-type="float" office:value="1" calcext:value-type="float">
            <text:p>1</text:p>
          </table:table-cell>
          <table:table-cell table:formula="of:=1-[.O4]" office:value-type="float" office:value="1" calcext:value-type="float">
            <text:p>1</text:p>
          </table:table-cell>
          <table:table-cell table:formula="of:=1-[.P4]" office:value-type="float" office:value="1" calcext:value-type="float">
            <text:p>1</text:p>
          </table:table-cell>
          <table:table-cell table:formula="of:=1-[.Q4]" office:value-type="float" office:value="1" calcext:value-type="float">
            <text:p>1</text:p>
          </table:table-cell>
          <table:table-cell table:formula="of:=1-[.R4]" office:value-type="float" office:value="1" calcext:value-type="float">
            <text:p>1</text:p>
          </table:table-cell>
          <table:table-cell table:formula="of:=1-[.S4]" office:value-type="float" office:value="1" calcext:value-type="float">
            <text:p>1</text:p>
          </table:table-cell>
          <table:table-cell table:formula="of:=1-[.T4]" office:value-type="float" office:value="1" calcext:value-type="float">
            <text:p>1</text:p>
          </table:table-cell>
          <table:table-cell table:formula="of:=1-[.U4]" office:value-type="float" office:value="1" calcext:value-type="float">
            <text:p>1</text:p>
          </table:table-cell>
          <table:table-cell table:style-name="ce9" table:formula="of:=AVERAGE([.B22:.U22])" office:value-type="percentage" office:value="0.95" calcext:value-type="percentage">
            <text:p>95%</text:p>
          </table:table-cell>
          <table:table-cell table:formula="of:=SUMPRODUCT([.B22:.U22];[.$B$2:.$U$2])" office:value-type="float" office:value="1048574" calcext:value-type="float">
            <text:p>1048574</text:p>
          </table:table-cell>
          <table:table-cell table:formula="of:=&quot;0x&quot;&amp;DEC2HEX([.W22];5)" office:value-type="string" office:string-value="0xFFFFE" calcext:value-type="string">
            <text:p>0xFFFFE</text:p>
          </table:table-cell>
          <table:table-cell table:formula="of:=[.Y21]&amp;[.X22]&amp;&quot;, &quot;" office:value-type="string" office:string-value="{0x00000, 0x00001, 0x00401, 0x04081, 0x08421, 0x11111, 0x24491, 0x49249, 0x4A529, 0x2AA55, 0x55555, 0x55557, 0x55D57, 0x5D5D7, 0x5DD77, 0x77777, 0x7BDEF, 0xFBF7E, 0xFFBFE, 0xFFFFE, " calcext:value-type="string">
            <text:p>{0x00000, 0x00001, 0x00401, 0x04081, 0x08421, 0x11111, 0x24491, 0x49249, 0x4A529, 0x2AA55, 0x55555, 0x55557, 0x55D57, 0x5D5D7, 0x5DD77, 0x77777, 0x7BDEF, 0xFBF7E, 0xFFBFE, 0xFFFFE, </text:p>
          </table:table-cell>
        </table:table-row>
        <table:table-row table:style-name="ro1">
          <table:table-cell office:value-type="percentage" office:value="1" calcext:value-type="percentage">
            <text:p>100%</text:p>
          </table:table-cell>
          <table:table-cell table:number-columns-repeated="20" office:value-type="float" office:value="1" calcext:value-type="float">
            <text:p>1</text:p>
          </table:table-cell>
          <table:table-cell table:style-name="ce9" table:formula="of:=AVERAGE([.B23:.U23])" office:value-type="percentage" office:value="1" calcext:value-type="percentage">
            <text:p>100%</text:p>
          </table:table-cell>
          <table:table-cell table:formula="of:=SUMPRODUCT([.B23:.U23];[.$B$2:.$U$2])" office:value-type="float" office:value="1048575" calcext:value-type="float">
            <text:p>1048575</text:p>
          </table:table-cell>
          <table:table-cell table:formula="of:=&quot;0x&quot;&amp;DEC2HEX([.W23];5)" office:value-type="string" office:string-value="0xFFFFF" calcext:value-type="string">
            <text:p>0xFFFFF</text:p>
          </table:table-cell>
          <table:table-cell table:formula="of:=[.Y22]&amp;[.X23]&amp;&quot;, &quot;" office:value-type="string" office:string-value="{0x00000, 0x00001, 0x00401, 0x04081, 0x08421, 0x11111, 0x24491, 0x49249, 0x4A529, 0x2AA55, 0x55555, 0x55557, 0x55D57, 0x5D5D7, 0x5DD77, 0x77777, 0x7BDEF, 0xFBF7E, 0xFFBFE, 0xFFFFE, 0xFFFFF, " calcext:value-type="string">
            <text:p>{0x00000, 0x00001, 0x00401, 0x04081, 0x08421, 0x11111, 0x24491, 0x49249, 0x4A529, 0x2AA55, 0x55555, 0x55557, 0x55D57, 0x5D5D7, 0x5DD77, 0x77777, 0x7BDEF, 0xFBF7E, 0xFFBFE, 0xFFFFE, 0xFFFFF, 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percentage" office:value="0.85" calcext:value-type="percentage">
            <text:p>85%</text:p>
          </table:table-cell>
          <table:table-cell table:formula="of:=LOOKUP([.$A25];[.$A$3:.$A$23];[.B3:.B23])" office:value-type="float" office:value="0" calcext:value-type="float">
            <text:p>0</text:p>
          </table:table-cell>
          <table:table-cell table:formula="of:=LOOKUP([.$A25];[.$A$3:.$A$23];[.C3:.C23])" office:value-type="float" office:value="1" calcext:value-type="float">
            <text:p>1</text:p>
          </table:table-cell>
          <table:table-cell table:formula="of:=LOOKUP([.$A25];[.$A$3:.$A$23];[.D3:.D23])" office:value-type="float" office:value="1" calcext:value-type="float">
            <text:p>1</text:p>
          </table:table-cell>
          <table:table-cell table:formula="of:=LOOKUP([.$A25];[.$A$3:.$A$23];[.E3:.E23])" office:value-type="float" office:value="1" calcext:value-type="float">
            <text:p>1</text:p>
          </table:table-cell>
          <table:table-cell table:formula="of:=LOOKUP([.$A25];[.$A$3:.$A$23];[.F3:.F23])" office:value-type="float" office:value="1" calcext:value-type="float">
            <text:p>1</text:p>
          </table:table-cell>
          <table:table-cell table:formula="of:=LOOKUP([.$A25];[.$A$3:.$A$23];[.G3:.G23])" office:value-type="float" office:value="1" calcext:value-type="float">
            <text:p>1</text:p>
          </table:table-cell>
          <table:table-cell table:formula="of:=LOOKUP([.$A25];[.$A$3:.$A$23];[.H3:.H23])" office:value-type="float" office:value="1" calcext:value-type="float">
            <text:p>1</text:p>
          </table:table-cell>
          <table:table-cell table:formula="of:=LOOKUP([.$A25];[.$A$3:.$A$23];[.I3:.I23])" office:value-type="float" office:value="0" calcext:value-type="float">
            <text:p>0</text:p>
          </table:table-cell>
          <table:table-cell table:formula="of:=LOOKUP([.$A25];[.$A$3:.$A$23];[.J3:.J23])" office:value-type="float" office:value="1" calcext:value-type="float">
            <text:p>1</text:p>
          </table:table-cell>
          <table:table-cell table:formula="of:=LOOKUP([.$A25];[.$A$3:.$A$23];[.K3:.K23])" office:value-type="float" office:value="1" calcext:value-type="float">
            <text:p>1</text:p>
          </table:table-cell>
          <table:table-cell table:formula="of:=LOOKUP([.$A25];[.$A$3:.$A$23];[.L3:.L23])" office:value-type="float" office:value="1" calcext:value-type="float">
            <text:p>1</text:p>
          </table:table-cell>
          <table:table-cell table:formula="of:=LOOKUP([.$A25];[.$A$3:.$A$23];[.M3:.M23])" office:value-type="float" office:value="1" calcext:value-type="float">
            <text:p>1</text:p>
          </table:table-cell>
          <table:table-cell table:formula="of:=LOOKUP([.$A25];[.$A$3:.$A$23];[.N3:.N23])" office:value-type="float" office:value="1" calcext:value-type="float">
            <text:p>1</text:p>
          </table:table-cell>
          <table:table-cell table:formula="of:=LOOKUP([.$A25];[.$A$3:.$A$23];[.O3:.O23])" office:value-type="float" office:value="1" calcext:value-type="float">
            <text:p>1</text:p>
          </table:table-cell>
          <table:table-cell table:formula="of:=LOOKUP([.$A25];[.$A$3:.$A$23];[.P3:.P23])" office:value-type="float" office:value="0" calcext:value-type="float">
            <text:p>0</text:p>
          </table:table-cell>
          <table:table-cell table:formula="of:=LOOKUP([.$A25];[.$A$3:.$A$23];[.Q3:.Q23])" office:value-type="float" office:value="1" calcext:value-type="float">
            <text:p>1</text:p>
          </table:table-cell>
          <table:table-cell table:formula="of:=LOOKUP([.$A25];[.$A$3:.$A$23];[.R3:.R23])" office:value-type="float" office:value="1" calcext:value-type="float">
            <text:p>1</text:p>
          </table:table-cell>
          <table:table-cell table:formula="of:=LOOKUP([.$A25];[.$A$3:.$A$23];[.S3:.S23])" office:value-type="float" office:value="1" calcext:value-type="float">
            <text:p>1</text:p>
          </table:table-cell>
          <table:table-cell table:formula="of:=LOOKUP([.$A25];[.$A$3:.$A$23];[.T3:.T23])" office:value-type="float" office:value="1" calcext:value-type="float">
            <text:p>1</text:p>
          </table:table-cell>
          <table:table-cell table:formula="of:=LOOKUP([.$A25];[.$A$3:.$A$23];[.U3:.U23]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048550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12:00:15.9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30T18:46:53.443000000</meta:creation-date>
    <dc:date>2020-11-22T19:11:00.527000000</dc:date>
    <meta:editing-duration>PT4H4M10S</meta:editing-duration>
    <meta:editing-cycles>5</meta:editing-cycles>
    <meta:generator>LibreOffice/6.4.0.3$Windows_X86_64 LibreOffice_project/b0a288ab3d2d4774cb44b62f04d5d28733ac6df8</meta:generator>
    <meta:document-statistic meta:table-count="4" meta:cell-count="1584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74cm" svg:y="3.715cm" style:legend-expansion="high" chart:style-name="ch2"/>
        <chart:plot-area chart:style-name="ch3" table:cell-range-address="Colors.B2:Colors.E5 Colors.C1:Colors.E1" chart:data-source-has-labels="row" svg:x="0.32cm" svg:y="0.18cm" svg:width="13.734cm" svg:height="8.64cm">
          <chartooo:coordinate-region svg:x="1.153cm" svg:y="0.375cm" svg:width="12.652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lors.C2:Colors.C5" chart:label-cell-address="Colors.C1:Colors.C1" chart:class="chart:scatter">
            <chart:domain table:cell-range-address="Colors.B2:Colors.B5"/>
            <chart:data-point chart:repeated="4"/>
          </chart:series>
          <chart:series chart:style-name="ch7" chart:values-cell-range-address="Colors.D2:Colors.D5" chart:label-cell-address="Colors.D1:Colors.D1" chart:class="chart:scatter">
            <chart:data-point chart:repeated="4"/>
          </chart:series>
          <chart:series chart:style-name="ch8" chart:values-cell-range-address="Colors.E2:Colors.E5" chart:label-cell-address="Colors.E1:Colors.E1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</text:p>
                <draw:g>
                  <svg:desc>Colors.C1:Colors.C1</svg:desc>
                </draw:g>
              </table:table-cell>
              <table:table-cell office:value-type="string">
                <text:p>G</text:p>
                <draw:g>
                  <svg:desc>Colors.D1:Colors.D1</svg:desc>
                </draw:g>
              </table:table-cell>
              <table:table-cell office:value-type="string">
                <text:p>B</text:p>
                <draw:g>
                  <svg:desc>Colors.E1:Color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lors.B2:Colors.B5</svg:desc>
                </draw:g>
              </table:table-cell>
              <table:table-cell office:value-type="float" office:value="255">
                <text:p>255</text:p>
                <draw:g>
                  <svg:desc>Colors.C2:Colors.C5</svg:desc>
                </draw:g>
              </table:table-cell>
              <table:table-cell office:value-type="float" office:value="255">
                <text:p>255</text:p>
                <draw:g>
                  <svg:desc>Colors.D2:Colors.D5</svg:desc>
                </draw:g>
              </table:table-cell>
              <table:table-cell office:value-type="float" office:value="255">
                <text:p>255</text:p>
                <draw:g>
                  <svg:desc>Colors.E2:Colors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160">
                <text:p>1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5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499cm" svg:y="3.96cm" style:legend-expansion="high" chart:style-name="ch2"/>
        <chart:plot-area chart:style-name="ch3" table:cell-range-address="Intensity.A1:Intensity.B12" chart:data-source-has-labels="row" svg:x="0.32cm" svg:y="0.18cm" svg:width="10.859cm" svg:height="8.64cm">
          <chartooo:coordinate-region svg:x="1.153cm" svg:y="0.375cm" svg:width="9.733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tensity.B2:Intensity.B12" chart:label-cell-address="Intensity.B1:Intensity.B1" chart:class="chart:scatter">
            <chart:domain table:cell-range-address="Intensity.A2:Intensity.A12"/>
            <chart:regression-curve chart:style-name="ch7">
              <chart:equation chart:display-equation="true" chart:display-r-square="false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utput</text:p>
                <draw:g>
                  <svg:desc>Intensity.B1:Intensity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ntensity.A2:Intensity.A12</svg:desc>
                </draw:g>
              </table:table-cell>
              <table:table-cell office:value-type="float" office:value="1">
                <text:p>1</text:p>
                <draw:g>
                  <svg:desc>Intensity.B2:Intensity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05cm" style:legend-expansion="high" chart:style-name="ch2"/>
        <chart:plot-area chart:style-name="ch3" table:cell-range-address="Intensity.D2:Intensity.E258" svg:x="0.32cm" svg:y="0.18cm" svg:width="12.481cm" svg:height="8.64cm">
          <chartooo:coordinate-region svg:x="1.347cm" svg:y="0.375cm" svg:width="11.161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tensity.E2:Intensity.E258" chart:class="chart:scatter">
            <chart:domain table:cell-range-address="Intensity.D2:Intensity.D258"/>
            <chart:data-point chart:repeated="25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tensity.D2:Intensity.D258</svg:desc>
                </draw:g>
              </table:table-cell>
              <table:table-cell office:value-type="float" office:value="0.967784200824192">
                <text:p>0.967784200824192</text:p>
                <draw:g>
                  <svg:desc>Intensity.E2:Intensity.E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0332882053131">
                <text:p>1.0332882053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06768451523916">
                <text:p>1.067684515239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10322581659206">
                <text:p>1.10322581659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13995022408149">
                <text:p>1.13995022408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17789712118742">
                <text:p>1.177897121187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21710720239522">
                <text:p>1.21710720239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2576225168366">
                <text:p>1.25762251683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29948651338343">
                <text:p>1.29948651338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34274408724254">
                <text:p>1.342744087242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38744162810161">
                <text:p>1.38744162810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4336270698778">
                <text:p>1.4336270698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48134994212231">
                <text:p>1.48134994212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53066142313622">
                <text:p>1.530661423136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.58161439485442">
                <text:p>1.581614394854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.63426349955648">
                <text:p>1.634263499556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.68866519846542">
                <text:p>1.688665198465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.74487783229702">
                <text:p>1.744877832297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80296168382479">
                <text:p>1.802961683824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.8629790425276">
                <text:p>1.86297904252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.92499427138926">
                <text:p>1.924994271389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.9890738759218">
                <text:p>1.98907387592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.05528657548641">
                <text:p>2.055286575486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.12370337698845">
                <text:p>2.12370337698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.19439765102576">
                <text:p>2.194397651025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.26744521057169">
                <text:p>2.267445210571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.3429243922774">
                <text:p>2.34292439227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.42091614048059">
                <text:p>2.420916140480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.5015040940107">
                <text:p>2.50150409401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.58477467588368">
                <text:p>2.584774675883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.6708171859826">
                <text:p>2.67081718598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.75972389682334">
                <text:p>2.759723896823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.85159015250825">
                <text:p>2.851590152508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.94651447097376">
                <text:p>2.946514470973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.04459864964154">
                <text:p>3.044598649641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.14594787458679">
                <text:p>3.145947874586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.25067083334034">
                <text:p>3.250670833340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.35887983144587">
                <text:p>3.358879831445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.47069091289706">
                <text:p>3.470690912897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.58622398458388">
                <text:p>3.586223984583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.70560294488147">
                <text:p>3.705602944881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.8289558165195">
                <text:p>3.82895581651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.95641488387458">
                <text:p>3.956414883874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.0881168348328">
                <text:p>4.08811683483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.22420290737464">
                <text:p>4.224202907374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.36481904103951">
                <text:p>4.364819041039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.51011603343215">
                <text:p>4.510116033432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.66024970193894">
                <text:p>4.660249701938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.81538105082738">
                <text:p>4.815381050827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.97567644390812">
                <text:p>4.975676443908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.14130778294448">
                <text:p>5.141307782944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.31245269200097">
                <text:p>5.312452692000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.48929470792841">
                <text:p>5.489294707928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.67202347719003">
                <text:p>5.672023477190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.86083495923945">
                <text:p>5.860834959239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6.05593163666879">
                <text:p>6.055931636668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6.2575227323523">
                <text:p>6.25752273235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6.46582443381822">
                <text:p>6.465824433818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6.68106012508961">
                <text:p>6.681060125089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.90346062624274">
                <text:p>6.903460626242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.13326444094">
                <text:p>7.133264440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7.37071801220263">
                <text:p>7.370718012202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7.61607598669778">
                <text:p>7.616075986697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7.86960148782312">
                <text:p>7.869601487823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8.13156639788204">
                <text:p>8.131566397882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8.40225164965182">
                <text:p>8.402251649651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8.68194752765775">
                <text:p>8.681947527657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8.97095397947596">
                <text:p>8.970953979475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9.26958093739911">
                <text:p>9.269580937399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9.57814865080962">
                <text:p>9.578148650809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9.89698802961714">
                <text:p>9.896988029617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0.2264409991283">
                <text:p>10.22644099912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0.5668608667296">
                <text:p>10.56686086672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0.9186127007762">
                <text:p>10.91861270077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1.2820737220938">
                <text:p>11.28207372209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1.6576337085124">
                <text:p>11.65763370851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2.0456954128663">
                <text:p>12.04569541286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2.4466749949088">
                <text:p>12.44667499490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2.8610024676047">
                <text:p>12.86100246760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3.2891221582786">
                <text:p>13.28912215827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3.7314931851142">
                <text:p>13.73149318511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4.1885899495157">
                <text:p>14.18858994951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4.6609026448585">
                <text:p>14.66090264485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5.1489377821759">
                <text:p>15.14893778217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5.6532187333443">
                <text:p>15.65321873334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6.1742862923507">
                <text:p>16.17428629235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6.7126992552433">
                <text:p>16.71269925524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7.2690350193879">
                <text:p>17.26903501938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7.8438902026724">
                <text:p>17.8438902026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8.4378812833233">
                <text:p>18.43788128332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9.0516452610211">
                <text:p>19.05164526102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9.6858403400223">
                <text:p>19.68584034002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0.3411466350218">
                <text:p>20.34114663502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1.0182669005122">
                <text:p>21.01826690051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1.7179272844219">
                <text:p>21.71792728442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2.4408781068407">
                <text:p>22.44087810684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3.1878946646674">
                <text:p>23.18789466466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3.9597780630434">
                <text:p>23.95977806304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4.7573560744622">
                <text:p>24.75735607446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5.5814840264784">
                <text:p>25.58148402647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6.4330457189655">
                <text:p>26.43304571896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7.3129543719089">
                <text:p>27.31295437190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8.2221536047483">
                <text:p>28.22215360474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9.1616184483209">
                <text:p>29.16161844832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30.1323563904909">
                <text:p>30.13235639049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31.135408456585">
                <text:p>31.1354084565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32.1718503257949">
                <text:p>32.17185032579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33.2427934847422">
                <text:p>33.24279348474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34.3493864194432">
                <text:p>34.34938641944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35.4928158469526">
                <text:p>35.49281584695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36.6743079880059">
                <text:p>36.67430798800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37.8951298820264">
                <text:p>37.89512988202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39.1565907459058">
                <text:p>39.15659074590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40.4600433780165">
                <text:p>40.46004337801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41.8068856089607">
                <text:p>41.80688560896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43.198561800613">
                <text:p>43.1985618006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44.6365643950624">
                <text:p>44.63656439506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46.1224355151165">
                <text:p>46.12243551511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47.6577686180838">
                <text:p>47.65776861808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49.2442102046067">
                <text:p>49.24421020460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50.883461584379">
                <text:p>50.8834615843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52.5772807006409">
                <text:p>52.57728070064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54.3274840154082">
                <text:p>54.32748401540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56.1359484574572">
                <text:p>56.13594845745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58.0046134351545">
                <text:p>58.00461343515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59.9354829162908">
                <text:p>59.93548291629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61.9306275771479">
                <text:p>61.93062757714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63.992187023105">
                <text:p>63.9921870231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66.1223720831643">
                <text:p>66.12237208316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68.3234671808577">
                <text:p>68.32346718085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70.5978327840768">
                <text:p>70.59783278407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72.9479079364529">
                <text:p>72.94790793645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75.3762128730025">
                <text:p>75.37621287300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77.8853517228427">
                <text:p>77.88535172284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80.4780153018755">
                <text:p>80.47801530187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83.156983998435">
                <text:p>83.1569839984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85.9251307549929">
                <text:p>85.92513075499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88.7854241491199">
                <text:p>88.78542414911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91.7409315770062">
                <text:p>91.74093157700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94.7948225429564">
                <text:p>94.79482254295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97.950372058385">
                <text:p>97.9503720583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01.210964153959">
                <text:p>101.2109641539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04.580095508652">
                <text:p>104.5800955086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08.061379199608">
                <text:p>108.0613791996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11.658548576821">
                <text:p>111.6585485768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15.375461266809">
                <text:p>115.3754612668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19.216103309551">
                <text:p>119.2161033095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23.184593433147">
                <text:p>123.1845934331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27.28518747076">
                <text:p>127.285187470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31.522282924603">
                <text:p>131.5222829246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35.900423681845">
                <text:p>135.9004236818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40.424304887503">
                <text:p>140.4243048875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45.098777979547">
                <text:p>145.0987779795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49.92885589161">
                <text:p>149.928855891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54.919718428888">
                <text:p>154.9197184288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60.076717822996">
                <text:p>160.0767178229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65.405384471734">
                <text:p>165.4053844717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70.911432869921">
                <text:p>170.9114328699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76.600767737651">
                <text:p>176.6007677376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82.479490352553">
                <text:p>182.4794903525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88.553905092838">
                <text:p>188.5539050928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94.830526198154">
                <text:p>194.8305261981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01.316084755498">
                <text:p>201.3160847554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08.017535917668">
                <text:p>208.0175359176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14.94206636202">
                <text:p>214.942066362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22.0971019975">
                <text:p>222.09710199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229.490315928237">
                <text:p>229.49031592823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37.129636682224">
                <text:p>237.1296366822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245.023256713922">
                <text:p>245.0232567139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253.179641189899">
                <text:p>253.1796411898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261.607537066924">
                <text:p>261.6075370669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270.315982472262">
                <text:p>270.3159824722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279.31431639621">
                <text:p>279.314316396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288.612188707295">
                <text:p>288.6121887072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298.219570500846">
                <text:p>298.2195705008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308.146764792062">
                <text:p>308.1467647920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318.404417565027">
                <text:p>318.4044175650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329.003529189528">
                <text:p>329.0035291895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339.955466217924">
                <text:p>339.9554662179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351.271973574695">
                <text:p>351.2719735746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362.965187151787">
                <text:p>362.9651871517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375.047646823203">
                <text:p>375.0476468232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387.532309892847">
                <text:p>387.5323098928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400.43256499002">
                <text:p>400.432564990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413.762246427458">
                <text:p>413.7622464274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427.535649037344">
                <text:p>427.5356490373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441.767543501167">
                <text:p>441.7675435011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456.473192189897">
                <text:p>456.4731921898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471.668365531439">
                <text:p>471.6683655314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487.369358922943">
                <text:p>487.3693589229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503.593010206083">
                <text:p>503.5930102060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520.356717724064">
                <text:p>520.3567177240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537.678458979712">
                <text:p>537.6784589797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555.576809914658">
                <text:p>555.5768099146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574.070964830294">
                <text:p>574.0709648302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593.180756971853">
                <text:p>593.1807569718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612.92667979771">
                <text:p>612.926679797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633.329908956692">
                <text:p>633.3299089566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654.412324996967">
                <text:p>654.4123249969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676.196536830889">
                <text:p>676.1965368308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698.705905980921">
                <text:p>698.7059059809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721.964571632687">
                <text:p>721.9645716326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745.997476521979">
                <text:p>745.9974765219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770.830393683495">
                <text:p>770.8303936834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796.489954090007">
                <text:p>796.4899540900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823.003675211576">
                <text:p>823.0036752115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850.399990525452">
                <text:p>850.3999905254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878.70828000832">
                <text:p>878.708280008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907.958901643556">
                <text:p>907.9589016435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938.183223977321">
                <text:p>938.1832239773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969.413659758383">
                <text:p>969.4136597583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001.68370069774">
                <text:p>1001.683700697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035.02795338535">
                <text:p>1035.027953385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069.48217640244">
                <text:p>1069.482176402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105.08331866922">
                <text:p>1105.083318669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141.86955906916">
                <text:p>1141.869559069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179.88034739223">
                <text:p>1179.880347392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219.15644664111">
                <text:p>1219.156446641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259.73997674569">
                <text:p>1259.739976745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301.67445973272">
                <text:p>1301.674459732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345.00486639911">
                <text:p>1345.004866399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389.77766453892">
                <text:p>1389.777664538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436.04086877565">
                <text:p>1436.040868775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483.84409205346">
                <text:p>1483.844092053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533.23859884236">
                <text:p>1533.238598842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584.27736011459">
                <text:p>1584.277360114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637.01511015098">
                <text:p>1637.015110150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691.50840523833">
                <text:p>1691.508405238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747.81568432073">
                <text:p>1747.815684320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805.99733166985">
                <text:p>1805.997331669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866.11574164138">
                <text:p>1866.115741641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928.23538558715">
                <text:p>1928.235385587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992.42288099455">
                <text:p>1992.422880994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2058.74706292761">
                <text:p>2058.747062927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2127.27905784608">
                <text:p>2127.279057846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198.09235988191">
                <text:p>2198.092359881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271.26290965481">
                <text:p>2271.262909654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46.86917571143">
                <text:p>2346.869175711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24.99223867549">
                <text:p>2424.992238675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2505.71587819919">
                <text:p>2505.715878199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2589.12666280897">
                <text:p>2589.126662808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2675.31404274217">
                <text:p>2675.314042742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2764.37044587399">
                <text:p>2764.370445873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856.3913768377">
                <text:p>2856.39137683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951.47551944443">
                <text:p>2951.475519444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3049.72484251228">
                <text:p>3049.724842512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3151.24470921829">
                <text:p>3151.244709218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3256.14399009056">
                <text:p>3256.143990090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3364.5351797617">
                <text:p>3364.53517976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3476.53451760875">
                <text:p>3476.534517608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3592.26211240898">
                <text:p>3592.262112408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3711.84207114532">
                <text:p>3711.842071145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3835.40263209939">
                <text:p>3835.4026320993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3963.07630237511">
                <text:p>3963.076302375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4095.00000000005">
                <text:p>4095.000000000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444cm" svg:height="2.786cm" xlink:href=".." xlink:type="simple" chart:class="chart:bar" chart:style-name="ch1">
        <chart:plot-area chart:style-name="ch2" table:cell-range-address="PowerDither.B25:PowerDither.U25" svg:x="0.368cm" svg:y="0.055cm" svg:width="17.708cm" svg:height="2.676cm">
          <chartooo:coordinate-region svg:x="0.368cm" svg:y="0.055cm" svg:width="17.708cm" svg:height="2.67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PowerDither.B25:PowerDither.U25" chart:class="chart:ba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PowerDither.B25:PowerDither.U2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